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6.68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4.992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949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4.692cm"/>
    </style:style>
    <style:style style:name="co14" style:family="table-column">
      <style:table-column-properties fo:break-before="auto" style:column-width="5.318cm"/>
    </style:style>
    <style:style style:name="co15" style:family="table-column">
      <style:table-column-properties fo:break-before="auto" style:column-width="4.038cm"/>
    </style:style>
    <style:style style:name="co16" style:family="table-column">
      <style:table-column-properties fo:break-before="auto" style:column-width="4.092cm"/>
    </style:style>
    <style:style style:name="co17" style:family="table-column">
      <style:table-column-properties fo:break-before="auto" style:column-width="4.475cm"/>
    </style:style>
    <style:style style:name="co18" style:family="table-column">
      <style:table-column-properties fo:break-before="auto" style:column-width="4.528cm"/>
    </style:style>
    <style:style style:name="co19" style:family="table-column">
      <style:table-column-properties fo:break-before="auto" style:column-width="2.378cm"/>
    </style:style>
    <style:style style:name="co20" style:family="table-column">
      <style:table-column-properties fo:break-before="auto" style:column-width="2.676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3.38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.752cm"/>
    </style:style>
    <style:style style:name="co25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ffff00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ackground-color="#ffff00"/>
    </style:style>
    <style:style style:name="ce6" style:family="table-cell" style:parent-style-name="Default" style:data-style-name="N11"/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ce9" style:family="table-cell" style:parent-style-name="Default" style:data-style-name="N125">
      <style:table-cell-properties fo:background-color="#ffff00"/>
    </style:style>
    <style:style style:name="ce10" style:family="table-cell" style:parent-style-name="Default" style:data-style-name="N11">
      <style:table-cell-properties fo:background-color="#ffff00"/>
      <style:map style:condition="cell-content()&lt;0.39" style:apply-style-name="Bad" style:base-cell-address="Sheet2.E2"/>
    </style:style>
    <style:style style:name="ce11" style:family="table-cell" style:parent-style-name="Default" style:data-style-name="N11">
      <style:table-cell-properties fo:background-color="#ffff0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fo:background-color="#ffff00"/>
    </style:style>
    <style:style style:name="ce16" style:family="table-cell" style:parent-style-name="Default" style:data-style-name="N11">
      <style:table-cell-properties fo:background-color="#ffff00"/>
      <style:map style:condition="cell-content()&lt;0.75" style:apply-style-name="Bad" style:base-cell-address="Sheet2.P2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2" table:default-cell-style-name="Default"/>
        <table:table-column table:style-name="co2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ECONSTRUCTION_RUNTIME (in min)</text:p>
          </table:table-cell>
          <table:table-cell office:value-type="string" calcext:value-type="string">
            <text:p>CUBE_RUNTIME (in min)</text:p>
          </table:table-cell>
          <table:table-cell office:value-type="string" calcext:value-type="string">
            <text:p>CUBE_RUNTIME (in MM:SS)</text:p>
          </table:table-cell>
          <table:table-cell office:value-type="string" calcext:value-type="string">
            <text:p>MATRIX_ZNCC</text:p>
          </table:table-cell>
          <table:table-cell office:value-type="string" calcext:value-type="string">
            <text:p>X (in um)</text:p>
          </table:table-cell>
          <table:table-cell office:value-type="string" calcext:value-type="string">
            <text:p>Y (in um)</text:p>
          </table:table-cell>
          <table:table-cell office:value-type="string" calcext:value-type="string">
            <text:p>ROT (in degree)</text:p>
          </table:table-cell>
          <table:table-cell office:value-type="string" calcext:value-type="string">
            <text:p>W (in um)</text:p>
          </table:table-cell>
          <table:table-cell office:value-type="string" calcext:value-type="string">
            <text:p>H (in um)</text:p>
          </table:table-cell>
          <table:table-cell office:value-type="string" calcext:value-type="string">
            <text:p>MATRIX_ITER</text:p>
          </table:table-cell>
          <table:table-cell office:value-type="string" calcext:value-type="string">
            <text:p>MATRIX_FEVAL</text:p>
          </table:table-cell>
          <table:table-cell office:value-type="string" calcext:value-type="string">
            <text:p>MATRIX_IND</text:p>
          </table:table-cell>
          <table:table-cell office:value-type="string" calcext:value-type="string">
            <text:p>FIBRES_RUNTIME (in min)</text:p>
          </table:table-cell>
          <table:table-cell office:value-type="string" calcext:value-type="string">
            <text:p>FIBRES_RUNTIME (in MM:SS)</text:p>
          </table:table-cell>
          <table:table-cell office:value-type="string" calcext:value-type="string">
            <text:p>FIBRE_ZNCC</text:p>
          </table:table-cell>
          <table:table-cell office:value-type="string" calcext:value-type="string">
            <text:p>RADIUS_CORE (in um)</text:p>
          </table:table-cell>
          <table:table-cell office:value-type="string" calcext:value-type="string">
            <text:p>RADIUS_FIBRE (in um)</text:p>
          </table:table-cell>
          <table:table-cell office:value-type="string" calcext:value-type="string">
            <text:p>RADIUS_CORE (in pixels)</text:p>
          </table:table-cell>
          <table:table-cell office:value-type="string" calcext:value-type="string">
            <text:p>RADIUS_FIBRE (in pixels)</text:p>
          </table:table-cell>
          <table:table-cell office:value-type="string" calcext:value-type="string">
            <text:p>FIBRE_ITER</text:p>
          </table:table-cell>
          <table:table-cell office:value-type="string" calcext:value-type="string">
            <text:p>FIBRE_FEVAL</text:p>
          </table:table-cell>
          <table:table-cell office:value-type="string" calcext:value-type="string">
            <text:p>FIBRE_IND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0676875114441" calcext:value-type="float">
            <text:p>0.220676875114441</text:p>
          </table:table-cell>
          <table:table-cell office:value-type="float" office:value="6.79663784901301" calcext:value-type="float">
            <text:p>6.79663784901301</text:p>
          </table:table-cell>
          <table:table-cell office:value-type="float" office:value="0.00471988739514792" calcext:value-type="float">
            <text:p>0.004719887395148</text:p>
          </table:table-cell>
          <table:table-cell office:value-type="float" office:value="0.399706675512465" calcext:value-type="float">
            <text:p>0.399706675512465</text:p>
          </table:table-cell>
          <table:table-cell office:value-type="float" office:value="-63.429925888" calcext:value-type="float">
            <text:p>-63.429925888</text:p>
          </table:table-cell>
          <table:table-cell office:value-type="float" office:value="-23.016214528" calcext:value-type="float">
            <text:p>-23.016214528</text:p>
          </table:table-cell>
          <table:table-cell office:value-type="float" office:value="180.25148429" calcext:value-type="float">
            <text:p>180.25148429</text:p>
          </table:table-cell>
          <table:table-cell office:value-type="float" office:value="1433.415274496" calcext:value-type="float">
            <text:p>1433.415274496</text:p>
          </table:table-cell>
          <table:table-cell office:value-type="float" office:value="921.916227994012" calcext:value-type="float">
            <text:p>921.916227994012</text:p>
          </table:table-cell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office:value-type="float" office:value="8" calcext:value-type="float">
            <text:p>8</text:p>
          </table:table-cell>
          <table:table-cell office:value-type="float" office:value="12.0708533763886" calcext:value-type="float">
            <text:p>12.0708533763886</text:p>
          </table:table-cell>
          <table:table-cell office:value-type="float" office:value="0.00838253706693649" calcext:value-type="float">
            <text:p>0.008382537066936</text:p>
          </table:table-cell>
          <table:table-cell office:value-type="float" office:value="0.799754940712607" calcext:value-type="float">
            <text:p>0.799754940712607</text:p>
          </table:table-cell>
          <table:table-cell office:value-type="float" office:value="7.42024282734442" calcext:value-type="float">
            <text:p>7.42024282734442</text:p>
          </table:table-cell>
          <table:table-cell office:value-type="float" office:value="44.5514921799576" calcext:value-type="float">
            <text:p>44.5514921799576</text:p>
          </table:table-cell>
          <table:table-cell office:value-type="float" office:value="3.90539096176022" calcext:value-type="float">
            <text:p>3.90539096176022</text:p>
          </table:table-cell>
          <table:table-cell office:value-type="float" office:value="23.4481537789251" calcext:value-type="float">
            <text:p>23.4481537789251</text:p>
          </table:table-cell>
          <table:table-cell office:value-type="float" office:value="66" calcext:value-type="float">
            <text:p>66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4.6413103753481" calcext:value-type="float">
            <text:p>4.6413103753481</text:p>
          </table:table-cell>
          <table:table-cell office:value-type="float" office:value="10.1821919617862" calcext:value-type="float">
            <text:p>10.1821919617862</text:p>
          </table:table-cell>
          <table:table-cell office:value-type="float" office:value="-14.8450872542813" calcext:value-type="float">
            <text:p>-14.8450872542813</text:p>
          </table:table-cell>
          <table:table-cell office:value-type="float" office:value="198.242169259667" calcext:value-type="float">
            <text:p>198.242169259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0969575246175" calcext:value-type="float">
            <text:p>0.210969575246175</text:p>
          </table:table-cell>
          <table:table-cell office:value-type="float" office:value="6.94325903654099" calcext:value-type="float">
            <text:p>6.94325903654099</text:p>
          </table:table-cell>
          <table:table-cell office:value-type="float" office:value="0.00482170766426457" calcext:value-type="float">
            <text:p>0.004821707664265</text:p>
          </table:table-cell>
          <table:table-cell office:value-type="float" office:value="0.399677945801945" calcext:value-type="float">
            <text:p>0.399677945801945</text:p>
          </table:table-cell>
          <table:table-cell office:value-type="float" office:value="-63.92696832" calcext:value-type="float">
            <text:p>-63.92696832</text:p>
          </table:table-cell>
          <table:table-cell office:value-type="float" office:value="-23.119817728" calcext:value-type="float">
            <text:p>-23.119817728</text:p>
          </table:table-cell>
          <table:table-cell office:value-type="float" office:value="179.75160211" calcext:value-type="float">
            <text:p>179.75160211</text:p>
          </table:table-cell>
          <table:table-cell office:value-type="float" office:value="1433.555163136" calcext:value-type="float">
            <text:p>1433.555163136</text:p>
          </table:table-cell>
          <table:table-cell office:value-type="float" office:value="921.47949635316" calcext:value-type="float">
            <text:p>921.47949635316</text:p>
          </table:table-cell>
          <table:table-cell office:value-type="float" office:value="98" calcext:value-type="float">
            <text:p>98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float" office:value="16.0035595536232" calcext:value-type="float">
            <text:p>16.0035595536232</text:p>
          </table:table-cell>
          <table:table-cell office:value-type="float" office:value="0.0111135830233494" calcext:value-type="float">
            <text:p>0.011113583023349</text:p>
          </table:table-cell>
          <table:table-cell office:value-type="float" office:value="0.799703793591886" calcext:value-type="float">
            <text:p>0.799703793591886</text:p>
          </table:table-cell>
          <table:table-cell office:value-type="float" office:value="7.42027579436159" calcext:value-type="float">
            <text:p>7.42027579436159</text:p>
          </table:table-cell>
          <table:table-cell office:value-type="float" office:value="44.5193626513041" calcext:value-type="float">
            <text:p>44.5193626513041</text:p>
          </table:table-cell>
          <table:table-cell office:value-type="float" office:value="3.90540831282189" calcext:value-type="float">
            <text:p>3.90540831282189</text:p>
          </table:table-cell>
          <table:table-cell office:value-type="float" office:value="23.4312435006864" calcext:value-type="float">
            <text:p>23.4312435006864</text:p>
          </table:table-cell>
          <table:table-cell office:value-type="float" office:value="93" calcext:value-type="float">
            <text:p>93</text:p>
          </table:table-cell>
          <table:table-cell office:value-type="float" office:value="558" calcext:value-type="float">
            <text:p>558</text:p>
          </table:table-cell>
          <table:table-cell office:value-type="float" office:value="6" calcext:value-type="float">
            <text:p>6</text:p>
          </table:table-cell>
          <table:table-cell office:value-type="float" office:value="4.64126090241678" calcext:value-type="float">
            <text:p>4.64126090241678</text:p>
          </table:table-cell>
          <table:table-cell office:value-type="float" office:value="10.182424773002" calcext:value-type="float">
            <text:p>10.182424773002</text:p>
          </table:table-cell>
          <table:table-cell office:value-type="float" office:value="-14.8670544684957" calcext:value-type="float">
            <text:p>-14.8670544684957</text:p>
          </table:table-cell>
          <table:table-cell office:value-type="float" office:value="198.234186214261" calcext:value-type="float">
            <text:p>198.2341862142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0279420216878" calcext:value-type="float">
            <text:p>0.190279420216878</text:p>
          </table:table-cell>
          <table:table-cell office:value-type="float" office:value="5.01928592920303" calcext:value-type="float">
            <text:p>5.01928592920303</text:p>
          </table:table-cell>
          <table:table-cell office:value-type="float" office:value="0.00348561522861322" calcext:value-type="float">
            <text:p>0.003485615228613</text:p>
          </table:table-cell>
          <table:table-cell office:value-type="float" office:value="0.399958565857879" calcext:value-type="float">
            <text:p>0.399958565857879</text:p>
          </table:table-cell>
          <table:table-cell office:value-type="float" office:value="-63.820310528" calcext:value-type="float">
            <text:p>-63.820310528</text:p>
          </table:table-cell>
          <table:table-cell office:value-type="float" office:value="-22.626685952" calcext:value-type="float">
            <text:p>-22.626685952</text:p>
          </table:table-cell>
          <table:table-cell office:value-type="float" office:value="180.2515825" calcext:value-type="float">
            <text:p>180.2515825</text:p>
          </table:table-cell>
          <table:table-cell office:value-type="float" office:value="1433.7355008" calcext:value-type="float">
            <text:p>1433.7355008</text:p>
          </table:table-cell>
          <table:table-cell office:value-type="float" office:value="922.342650443787" calcext:value-type="float">
            <text:p>922.342650443787</text:p>
          </table:table-cell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office:value-type="float" office:value="16.2207259734472" calcext:value-type="float">
            <text:p>16.2207259734472</text:p>
          </table:table-cell>
          <table:table-cell office:value-type="float" office:value="0.0112643930371161" calcext:value-type="float">
            <text:p>0.011264393037116</text:p>
          </table:table-cell>
          <table:table-cell office:value-type="float" office:value="0.799932793351628" calcext:value-type="float">
            <text:p>0.799932793351628</text:p>
          </table:table-cell>
          <table:table-cell office:value-type="float" office:value="7.4200725148612" calcext:value-type="float">
            <text:p>7.4200725148612</text:p>
          </table:table-cell>
          <table:table-cell office:value-type="float" office:value="44.6006839564445" calcext:value-type="float">
            <text:p>44.6006839564445</text:p>
          </table:table-cell>
          <table:table-cell office:value-type="float" office:value="3.90530132361116" calcext:value-type="float">
            <text:p>3.90530132361116</text:p>
          </table:table-cell>
          <table:table-cell office:value-type="float" office:value="23.4740441876023" calcext:value-type="float">
            <text:p>23.4740441876023</text:p>
          </table:table-cell>
          <table:table-cell office:value-type="float" office:value="97" calcext:value-type="float">
            <text:p>97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office:value-type="float" office:value="4.64224975072827" calcext:value-type="float">
            <text:p>4.64224975072827</text:p>
          </table:table-cell>
          <table:table-cell office:value-type="float" office:value="10.1820981621452" calcext:value-type="float">
            <text:p>10.1820981621452</text:p>
          </table:table-cell>
          <table:table-cell office:value-type="float" office:value="-14.8518885027747" calcext:value-type="float">
            <text:p>-14.8518885027747</text:p>
          </table:table-cell>
          <table:table-cell office:value-type="float" office:value="198.25040811937" calcext:value-type="float">
            <text:p>198.250408119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7307548522949" calcext:value-type="float">
            <text:p>0.187307548522949</text:p>
          </table:table-cell>
          <table:table-cell office:value-type="float" office:value="5.25457191069921" calcext:value-type="float">
            <text:p>5.25457191069921</text:p>
          </table:table-cell>
          <table:table-cell office:value-type="float" office:value="0.0036490082713189" calcext:value-type="float">
            <text:p>0.003649008271319</text:p>
          </table:table-cell>
          <table:table-cell office:value-type="float" office:value="0.399445488463743" calcext:value-type="float">
            <text:p>0.399445488463743</text:p>
          </table:table-cell>
          <table:table-cell office:value-type="float" office:value="-63.56644864" calcext:value-type="float">
            <text:p>-63.56644864</text:p>
          </table:table-cell>
          <table:table-cell office:value-type="float" office:value="-22.99971584" calcext:value-type="float">
            <text:p>-22.99971584</text:p>
          </table:table-cell>
          <table:table-cell office:value-type="float" office:value="180.25158568" calcext:value-type="float">
            <text:p>180.25158568</text:p>
          </table:table-cell>
          <table:table-cell office:value-type="float" office:value="1433.763147776" calcext:value-type="float">
            <text:p>1433.763147776</text:p>
          </table:table-cell>
          <table:table-cell office:value-type="float" office:value="920.83257511757" calcext:value-type="float">
            <text:p>920.83257511757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  <table:table-cell office:value-type="float" office:value="17.7450543959936" calcext:value-type="float">
            <text:p>17.7450543959936</text:p>
          </table:table-cell>
          <table:table-cell office:value-type="float" office:value="0.0123229544416622" calcext:value-type="float">
            <text:p>0.012322954441662</text:p>
          </table:table-cell>
          <table:table-cell office:value-type="float" office:value="0.799547558330306" calcext:value-type="float">
            <text:p>0.799547558330306</text:p>
          </table:table-cell>
          <table:table-cell office:value-type="float" office:value="7.42312317726326" calcext:value-type="float">
            <text:p>7.42312317726326</text:p>
          </table:table-cell>
          <table:table-cell office:value-type="float" office:value="44.4779162173593" calcext:value-type="float">
            <text:p>44.4779162173593</text:p>
          </table:table-cell>
          <table:table-cell office:value-type="float" office:value="3.90690693540172" calcext:value-type="float">
            <text:p>3.90690693540172</text:p>
          </table:table-cell>
          <table:table-cell office:value-type="float" office:value="23.4094295880838" calcext:value-type="float">
            <text:p>23.4094295880838</text:p>
          </table:table-cell>
          <table:table-cell office:value-type="float" office:value="105" calcext:value-type="float">
            <text:p>105</text:p>
          </table:table-cell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office:value-type="float" office:value="4.64102463473845" calcext:value-type="float">
            <text:p>4.64102463473845</text:p>
          </table:table-cell>
          <table:table-cell office:value-type="float" office:value="10.1858104266841" calcext:value-type="float">
            <text:p>10.1858104266841</text:p>
          </table:table-cell>
          <table:table-cell office:value-type="float" office:value="-14.8512006402506" calcext:value-type="float">
            <text:p>-14.8512006402506</text:p>
          </table:table-cell>
          <table:table-cell office:value-type="float" office:value="198.252144905003" calcext:value-type="float">
            <text:p>198.252144905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3474623362223" calcext:value-type="float">
            <text:p>0.213474623362223</text:p>
          </table:table-cell>
          <table:table-cell office:value-type="float" office:value="5.58441715240479" calcext:value-type="float">
            <text:p>5.58441715240479</text:p>
          </table:table-cell>
          <table:table-cell office:value-type="float" office:value="0.00387806746694777" calcext:value-type="float">
            <text:p>0.003878067466948</text:p>
          </table:table-cell>
          <table:table-cell office:value-type="float" office:value="0.399894928754086" calcext:value-type="float">
            <text:p>0.399894928754086</text:p>
          </table:table-cell>
          <table:table-cell office:value-type="float" office:value="-63.776729088" calcext:value-type="float">
            <text:p>-63.776729088</text:p>
          </table:table-cell>
          <table:table-cell office:value-type="float" office:value="-23.614077952" calcext:value-type="float">
            <text:p>-23.614077952</text:p>
          </table:table-cell>
          <table:table-cell office:value-type="float" office:value="180.25139335" calcext:value-type="float">
            <text:p>180.25139335</text:p>
          </table:table-cell>
          <table:table-cell office:value-type="float" office:value="1434.0205312" calcext:value-type="float">
            <text:p>1434.0205312</text:p>
          </table:table-cell>
          <table:table-cell office:value-type="float" office:value="922.050163563125" calcext:value-type="float">
            <text:p>922.050163563125</text:p>
          </table:table-cell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office:value-type="float" office:value="8" calcext:value-type="float">
            <text:p>8</text:p>
          </table:table-cell>
          <table:table-cell office:value-type="float" office:value="14.1868080298106" calcext:value-type="float">
            <text:p>14.1868080298106</text:p>
          </table:table-cell>
          <table:table-cell office:value-type="float" office:value="0.0098519500207018" calcext:value-type="float">
            <text:p>0.009851950020702</text:p>
          </table:table-cell>
          <table:table-cell office:value-type="float" office:value="0.799901687790461" calcext:value-type="float">
            <text:p>0.799901687790461</text:p>
          </table:table-cell>
          <table:table-cell office:value-type="float" office:value="7.42023981903423" calcext:value-type="float">
            <text:p>7.42023981903423</text:p>
          </table:table-cell>
          <table:table-cell office:value-type="float" office:value="44.577903750217" calcext:value-type="float">
            <text:p>44.577903750217</text:p>
          </table:table-cell>
          <table:table-cell office:value-type="float" office:value="3.90538937843907" calcext:value-type="float">
            <text:p>3.90538937843907</text:p>
          </table:table-cell>
          <table:table-cell office:value-type="float" office:value="23.4620546053774" calcext:value-type="float">
            <text:p>23.4620546053774</text:p>
          </table:table-cell>
          <table:table-cell office:value-type="float" office:value="77" calcext:value-type="float">
            <text:p>77</text:p>
          </table:table-cell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  <table:table-cell office:value-type="float" office:value="4.64289140033223" calcext:value-type="float">
            <text:p>4.64289140033223</text:p>
          </table:table-cell>
          <table:table-cell office:value-type="float" office:value="10.181940481803" calcext:value-type="float">
            <text:p>10.181940481803</text:p>
          </table:table-cell>
          <table:table-cell office:value-type="float" office:value="-14.8787192108494" calcext:value-type="float">
            <text:p>-14.8787192108494</text:p>
          </table:table-cell>
          <table:table-cell office:value-type="float" office:value="198.228075396122" calcext:value-type="float">
            <text:p>198.2280753961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0329658985138" calcext:value-type="float">
            <text:p>0.190329658985138</text:p>
          </table:table-cell>
          <table:table-cell office:value-type="float" office:value="5.00855788787206" calcext:value-type="float">
            <text:p>5.00855788787206</text:p>
          </table:table-cell>
          <table:table-cell office:value-type="float" office:value="0.00347816519991115" calcext:value-type="float">
            <text:p>0.003478165199911</text:p>
          </table:table-cell>
          <table:table-cell office:value-type="float" office:value="0.399834518970968" calcext:value-type="float">
            <text:p>0.399834518970968</text:p>
          </table:table-cell>
          <table:table-cell office:value-type="float" office:value="-63.303773184" calcext:value-type="float">
            <text:p>-63.303773184</text:p>
          </table:table-cell>
          <table:table-cell office:value-type="float" office:value="-22.932903936" calcext:value-type="float">
            <text:p>-22.932903936</text:p>
          </table:table-cell>
          <table:table-cell office:value-type="float" office:value="179.75138011" calcext:value-type="float">
            <text:p>179.75138011</text:p>
          </table:table-cell>
          <table:table-cell office:value-type="float" office:value="1433.267856384" calcext:value-type="float">
            <text:p>1433.267856384</text:p>
          </table:table-cell>
          <table:table-cell office:value-type="float" office:value="922.473293359088" calcext:value-type="float">
            <text:p>922.473293359088</text:p>
          </table:table-cell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office:value-type="float" office:value="14.1996469179789" calcext:value-type="float">
            <text:p>14.1996469179789</text:p>
          </table:table-cell>
          <table:table-cell office:value-type="float" office:value="0.00986086591526314" calcext:value-type="float">
            <text:p>0.009860865915263</text:p>
          </table:table-cell>
          <table:table-cell office:value-type="float" office:value="0.799885596757826" calcext:value-type="float">
            <text:p>0.799885596757826</text:p>
          </table:table-cell>
          <table:table-cell office:value-type="float" office:value="7.42028067825587" calcext:value-type="float">
            <text:p>7.42028067825587</text:p>
          </table:table-cell>
          <table:table-cell office:value-type="float" office:value="44.5999200482162" calcext:value-type="float">
            <text:p>44.5999200482162</text:p>
          </table:table-cell>
          <table:table-cell office:value-type="float" office:value="3.90541088329256" calcext:value-type="float">
            <text:p>3.90541088329256</text:p>
          </table:table-cell>
          <table:table-cell office:value-type="float" office:value="23.4736421306401" calcext:value-type="float">
            <text:p>23.4736421306401</text:p>
          </table:table-cell>
          <table:table-cell office:value-type="float" office:value="86" calcext:value-type="float">
            <text:p>86</text:p>
          </table:table-cell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office:value-type="float" office:value="4.64130631341799" calcext:value-type="float">
            <text:p>4.64130631341799</text:p>
          </table:table-cell>
          <table:table-cell office:value-type="float" office:value="10.1820876171486" calcext:value-type="float">
            <text:p>10.1820876171486</text:p>
          </table:table-cell>
          <table:table-cell office:value-type="float" office:value="-14.8369108932373" calcext:value-type="float">
            <text:p>-14.8369108932373</text:p>
          </table:table-cell>
          <table:table-cell office:value-type="float" office:value="198.253050962445" calcext:value-type="float">
            <text:p>198.253050962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2874156634013" calcext:value-type="float">
            <text:p>0.222874156634013</text:p>
          </table:table-cell>
          <table:table-cell office:value-type="float" office:value="7.25878130197525" calcext:value-type="float">
            <text:p>7.25878130197525</text:p>
          </table:table-cell>
          <table:table-cell office:value-type="float" office:value="0.00504082034859392" calcext:value-type="float">
            <text:p>0.005040820348594</text:p>
          </table:table-cell>
          <table:table-cell office:value-type="float" office:value="0.399920603607064" calcext:value-type="float">
            <text:p>0.399920603607064</text:p>
          </table:table-cell>
          <table:table-cell office:value-type="float" office:value="-63.583258624" calcext:value-type="float">
            <text:p>-63.583258624</text:p>
          </table:table-cell>
          <table:table-cell office:value-type="float" office:value="-22.96839168" calcext:value-type="float">
            <text:p>-22.96839168</text:p>
          </table:table-cell>
          <table:table-cell office:value-type="float" office:value="180.25158436" calcext:value-type="float">
            <text:p>180.25158436</text:p>
          </table:table-cell>
          <table:table-cell office:value-type="float" office:value="1434.121780224" calcext:value-type="float">
            <text:p>1434.121780224</text:p>
          </table:table-cell>
          <table:table-cell office:value-type="float" office:value="922.179972492473" calcext:value-type="float">
            <text:p>922.179972492473</text:p>
          </table:table-cell>
          <table:table-cell office:value-type="float" office:value="103" calcext:value-type="float">
            <text:p>103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office:value-type="float" office:value="14.7429891983668" calcext:value-type="float">
            <text:p>14.7429891983668</text:p>
          </table:table-cell>
          <table:table-cell office:value-type="float" office:value="0.0102381869433103" calcext:value-type="float">
            <text:p>0.01023818694331</text:p>
          </table:table-cell>
          <table:table-cell office:value-type="float" office:value="0.799912468107617" calcext:value-type="float">
            <text:p>0.799912468107617</text:p>
          </table:table-cell>
          <table:table-cell office:value-type="float" office:value="7.42026677276565" calcext:value-type="float">
            <text:p>7.42026677276565</text:p>
          </table:table-cell>
          <table:table-cell office:value-type="float" office:value="44.6011602526752" calcext:value-type="float">
            <text:p>44.6011602526752</text:p>
          </table:table-cell>
          <table:table-cell office:value-type="float" office:value="3.9054035646135" calcext:value-type="float">
            <text:p>3.9054035646135</text:p>
          </table:table-cell>
          <table:table-cell office:value-type="float" office:value="23.4742948698291" calcext:value-type="float">
            <text:p>23.4742948698291</text:p>
          </table:table-cell>
          <table:table-cell office:value-type="float" office:value="85" calcext:value-type="float">
            <text:p>85</text:p>
          </table:table-cell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office:value-type="float" office:value="4.64266156890078" calcext:value-type="float">
            <text:p>4.64266156890078</text:p>
          </table:table-cell>
          <table:table-cell office:value-type="float" office:value="10.1821213315842" calcext:value-type="float">
            <text:p>10.1821213315842</text:p>
          </table:table-cell>
          <table:table-cell office:value-type="float" office:value="-14.8225557196687" calcext:value-type="float">
            <text:p>-14.8225557196687</text:p>
          </table:table-cell>
          <table:table-cell office:value-type="float" office:value="198.241488825195" calcext:value-type="float">
            <text:p>198.241488825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7387105623881" calcext:value-type="float">
            <text:p>0.207387105623881</text:p>
          </table:table-cell>
          <table:table-cell office:value-type="float" office:value="9.09792254765829" calcext:value-type="float">
            <text:p>9.09792254765829</text:p>
          </table:table-cell>
          <table:table-cell office:value-type="float" office:value="0.00631800176920714" calcext:value-type="float">
            <text:p>0.006318001769207</text:p>
          </table:table-cell>
          <table:table-cell office:value-type="float" office:value="0.399710046781138" calcext:value-type="float">
            <text:p>0.399710046781138</text:p>
          </table:table-cell>
          <table:table-cell office:value-type="float" office:value="-63.58726656" calcext:value-type="float">
            <text:p>-63.58726656</text:p>
          </table:table-cell>
          <table:table-cell office:value-type="float" office:value="-22.73569792" calcext:value-type="float">
            <text:p>-22.73569792</text:p>
          </table:table-cell>
          <table:table-cell office:value-type="float" office:value="180.25175673" calcext:value-type="float">
            <text:p>180.25175673</text:p>
          </table:table-cell>
          <table:table-cell office:value-type="float" office:value="1434.104328192" calcext:value-type="float">
            <text:p>1434.104328192</text:p>
          </table:table-cell>
          <table:table-cell office:value-type="float" office:value="921.519717757364" calcext:value-type="float">
            <text:p>921.519717757364</text:p>
          </table:table-cell>
          <table:table-cell office:value-type="float" office:value="130" calcext:value-type="float">
            <text:p>130</text:p>
          </table:table-cell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14.6629069209099" calcext:value-type="float">
            <text:p>14.6629069209099</text:p>
          </table:table-cell>
          <table:table-cell office:value-type="float" office:value="0.0101825742506319" calcext:value-type="float">
            <text:p>0.010182574250632</text:p>
          </table:table-cell>
          <table:table-cell office:value-type="float" office:value="0.799739670517159" calcext:value-type="float">
            <text:p>0.799739670517159</text:p>
          </table:table-cell>
          <table:table-cell office:value-type="float" office:value="7.42309589244964" calcext:value-type="float">
            <text:p>7.42309589244964</text:p>
          </table:table-cell>
          <table:table-cell office:value-type="float" office:value="44.5379681269641" calcext:value-type="float">
            <text:p>44.5379681269641</text:p>
          </table:table-cell>
          <table:table-cell office:value-type="float" office:value="3.90689257497349" calcext:value-type="float">
            <text:p>3.90689257497349</text:p>
          </table:table-cell>
          <table:table-cell office:value-type="float" office:value="23.4410358562969" calcext:value-type="float">
            <text:p>23.4410358562969</text:p>
          </table:table-cell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office:value-type="float" office:value="4.6427698041463" calcext:value-type="float">
            <text:p>4.6427698041463</text:p>
          </table:table-cell>
          <table:table-cell office:value-type="float" office:value="10.1856484276437" calcext:value-type="float">
            <text:p>10.1856484276437</text:p>
          </table:table-cell>
          <table:table-cell office:value-type="float" office:value="-14.8303820599524" calcext:value-type="float">
            <text:p>-14.8303820599524</text:p>
          </table:table-cell>
          <table:table-cell office:value-type="float" office:value="198.262773769763" calcext:value-type="float">
            <text:p>198.2627737697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5468770662944" calcext:value-type="float">
            <text:p>0.225468770662944</text:p>
          </table:table-cell>
          <table:table-cell office:value-type="float" office:value="7.68974546194077" calcext:value-type="float">
            <text:p>7.68974546194077</text:p>
          </table:table-cell>
          <table:table-cell office:value-type="float" office:value="0.00534010101523664" calcext:value-type="float">
            <text:p>0.005340101015237</text:p>
          </table:table-cell>
          <table:table-cell office:value-type="float" office:value="0.399497806853588" calcext:value-type="float">
            <text:p>0.399497806853588</text:p>
          </table:table-cell>
          <table:table-cell office:value-type="float" office:value="-63.894807552" calcext:value-type="float">
            <text:p>-63.894807552</text:p>
          </table:table-cell>
          <table:table-cell office:value-type="float" office:value="-22.601957376" calcext:value-type="float">
            <text:p>-22.601957376</text:p>
          </table:table-cell>
          <table:table-cell office:value-type="float" office:value="179.75144968" calcext:value-type="float">
            <text:p>179.75144968</text:p>
          </table:table-cell>
          <table:table-cell office:value-type="float" office:value="1434.69380608" calcext:value-type="float">
            <text:p>1434.69380608</text:p>
          </table:table-cell>
          <table:table-cell office:value-type="float" office:value="920.38530131315" calcext:value-type="float">
            <text:p>920.38530131315</text:p>
          </table:table-cell>
          <table:table-cell office:value-type="float" office:value="106" calcext:value-type="float">
            <text:p>106</text:p>
          </table:table-cell>
          <table:table-cell office:value-type="float" office:value="848" calcext:value-type="float">
            <text:p>848</text:p>
          </table:table-cell>
          <table:table-cell office:value-type="float" office:value="8" calcext:value-type="float">
            <text:p>8</text:p>
          </table:table-cell>
          <table:table-cell office:value-type="float" office:value="12.6522747119268" calcext:value-type="float">
            <text:p>12.6522747119268</text:p>
          </table:table-cell>
          <table:table-cell office:value-type="float" office:value="0.00878630188328248" calcext:value-type="float">
            <text:p>0.008786301883282</text:p>
          </table:table-cell>
          <table:table-cell office:value-type="float" office:value="0.799518519248711" calcext:value-type="float">
            <text:p>0.799518519248711</text:p>
          </table:table-cell>
          <table:table-cell office:value-type="float" office:value="7.42024477936772" calcext:value-type="float">
            <text:p>7.42024477936772</text:p>
          </table:table-cell>
          <table:table-cell office:value-type="float" office:value="44.4539790075957" calcext:value-type="float">
            <text:p>44.4539790075957</text:p>
          </table:table-cell>
          <table:table-cell office:value-type="float" office:value="3.90539198914091" calcext:value-type="float">
            <text:p>3.90539198914091</text:p>
          </table:table-cell>
          <table:table-cell office:value-type="float" office:value="23.3968310566293" calcext:value-type="float">
            <text:p>23.3968310566293</text:p>
          </table:table-cell>
          <table:table-cell office:value-type="float" office:value="75" calcext:value-type="float">
            <text:p>75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4.64245353984036" calcext:value-type="float">
            <text:p>4.64245353984036</text:p>
          </table:table-cell>
          <table:table-cell office:value-type="float" office:value="10.1827661435316" calcext:value-type="float">
            <text:p>10.1827661435316</text:p>
          </table:table-cell>
          <table:table-cell office:value-type="float" office:value="-14.8576688003901" calcext:value-type="float">
            <text:p>-14.8576688003901</text:p>
          </table:table-cell>
          <table:table-cell office:value-type="float" office:value="198.219439555343" calcext:value-type="float">
            <text:p>198.219439555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5927476882935" calcext:value-type="float">
            <text:p>0.195927476882935</text:p>
          </table:table-cell>
          <table:table-cell office:value-type="float" office:value="4.52544239362081" calcext:value-type="float">
            <text:p>4.52544239362081</text:p>
          </table:table-cell>
          <table:table-cell office:value-type="float" office:value="0.00314266832890334" calcext:value-type="float">
            <text:p>0.003142668328903</text:p>
          </table:table-cell>
          <table:table-cell office:value-type="float" office:value="0.399772965388665" calcext:value-type="float">
            <text:p>0.399772965388665</text:p>
          </table:table-cell>
          <table:table-cell office:value-type="float" office:value="-63.484577792" calcext:value-type="float">
            <text:p>-63.484577792</text:p>
          </table:table-cell>
          <table:table-cell office:value-type="float" office:value="-23.299416064" calcext:value-type="float">
            <text:p>-23.299416064</text:p>
          </table:table-cell>
          <table:table-cell office:value-type="float" office:value="180.2517425" calcext:value-type="float">
            <text:p>180.2517425</text:p>
          </table:table-cell>
          <table:table-cell office:value-type="float" office:value="1434.808265728" calcext:value-type="float">
            <text:p>1434.808265728</text:p>
          </table:table-cell>
          <table:table-cell office:value-type="float" office:value="921.472378504374" calcext:value-type="float">
            <text:p>921.472378504374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14.3952947338422" calcext:value-type="float">
            <text:p>14.3952947338422</text:p>
          </table:table-cell>
          <table:table-cell office:value-type="float" office:value="0.00999673245405709" calcext:value-type="float">
            <text:p>0.009996732454057</text:p>
          </table:table-cell>
          <table:table-cell office:value-type="float" office:value="0.799750727158606" calcext:value-type="float">
            <text:p>0.799750727158606</text:p>
          </table:table-cell>
          <table:table-cell office:value-type="float" office:value="7.42009573014002" calcext:value-type="float">
            <text:p>7.42009573014002</text:p>
          </table:table-cell>
          <table:table-cell office:value-type="float" office:value="44.5391742489165" calcext:value-type="float">
            <text:p>44.5391742489165</text:p>
          </table:table-cell>
          <table:table-cell office:value-type="float" office:value="3.90531354217896" calcext:value-type="float">
            <text:p>3.90531354217896</text:p>
          </table:table-cell>
          <table:table-cell office:value-type="float" office:value="23.4416706573244" calcext:value-type="float">
            <text:p>23.4416706573244</text:p>
          </table:table-cell>
          <table:table-cell office:value-type="float" office:value="87" calcext:value-type="float">
            <text:p>87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office:value-type="float" office:value="4.64423859382507" calcext:value-type="float">
            <text:p>4.64423859382507</text:p>
          </table:table-cell>
          <table:table-cell office:value-type="float" office:value="10.1818521622706" calcext:value-type="float">
            <text:p>10.1818521622706</text:p>
          </table:table-cell>
          <table:table-cell office:value-type="float" office:value="-14.8391880007689" calcext:value-type="float">
            <text:p>-14.8391880007689</text:p>
          </table:table-cell>
          <table:table-cell office:value-type="float" office:value="198.216738650921" calcext:value-type="float">
            <text:p>198.2167386509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7603956063588" calcext:value-type="float">
            <text:p>0.177603956063588</text:p>
          </table:table-cell>
          <table:table-cell office:value-type="float" office:value="10.8789278388023" calcext:value-type="float">
            <text:p>10.8789278388023</text:p>
          </table:table-cell>
          <table:table-cell office:value-type="float" office:value="0.00755481099916829" calcext:value-type="float">
            <text:p>0.007554810999168</text:p>
          </table:table-cell>
          <table:table-cell office:value-type="float" office:value="0.399459662941973" calcext:value-type="float">
            <text:p>0.399459662941973</text:p>
          </table:table-cell>
          <table:table-cell office:value-type="float" office:value="-63.767643136" calcext:value-type="float">
            <text:p>-63.767643136</text:p>
          </table:table-cell>
          <table:table-cell office:value-type="float" office:value="-23.247176704" calcext:value-type="float">
            <text:p>-23.247176704</text:p>
          </table:table-cell>
          <table:table-cell office:value-type="float" office:value="180.25152054" calcext:value-type="float">
            <text:p>180.25152054</text:p>
          </table:table-cell>
          <table:table-cell office:value-type="float" office:value="1434.528449536" calcext:value-type="float">
            <text:p>1434.528449536</text:p>
          </table:table-cell>
          <table:table-cell office:value-type="float" office:value="920.417409847405" calcext:value-type="float">
            <text:p>920.417409847405</text:p>
          </table:table-cell>
          <table:table-cell office:value-type="float" office:value="170" calcext:value-type="float">
            <text:p>170</text:p>
          </table:table-cell>
          <table:table-cell office:value-type="float" office:value="1360" calcext:value-type="float">
            <text:p>1360</text:p>
          </table:table-cell>
          <table:table-cell office:value-type="float" office:value="8" calcext:value-type="float">
            <text:p>8</text:p>
          </table:table-cell>
          <table:table-cell office:value-type="float" office:value="14.7851848085721" calcext:value-type="float">
            <text:p>14.7851848085721</text:p>
          </table:table-cell>
          <table:table-cell office:value-type="float" office:value="0.0102674894503973" calcext:value-type="float">
            <text:p>0.010267489450397</text:p>
          </table:table-cell>
          <table:table-cell office:value-type="float" office:value="0.799534678758714" calcext:value-type="float">
            <text:p>0.799534678758714</text:p>
          </table:table-cell>
          <table:table-cell office:value-type="float" office:value="7.42312292944965" calcext:value-type="float">
            <text:p>7.42312292944965</text:p>
          </table:table-cell>
          <table:table-cell office:value-type="float" office:value="44.4573705051369" calcext:value-type="float">
            <text:p>44.4573705051369</text:p>
          </table:table-cell>
          <table:table-cell office:value-type="float" office:value="3.9069068049735" calcext:value-type="float">
            <text:p>3.9069068049735</text:p>
          </table:table-cell>
          <table:table-cell office:value-type="float" office:value="23.3986160553352" calcext:value-type="float">
            <text:p>23.3986160553352</text:p>
          </table:table-cell>
          <table:table-cell office:value-type="float" office:value="94" calcext:value-type="float">
            <text:p>94</text:p>
          </table:table-cell>
          <table:table-cell office:value-type="float" office:value="564" calcext:value-type="float">
            <text:p>564</text:p>
          </table:table-cell>
          <table:table-cell office:value-type="float" office:value="6" calcext:value-type="float">
            <text:p>6</text:p>
          </table:table-cell>
          <table:table-cell office:value-type="float" office:value="4.64247954033725" calcext:value-type="float">
            <text:p>4.64247954033725</text:p>
          </table:table-cell>
          <table:table-cell office:value-type="float" office:value="10.1857963952595" calcext:value-type="float">
            <text:p>10.1857963952595</text:p>
          </table:table-cell>
          <table:table-cell office:value-type="float" office:value="-14.8598012455933" calcext:value-type="float">
            <text:p>-14.8598012455933</text:p>
          </table:table-cell>
          <table:table-cell office:value-type="float" office:value="198.235634114592" calcext:value-type="float">
            <text:p>198.235634114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6024168332418" calcext:value-type="float">
            <text:p>0.216024168332418</text:p>
          </table:table-cell>
          <table:table-cell office:value-type="float" office:value="5.72168925603231" calcext:value-type="float">
            <text:p>5.72168925603231</text:p>
          </table:table-cell>
          <table:table-cell office:value-type="float" office:value="0.0039733953166891" calcext:value-type="float">
            <text:p>0.003973395316689</text:p>
          </table:table-cell>
          <table:table-cell office:value-type="float" office:value="0.399426557980385" calcext:value-type="float">
            <text:p>0.399426557980385</text:p>
          </table:table-cell>
          <table:table-cell office:value-type="float" office:value="-63.347101696" calcext:value-type="float">
            <text:p>-63.347101696</text:p>
          </table:table-cell>
          <table:table-cell office:value-type="float" office:value="-23.023335424" calcext:value-type="float">
            <text:p>-23.023335424</text:p>
          </table:table-cell>
          <table:table-cell office:value-type="float" office:value="180.2516299" calcext:value-type="float">
            <text:p>180.2516299</text:p>
          </table:table-cell>
          <table:table-cell office:value-type="float" office:value="1433.525706752" calcext:value-type="float">
            <text:p>1433.525706752</text:p>
          </table:table-cell>
          <table:table-cell office:value-type="float" office:value="921.003754688409" calcext:value-type="float">
            <text:p>921.003754688409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  <table:table-cell office:value-type="float" office:value="23.7899021108945" calcext:value-type="float">
            <text:p>23.7899021108945</text:p>
          </table:table-cell>
          <table:table-cell office:value-type="float" office:value="0.0165207653547879" calcext:value-type="float">
            <text:p>0.016520765354788</text:p>
          </table:table-cell>
          <table:table-cell office:value-type="float" office:value="0.799539269218379" calcext:value-type="float">
            <text:p>0.799539269218379</text:p>
          </table:table-cell>
          <table:table-cell office:value-type="float" office:value="7.42312935095946" calcext:value-type="float">
            <text:p>7.42312935095946</text:p>
          </table:table-cell>
          <table:table-cell office:value-type="float" office:value="44.4822675233056" calcext:value-type="float">
            <text:p>44.4822675233056</text:p>
          </table:table-cell>
          <table:table-cell office:value-type="float" office:value="3.9069101847155" calcext:value-type="float">
            <text:p>3.9069101847155</text:p>
          </table:table-cell>
          <table:table-cell office:value-type="float" office:value="23.4117197491082" calcext:value-type="float">
            <text:p>23.4117197491082</text:p>
          </table:table-cell>
          <table:table-cell office:value-type="float" office:value="138" calcext:value-type="float">
            <text:p>138</text:p>
          </table:table-cell>
          <table:table-cell office:value-type="float" office:value="828" calcext:value-type="float">
            <text:p>828</text:p>
          </table:table-cell>
          <table:table-cell office:value-type="float" office:value="6" calcext:value-type="float">
            <text:p>6</text:p>
          </table:table-cell>
          <table:table-cell office:value-type="float" office:value="4.64084329182406" calcext:value-type="float">
            <text:p>4.64084329182406</text:p>
          </table:table-cell>
          <table:table-cell office:value-type="float" office:value="10.185716709115" calcext:value-type="float">
            <text:p>10.185716709115</text:p>
          </table:table-cell>
          <table:table-cell office:value-type="float" office:value="-14.8295649636953" calcext:value-type="float">
            <text:p>-14.8295649636953</text:p>
          </table:table-cell>
          <table:table-cell office:value-type="float" office:value="198.255600779543" calcext:value-type="float">
            <text:p>198.255600779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5309865474701" calcext:value-type="float">
            <text:p>0.195309865474701</text:p>
          </table:table-cell>
          <table:table-cell office:value-type="float" office:value="4.96490395069122" calcext:value-type="float">
            <text:p>4.96490395069122</text:p>
          </table:table-cell>
          <table:table-cell office:value-type="float" office:value="0.00344784996575779" calcext:value-type="float">
            <text:p>0.003447849965758</text:p>
          </table:table-cell>
          <table:table-cell office:value-type="float" office:value="0.399565756267352" calcext:value-type="float">
            <text:p>0.399565756267352</text:p>
          </table:table-cell>
          <table:table-cell office:value-type="float" office:value="-64.016971776" calcext:value-type="float">
            <text:p>-64.016971776</text:p>
          </table:table-cell>
          <table:table-cell office:value-type="float" office:value="-23.088221184" calcext:value-type="float">
            <text:p>-23.088221184</text:p>
          </table:table-cell>
          <table:table-cell office:value-type="float" office:value="179.75141795" calcext:value-type="float">
            <text:p>179.75141795</text:p>
          </table:table-cell>
          <table:table-cell office:value-type="float" office:value="1434.092888064" calcext:value-type="float">
            <text:p>1434.092888064</text:p>
          </table:table-cell>
          <table:table-cell office:value-type="float" office:value="920.801300339396" calcext:value-type="float">
            <text:p>920.801300339396</text:p>
          </table:table-cell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office:value-type="float" office:value="17.0063798507055" calcext:value-type="float">
            <text:p>17.0063798507055</text:p>
          </table:table-cell>
          <table:table-cell office:value-type="float" office:value="0.0118099860074344" calcext:value-type="float">
            <text:p>0.011809986007434</text:p>
          </table:table-cell>
          <table:table-cell office:value-type="float" office:value="0.799625019818182" calcext:value-type="float">
            <text:p>0.799625019818182</text:p>
          </table:table-cell>
          <table:table-cell office:value-type="float" office:value="7.42246607981589" calcext:value-type="float">
            <text:p>7.42246607981589</text:p>
          </table:table-cell>
          <table:table-cell office:value-type="float" office:value="44.4835377239292" calcext:value-type="float">
            <text:p>44.4835377239292</text:p>
          </table:table-cell>
          <table:table-cell office:value-type="float" office:value="3.90656109463994" calcext:value-type="float">
            <text:p>3.90656109463994</text:p>
          </table:table-cell>
          <table:table-cell office:value-type="float" office:value="23.4123882757522" calcext:value-type="float">
            <text:p>23.4123882757522</text:p>
          </table:table-cell>
          <table:table-cell office:value-type="float" office:value="102" calcext:value-type="float">
            <text:p>102</text:p>
          </table:table-cell>
          <table:table-cell office:value-type="float" office:value="612" calcext:value-type="float">
            <text:p>612</text:p>
          </table:table-cell>
          <table:table-cell office:value-type="float" office:value="6" calcext:value-type="float">
            <text:p>6</text:p>
          </table:table-cell>
          <table:table-cell office:value-type="float" office:value="4.64170306708372" calcext:value-type="float">
            <text:p>4.64170306708372</text:p>
          </table:table-cell>
          <table:table-cell office:value-type="float" office:value="10.1851628338838" calcext:value-type="float">
            <text:p>10.1851628338838</text:p>
          </table:table-cell>
          <table:table-cell office:value-type="float" office:value="-14.8533425139375" calcext:value-type="float">
            <text:p>-14.8533425139375</text:p>
          </table:table-cell>
          <table:table-cell office:value-type="float" office:value="198.237473246717" calcext:value-type="float">
            <text:p>198.2374732467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1096549828847" calcext:value-type="float">
            <text:p>0.231096549828847</text:p>
          </table:table-cell>
          <table:table-cell office:value-type="float" office:value="7.16698111693064" calcext:value-type="float">
            <text:p>7.16698111693064</text:p>
          </table:table-cell>
          <table:table-cell office:value-type="float" office:value="0.00497707022009073" calcext:value-type="float">
            <text:p>0.004977070220091</text:p>
          </table:table-cell>
          <table:table-cell office:value-type="float" office:value="0.399741498526023" calcext:value-type="float">
            <text:p>0.399741498526023</text:p>
          </table:table-cell>
          <table:table-cell office:value-type="float" office:value="-63.452183552" calcext:value-type="float">
            <text:p>-63.452183552</text:p>
          </table:table-cell>
          <table:table-cell office:value-type="float" office:value="-23.540436992" calcext:value-type="float">
            <text:p>-23.540436992</text:p>
          </table:table-cell>
          <table:table-cell office:value-type="float" office:value="179.7517808" calcext:value-type="float">
            <text:p>179.7517808</text:p>
          </table:table-cell>
          <table:table-cell office:value-type="float" office:value="1433.81128192" calcext:value-type="float">
            <text:p>1433.81128192</text:p>
          </table:table-cell>
          <table:table-cell office:value-type="float" office:value="921.886341503201" calcext:value-type="float">
            <text:p>921.886341503201</text:p>
          </table:table-cell>
          <table:table-cell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  <table:table-cell office:value-type="float" office:value="8" calcext:value-type="float">
            <text:p>8</text:p>
          </table:table-cell>
          <table:table-cell office:value-type="float" office:value="15.421023829778" calcext:value-type="float">
            <text:p>15.421023829778</text:p>
          </table:table-cell>
          <table:table-cell office:value-type="float" office:value="0.0107090443262347" calcext:value-type="float">
            <text:p>0.010709044326235</text:p>
          </table:table-cell>
          <table:table-cell office:value-type="float" office:value="0.799760006538987" calcext:value-type="float">
            <text:p>0.799760006538987</text:p>
          </table:table-cell>
          <table:table-cell office:value-type="float" office:value="7.42024486805273" calcext:value-type="float">
            <text:p>7.42024486805273</text:p>
          </table:table-cell>
          <table:table-cell office:value-type="float" office:value="44.5509022448856" calcext:value-type="float">
            <text:p>44.5509022448856</text:p>
          </table:table-cell>
          <table:table-cell office:value-type="float" office:value="3.90539203581723" calcext:value-type="float">
            <text:p>3.90539203581723</text:p>
          </table:table-cell>
          <table:table-cell office:value-type="float" office:value="23.4478432867819" calcext:value-type="float">
            <text:p>23.4478432867819</text:p>
          </table:table-cell>
          <table:table-cell office:value-type="float" office:value="78" calcext:value-type="float">
            <text:p>78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office:value-type="float" office:value="4.64255337106161" calcext:value-type="float">
            <text:p>4.64255337106161</text:p>
          </table:table-cell>
          <table:table-cell office:value-type="float" office:value="10.1818929409477" calcext:value-type="float">
            <text:p>10.1818929409477</text:p>
          </table:table-cell>
          <table:table-cell office:value-type="float" office:value="-14.8301119625706" calcext:value-type="float">
            <text:p>-14.8301119625706</text:p>
          </table:table-cell>
          <table:table-cell office:value-type="float" office:value="198.228574009216" calcext:value-type="float">
            <text:p>198.228574009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7366809050242" calcext:value-type="float">
            <text:p>0.177366809050242</text:p>
          </table:table-cell>
          <table:table-cell office:value-type="float" office:value="5.62750274737676" calcext:value-type="float">
            <text:p>5.62750274737676</text:p>
          </table:table-cell>
          <table:table-cell office:value-type="float" office:value="0.00390798801901164" calcext:value-type="float">
            <text:p>0.003907988019012</text:p>
          </table:table-cell>
          <table:table-cell office:value-type="float" office:value="0.399430276835954" calcext:value-type="float">
            <text:p>0.399430276835954</text:p>
          </table:table-cell>
          <table:table-cell office:value-type="float" office:value="-63.574756352" calcext:value-type="float">
            <text:p>-63.574756352</text:p>
          </table:table-cell>
          <table:table-cell office:value-type="float" office:value="-23.166220288" calcext:value-type="float">
            <text:p>-23.166220288</text:p>
          </table:table-cell>
          <table:table-cell office:value-type="float" office:value="180.25167833" calcext:value-type="float">
            <text:p>180.25167833</text:p>
          </table:table-cell>
          <table:table-cell office:value-type="float" office:value="1434.217659392" calcext:value-type="float">
            <text:p>1434.217659392</text:p>
          </table:table-cell>
          <table:table-cell office:value-type="float" office:value="920.566573960758" calcext:value-type="float">
            <text:p>920.566573960758</text:p>
          </table:table-cell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15.8522450049718" calcext:value-type="float">
            <text:p>15.8522450049718</text:p>
          </table:table-cell>
          <table:table-cell office:value-type="float" office:value="0.0110085034756749" calcext:value-type="float">
            <text:p>0.011008503475675</text:p>
          </table:table-cell>
          <table:table-cell office:value-type="float" office:value="0.799501362809758" calcext:value-type="float">
            <text:p>0.799501362809758</text:p>
          </table:table-cell>
          <table:table-cell office:value-type="float" office:value="7.42248476730437" calcext:value-type="float">
            <text:p>7.42248476730437</text:p>
          </table:table-cell>
          <table:table-cell office:value-type="float" office:value="44.4557159478181" calcext:value-type="float">
            <text:p>44.4557159478181</text:p>
          </table:table-cell>
          <table:table-cell office:value-type="float" office:value="3.9065709301602" calcext:value-type="float">
            <text:p>3.9065709301602</text:p>
          </table:table-cell>
          <table:table-cell office:value-type="float" office:value="23.3977452356938" calcext:value-type="float">
            <text:p>23.3977452356938</text:p>
          </table:table-cell>
          <table:table-cell office:value-type="float" office:value="101" calcext:value-type="float">
            <text:p>101</text:p>
          </table:table-cell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office:value-type="float" office:value="4.64211863807441" calcext:value-type="float">
            <text:p>4.64211863807441</text:p>
          </table:table-cell>
          <table:table-cell office:value-type="float" office:value="10.1850130148464" calcext:value-type="float">
            <text:p>10.1850130148464</text:p>
          </table:table-cell>
          <table:table-cell office:value-type="float" office:value="-14.8464024345357" calcext:value-type="float">
            <text:p>-14.8464024345357</text:p>
          </table:table-cell>
          <table:table-cell office:value-type="float" office:value="198.234109923211" calcext:value-type="float">
            <text:p>198.2341099232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6296617984772" calcext:value-type="float">
            <text:p>0.186296617984772</text:p>
          </table:table-cell>
          <table:table-cell office:value-type="float" office:value="3.69042923847834" calcext:value-type="float">
            <text:p>3.69042923847834</text:p>
          </table:table-cell>
          <table:table-cell office:value-type="float" office:value="0.00256279808227663" calcext:value-type="float">
            <text:p>0.002562798082277</text:p>
          </table:table-cell>
          <table:table-cell office:value-type="float" office:value="0.399517987343125" calcext:value-type="float">
            <text:p>0.399517987343125</text:p>
          </table:table-cell>
          <table:table-cell office:value-type="float" office:value="-63.27704064" calcext:value-type="float">
            <text:p>-63.27704064</text:p>
          </table:table-cell>
          <table:table-cell office:value-type="float" office:value="-23.0305536" calcext:value-type="float">
            <text:p>-23.0305536</text:p>
          </table:table-cell>
          <table:table-cell office:value-type="float" office:value="180.25146761" calcext:value-type="float">
            <text:p>180.25146761</text:p>
          </table:table-cell>
          <table:table-cell office:value-type="float" office:value="1433.29316864" calcext:value-type="float">
            <text:p>1433.29316864</text:p>
          </table:table-cell>
          <table:table-cell office:value-type="float" office:value="921.456424002614" calcext:value-type="float">
            <text:p>921.456424002614</text:p>
          </table:table-cell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 office:value-type="float" office:value="11.627099943161" calcext:value-type="float">
            <text:p>11.627099943161</text:p>
          </table:table-cell>
          <table:table-cell office:value-type="float" office:value="0.00807437496052848" calcext:value-type="float">
            <text:p>0.008074374960528</text:p>
          </table:table-cell>
          <table:table-cell office:value-type="float" office:value="0.799639459477339" calcext:value-type="float">
            <text:p>0.799639459477339</text:p>
          </table:table-cell>
          <table:table-cell office:value-type="float" office:value="7.42309797052813" calcext:value-type="float">
            <text:p>7.42309797052813</text:p>
          </table:table-cell>
          <table:table-cell office:value-type="float" office:value="44.5168805344051" calcext:value-type="float">
            <text:p>44.5168805344051</text:p>
          </table:table-cell>
          <table:table-cell office:value-type="float" office:value="3.90689366869901" calcext:value-type="float">
            <text:p>3.90689366869901</text:p>
          </table:table-cell>
          <table:table-cell office:value-type="float" office:value="23.4299371233711" calcext:value-type="float">
            <text:p>23.4299371233711</text:p>
          </table:table-cell>
          <table:table-cell office:value-type="float" office:value="76" calcext:value-type="float">
            <text:p>76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4.64070026701357" calcext:value-type="float">
            <text:p>4.64070026701357</text:p>
          </table:table-cell>
          <table:table-cell office:value-type="float" office:value="10.1855572044153" calcext:value-type="float">
            <text:p>10.1855572044153</text:p>
          </table:table-cell>
          <table:table-cell office:value-type="float" office:value="-14.8321590234166" calcext:value-type="float">
            <text:p>-14.8321590234166</text:p>
          </table:table-cell>
          <table:table-cell office:value-type="float" office:value="198.266614198602" calcext:value-type="float">
            <text:p>198.2666141986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044547478358" calcext:value-type="float">
            <text:p>0.19044547478358</text:p>
          </table:table-cell>
          <table:table-cell office:value-type="float" office:value="6.63310194015503" calcext:value-type="float">
            <text:p>6.63310194015503</text:p>
          </table:table-cell>
          <table:table-cell office:value-type="float" office:value="0.00460632079177433" calcext:value-type="float">
            <text:p>0.004606320791774</text:p>
          </table:table-cell>
          <table:table-cell office:value-type="float" office:value="0.399620282491891" calcext:value-type="float">
            <text:p>0.399620282491891</text:p>
          </table:table-cell>
          <table:table-cell office:value-type="float" office:value="-63.944439808" calcext:value-type="float">
            <text:p>-63.944439808</text:p>
          </table:table-cell>
          <table:table-cell office:value-type="float" office:value="-22.887123968" calcext:value-type="float">
            <text:p>-22.887123968</text:p>
          </table:table-cell>
          <table:table-cell office:value-type="float" office:value="180.25151782" calcext:value-type="float">
            <text:p>180.25151782</text:p>
          </table:table-cell>
          <table:table-cell office:value-type="float" office:value="1433.92772608" calcext:value-type="float">
            <text:p>1433.92772608</text:p>
          </table:table-cell>
          <table:table-cell office:value-type="float" office:value="921.095763608101" calcext:value-type="float">
            <text:p>921.095763608101</text:p>
          </table:table-cell>
          <table:table-cell office:value-type="float" office:value="97" calcext:value-type="float">
            <text:p>97</text:p>
          </table:table-cell>
          <table:table-cell office:value-type="float" office:value="776" calcext:value-type="float">
            <text:p>776</text:p>
          </table:table-cell>
          <table:table-cell office:value-type="float" office:value="8" calcext:value-type="float">
            <text:p>8</text:p>
          </table:table-cell>
          <table:table-cell office:value-type="float" office:value="14.1525164723396" calcext:value-type="float">
            <text:p>14.1525164723396</text:p>
          </table:table-cell>
          <table:table-cell office:value-type="float" office:value="0.00982813643912474" calcext:value-type="float">
            <text:p>0.009828136439125</text:p>
          </table:table-cell>
          <table:table-cell office:value-type="float" office:value="0.799630542427141" calcext:value-type="float">
            <text:p>0.799630542427141</text:p>
          </table:table-cell>
          <table:table-cell office:value-type="float" office:value="7.42003567459006" calcext:value-type="float">
            <text:p>7.42003567459006</text:p>
          </table:table-cell>
          <table:table-cell office:value-type="float" office:value="44.4852518326416" calcext:value-type="float">
            <text:p>44.4852518326416</text:p>
          </table:table-cell>
          <table:table-cell office:value-type="float" office:value="3.90528193399477" calcext:value-type="float">
            <text:p>3.90528193399477</text:p>
          </table:table-cell>
          <table:table-cell office:value-type="float" office:value="23.4132904382324" calcext:value-type="float">
            <text:p>23.4132904382324</text:p>
          </table:table-cell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office:value-type="float" office:value="4.64208384306007" calcext:value-type="float">
            <text:p>4.64208384306007</text:p>
          </table:table-cell>
          <table:table-cell office:value-type="float" office:value="10.1823099657009" calcext:value-type="float">
            <text:p>10.1823099657009</text:p>
          </table:table-cell>
          <table:table-cell office:value-type="float" office:value="-14.8834123862097" calcext:value-type="float">
            <text:p>-14.8834123862097</text:p>
          </table:table-cell>
          <table:table-cell office:value-type="float" office:value="198.216799442437" calcext:value-type="float">
            <text:p>198.2167994424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0904777844747" calcext:value-type="float">
            <text:p>0.180904777844747</text:p>
          </table:table-cell>
          <table:table-cell office:value-type="float" office:value="8.72117990255356" calcext:value-type="float">
            <text:p>8.72117990255356</text:p>
          </table:table-cell>
          <table:table-cell office:value-type="float" office:value="0.00605637493232886" calcext:value-type="float">
            <text:p>0.006056374932329</text:p>
          </table:table-cell>
          <table:table-cell office:value-type="float" office:value="0.399839019446853" calcext:value-type="float">
            <text:p>0.399839019446853</text:p>
          </table:table-cell>
          <table:table-cell office:value-type="float" office:value="-63.559600128" calcext:value-type="float">
            <text:p>-63.559600128</text:p>
          </table:table-cell>
          <table:table-cell office:value-type="float" office:value="-23.395295232" calcext:value-type="float">
            <text:p>-23.395295232</text:p>
          </table:table-cell>
          <table:table-cell office:value-type="float" office:value="180.25141926" calcext:value-type="float">
            <text:p>180.25141926</text:p>
          </table:table-cell>
          <table:table-cell office:value-type="float" office:value="1434.055007232" calcext:value-type="float">
            <text:p>1434.055007232</text:p>
          </table:table-cell>
          <table:table-cell office:value-type="float" office:value="921.986732306368" calcext:value-type="float">
            <text:p>921.986732306368</text:p>
          </table:table-cell>
          <table:table-cell office:value-type="float" office:value="124" calcext:value-type="float">
            <text:p>124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office:value-type="float" office:value="14.7609386881193" calcext:value-type="float">
            <text:p>14.7609386881193</text:p>
          </table:table-cell>
          <table:table-cell office:value-type="float" office:value="0.0102506518667495" calcext:value-type="float">
            <text:p>0.01025065186675</text:p>
          </table:table-cell>
          <table:table-cell office:value-type="float" office:value="0.799870887088256" calcext:value-type="float">
            <text:p>0.799870887088256</text:p>
          </table:table-cell>
          <table:table-cell office:value-type="float" office:value="7.42028056267391" calcext:value-type="float">
            <text:p>7.42028056267391</text:p>
          </table:table-cell>
          <table:table-cell office:value-type="float" office:value="44.5853149077081" calcext:value-type="float">
            <text:p>44.5853149077081</text:p>
          </table:table-cell>
          <table:table-cell office:value-type="float" office:value="3.90541082245995" calcext:value-type="float">
            <text:p>3.90541082245995</text:p>
          </table:table-cell>
          <table:table-cell office:value-type="float" office:value="23.4659552145832" calcext:value-type="float">
            <text:p>23.4659552145832</text:p>
          </table:table-cell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office:value-type="float" office:value="4.642249858783" calcext:value-type="float">
            <text:p>4.642249858783</text:p>
          </table:table-cell>
          <table:table-cell office:value-type="float" office:value="10.1820464075826" calcext:value-type="float">
            <text:p>10.1820464075826</text:p>
          </table:table-cell>
          <table:table-cell office:value-type="float" office:value="-14.8623678019159" calcext:value-type="float">
            <text:p>-14.8623678019159</text:p>
          </table:table-cell>
          <table:table-cell office:value-type="float" office:value="198.232349030646" calcext:value-type="float">
            <text:p>198.2323490306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1846830844879" calcext:value-type="float">
            <text:p>0.221846830844879</text:p>
          </table:table-cell>
          <table:table-cell office:value-type="float" office:value="9.42456867694855" calcext:value-type="float">
            <text:p>9.42456867694855</text:p>
          </table:table-cell>
          <table:table-cell office:value-type="float" office:value="0.00654483935899205" calcext:value-type="float">
            <text:p>0.006544839358992</text:p>
          </table:table-cell>
          <table:table-cell office:value-type="float" office:value="0.399637355426106" calcext:value-type="float">
            <text:p>0.399637355426106</text:p>
          </table:table-cell>
          <table:table-cell office:value-type="float" office:value="-63.841439744" calcext:value-type="float">
            <text:p>-63.841439744</text:p>
          </table:table-cell>
          <table:table-cell office:value-type="float" office:value="-22.94864384" calcext:value-type="float">
            <text:p>-22.94864384</text:p>
          </table:table-cell>
          <table:table-cell office:value-type="float" office:value="179.75140611" calcext:value-type="float">
            <text:p>179.75140611</text:p>
          </table:table-cell>
          <table:table-cell office:value-type="float" office:value="1432.946598912" calcext:value-type="float">
            <text:p>1432.946598912</text:p>
          </table:table-cell>
          <table:table-cell office:value-type="float" office:value="921.64823929782" calcext:value-type="float">
            <text:p>921.64823929782</text:p>
          </table:table-cell>
          <table:table-cell office:value-type="float" office:value="133" calcext:value-type="float">
            <text:p>133</text:p>
          </table:table-cell>
          <table:table-cell office:value-type="float" office:value="1064" calcext:value-type="float">
            <text:p>1064</text:p>
          </table:table-cell>
          <table:table-cell office:value-type="float" office:value="8" calcext:value-type="float">
            <text:p>8</text:p>
          </table:table-cell>
          <table:table-cell office:value-type="float" office:value="17.779756851991" calcext:value-type="float">
            <text:p>17.779756851991</text:p>
          </table:table-cell>
          <table:table-cell office:value-type="float" office:value="0.0123470533694382" calcext:value-type="float">
            <text:p>0.012347053369438</text:p>
          </table:table-cell>
          <table:table-cell office:value-type="float" office:value="0.799713576715336" calcext:value-type="float">
            <text:p>0.799713576715336</text:p>
          </table:table-cell>
          <table:table-cell office:value-type="float" office:value="7.42265916117723" calcext:value-type="float">
            <text:p>7.42265916117723</text:p>
          </table:table-cell>
          <table:table-cell office:value-type="float" office:value="44.5165981569246" calcext:value-type="float">
            <text:p>44.5165981569246</text:p>
          </table:table-cell>
          <table:table-cell office:value-type="float" office:value="3.90666271640907" calcext:value-type="float">
            <text:p>3.90666271640907</text:p>
          </table:table-cell>
          <table:table-cell office:value-type="float" office:value="23.4297885036445" calcext:value-type="float">
            <text:p>23.4297885036445</text:p>
          </table:table-cell>
          <table:table-cell office:value-type="float" office:value="101" calcext:value-type="float">
            <text:p>101</text:p>
          </table:table-cell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office:value-type="float" office:value="4.64063723868725" calcext:value-type="float">
            <text:p>4.64063723868725</text:p>
          </table:table-cell>
          <table:table-cell office:value-type="float" office:value="10.1852302277529" calcext:value-type="float">
            <text:p>10.1852302277529</text:p>
          </table:table-cell>
          <table:table-cell office:value-type="float" office:value="-14.8561884079865" calcext:value-type="float">
            <text:p>-14.8561884079865</text:p>
          </table:table-cell>
          <table:table-cell office:value-type="float" office:value="198.264726365375" calcext:value-type="float">
            <text:p>198.264726365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77975006898244" calcext:value-type="float">
            <text:p>0.177975006898244</text:p>
          </table:table-cell>
          <table:table-cell office:value-type="float" office:value="4.82616132895152" calcext:value-type="float">
            <text:p>4.82616132895152</text:p>
          </table:table-cell>
          <table:table-cell office:value-type="float" office:value="0.003351500922883" calcext:value-type="float">
            <text:p>0.003351500922883</text:p>
          </table:table-cell>
          <table:table-cell office:value-type="float" office:value="0.399719042140382" calcext:value-type="float">
            <text:p>0.399719042140382</text:p>
          </table:table-cell>
          <table:table-cell office:value-type="float" office:value="-63.8268672" calcext:value-type="float">
            <text:p>-63.8268672</text:p>
          </table:table-cell>
          <table:table-cell office:value-type="float" office:value="-22.867201024" calcext:value-type="float">
            <text:p>-22.867201024</text:p>
          </table:table-cell>
          <table:table-cell office:value-type="float" office:value="180.25137969" calcext:value-type="float">
            <text:p>180.25137969</text:p>
          </table:table-cell>
          <table:table-cell office:value-type="float" office:value="1434.893288448" calcext:value-type="float">
            <text:p>1434.893288448</text:p>
          </table:table-cell>
          <table:table-cell office:value-type="float" office:value="921.049794265161" calcext:value-type="float">
            <text:p>921.049794265161</text:p>
          </table:table-cell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office:value-type="float" office:value="8" calcext:value-type="float">
            <text:p>8</text:p>
          </table:table-cell>
          <table:table-cell office:value-type="float" office:value="12.5368852456411" calcext:value-type="float">
            <text:p>12.5368852456411</text:p>
          </table:table-cell>
          <table:table-cell office:value-type="float" office:value="0.00870617030947297" calcext:value-type="float">
            <text:p>0.008706170309473</text:p>
          </table:table-cell>
          <table:table-cell office:value-type="float" office:value="0.799717953704159" calcext:value-type="float">
            <text:p>0.799717953704159</text:p>
          </table:table-cell>
          <table:table-cell office:value-type="float" office:value="7.42007335677399" calcext:value-type="float">
            <text:p>7.42007335677399</text:p>
          </table:table-cell>
          <table:table-cell office:value-type="float" office:value="44.5194140327046" calcext:value-type="float">
            <text:p>44.5194140327046</text:p>
          </table:table-cell>
          <table:table-cell office:value-type="float" office:value="3.90530176672315" calcext:value-type="float">
            <text:p>3.90530176672315</text:p>
          </table:table-cell>
          <table:table-cell office:value-type="float" office:value="23.4312705435287" calcext:value-type="float">
            <text:p>23.4312705435287</text:p>
          </table:table-cell>
          <table:table-cell office:value-type="float" office:value="82" calcext:value-type="float">
            <text:p>82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office:value-type="float" office:value="4.6433570333172" calcext:value-type="float">
            <text:p>4.6433570333172</text:p>
          </table:table-cell>
          <table:table-cell office:value-type="float" office:value="10.1822247844286" calcext:value-type="float">
            <text:p>10.1822247844286</text:p>
          </table:table-cell>
          <table:table-cell office:value-type="float" office:value="-14.8758940971235" calcext:value-type="float">
            <text:p>-14.8758940971235</text:p>
          </table:table-cell>
          <table:table-cell office:value-type="float" office:value="198.216409608034" calcext:value-type="float">
            <text:p>198.216409608034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" table:default-cell-style-name="Default"/>
        <table:table-column table:style-name="co3" table:default-cell-style-name="ce4"/>
        <table:table-column table:style-name="co5" table:default-cell-style-name="ce4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2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number-columns-repeated="37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ce2" office:value-type="string" calcext:value-type="string">
            <text:p>RECONSTRUCTION_RUNTIME (in min)</text:p>
          </table:table-cell>
          <table:table-cell office:value-type="string" calcext:value-type="string">
            <text:p>CUBE_RUNTIME (in min)</text:p>
          </table:table-cell>
          <table:table-cell office:value-type="string" calcext:value-type="string">
            <text:p>CUBE_RUNTIME (in MM:SS)</text:p>
          </table:table-cell>
          <table:table-cell office:value-type="string" calcext:value-type="string">
            <text:p>MATRIX_ZNCC</text:p>
          </table:table-cell>
          <table:table-cell office:value-type="string" calcext:value-type="string">
            <text:p>X (in um)</text:p>
          </table:table-cell>
          <table:table-cell office:value-type="string" calcext:value-type="string">
            <text:p>Y (in um)</text:p>
          </table:table-cell>
          <table:table-cell office:value-type="string" calcext:value-type="string">
            <text:p>ROT (in degree)</text:p>
          </table:table-cell>
          <table:table-cell office:value-type="string" calcext:value-type="string">
            <text:p>W (in um)</text:p>
          </table:table-cell>
          <table:table-cell office:value-type="string" calcext:value-type="string">
            <text:p>H (in um)</text:p>
          </table:table-cell>
          <table:table-cell office:value-type="string" calcext:value-type="string">
            <text:p>MATRIX_ITER</text:p>
          </table:table-cell>
          <table:table-cell office:value-type="string" calcext:value-type="string">
            <text:p>MATRIX_FEVAL</text:p>
          </table:table-cell>
          <table:table-cell office:value-type="string" calcext:value-type="string">
            <text:p>MATRIX_IND</text:p>
          </table:table-cell>
          <table:table-cell office:value-type="string" calcext:value-type="string">
            <text:p>FIBRES_RUNTIME (in min)</text:p>
          </table:table-cell>
          <table:table-cell table:style-name="ce4" office:value-type="string" calcext:value-type="string">
            <text:p>FIBRES_RUNTIME (in MM:SS) </text:p>
          </table:table-cell>
          <table:table-cell office:value-type="string" calcext:value-type="string">
            <text:p>FIBRE_ZNCC</text:p>
          </table:table-cell>
          <table:table-cell office:value-type="string" calcext:value-type="string">
            <text:p>RADIUS_CORE (in um)</text:p>
          </table:table-cell>
          <table:table-cell office:value-type="string" calcext:value-type="string">
            <text:p>RADIUS_FIBRE (in um)</text:p>
          </table:table-cell>
          <table:table-cell office:value-type="string" calcext:value-type="string">
            <text:p>RADIUS_CORE (in pixels)</text:p>
          </table:table-cell>
          <table:table-cell office:value-type="string" calcext:value-type="string">
            <text:p>RADIUS_FIBRE (in pixels)</text:p>
          </table:table-cell>
          <table:table-cell office:value-type="string" calcext:value-type="string">
            <text:p>FIBRE_ITER</text:p>
          </table:table-cell>
          <table:table-cell office:value-type="string" calcext:value-type="string">
            <text:p>FIBRE_FEVAL</text:p>
          </table:table-cell>
          <table:table-cell office:value-type="string" calcext:value-type="string">
            <text:p>FIBRE_IND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0.177230298519135" calcext:value-type="float">
            <text:p>0.177</text:p>
          </table:table-cell>
          <table:table-cell office:value-type="float" office:value="4.34450732469559" calcext:value-type="float">
            <text:p>4.3</text:p>
          </table:table-cell>
          <table:table-cell table:style-name="ce8" office:value-type="time" office:time-value="PT00H04M20.670439482S" calcext:value-type="time">
            <text:p>4:20</text:p>
          </table:table-cell>
          <table:table-cell table:style-name="ce10" office:value-type="percentage" office:value="0.356681533425654" calcext:value-type="percentage">
            <text:p>35.67%</text:p>
          </table:table-cell>
          <table:table-cell table:style-name="ce12" office:value-type="float" office:value="-60.847064064" calcext:value-type="float">
            <text:p>-60.85</text:p>
          </table:table-cell>
          <table:table-cell table:style-name="ce12" office:value-type="float" office:value="-23.140013056" calcext:value-type="float">
            <text:p>-23.14</text:p>
          </table:table-cell>
          <table:table-cell table:style-name="ce12" office:value-type="float" office:value="180.49999598" calcext:value-type="float">
            <text:p>180.50</text:p>
          </table:table-cell>
          <table:table-cell table:number-columns-repeated="2" table:style-name="ce12" office:value-type="float" office:value="1122.323990528" calcext:value-type="float">
            <text:p>1122.32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5.2559994777044" calcext:value-type="float">
            <text:p>15.3</text:p>
          </table:table-cell>
          <table:table-cell table:style-name="ce8" office:value-type="time" office:time-value="PT00H15M15.359968662S" calcext:value-type="time">
            <text:p>15:15</text:p>
          </table:table-cell>
          <table:table-cell table:style-name="ce16" office:value-type="percentage" office:value="0.775325901451139" calcext:value-type="percentage">
            <text:p>77.53%</text:p>
          </table:table-cell>
          <table:table-cell table:style-name="ce12" office:value-type="float" office:value="7.63362926059934" calcext:value-type="float">
            <text:p>7.63</text:p>
          </table:table-cell>
          <table:table-cell table:style-name="ce12" office:value-type="float" office:value="43.0513688365017" calcext:value-type="float">
            <text:p>43.05</text:p>
          </table:table-cell>
          <table:table-cell table:style-name="ce4" office:value-type="float" office:value="4.01769961084176" calcext:value-type="float">
            <text:p>4.0</text:p>
          </table:table-cell>
          <table:table-cell table:style-name="ce4" office:value-type="float" office:value="22.6586151771062" calcext:value-type="float">
            <text:p>22.7</text:p>
          </table:table-cell>
          <table:table-cell office:value-type="float" office:value="97" calcext:value-type="float">
            <text:p>97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55366952958576" calcext:value-type="float">
            <text:p>4.55</text:p>
          </table:table-cell>
          <table:table-cell table:style-name="ce12" office:value-type="float" office:value="10.4558427670899" calcext:value-type="float">
            <text:p>10.46</text:p>
          </table:table-cell>
          <table:table-cell table:style-name="ce12" office:value-type="float" office:value="-11.9519113710026" calcext:value-type="float">
            <text:p>-11.95</text:p>
          </table:table-cell>
          <table:table-cell table:style-name="ce12" office:value-type="float" office:value="198.850975702346" calcext:value-type="float">
            <text:p>198.85</text:p>
          </table:table-cell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177366809050242" calcext:value-type="float">
            <text:p>0.177</text:p>
          </table:table-cell>
          <table:table-cell office:value-type="float" office:value="5.62750274737676" calcext:value-type="float">
            <text:p>5.6</text:p>
          </table:table-cell>
          <table:table-cell table:style-name="ce8" office:value-type="time" office:time-value="PT00H05M37.650164843S" calcext:value-type="time">
            <text:p>5:37</text:p>
          </table:table-cell>
          <table:table-cell table:style-name="ce10" office:value-type="percentage" office:value="0.399430276835954" calcext:value-type="percentage">
            <text:p>39.94%</text:p>
          </table:table-cell>
          <table:table-cell table:style-name="ce12" office:value-type="float" office:value="-63.574756352" calcext:value-type="float">
            <text:p>-63.57</text:p>
          </table:table-cell>
          <table:table-cell table:style-name="ce12" office:value-type="float" office:value="-23.166220288" calcext:value-type="float">
            <text:p>-23.17</text:p>
          </table:table-cell>
          <table:table-cell table:style-name="ce12" office:value-type="float" office:value="180.25167833" calcext:value-type="float">
            <text:p>180.25</text:p>
          </table:table-cell>
          <table:table-cell table:style-name="ce12" office:value-type="float" office:value="1434.217659392" calcext:value-type="float">
            <text:p>1434.22</text:p>
          </table:table-cell>
          <table:table-cell table:style-name="ce12" office:value-type="float" office:value="920.566573960758" calcext:value-type="float">
            <text:p>920.57</text:p>
          </table:table-cell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5.8522450049718" calcext:value-type="float">
            <text:p>15.9</text:p>
          </table:table-cell>
          <table:table-cell table:style-name="ce8" office:value-type="time" office:time-value="PT00H15M51.134700298S" calcext:value-type="time">
            <text:p>15:51</text:p>
          </table:table-cell>
          <table:table-cell table:style-name="ce16" office:value-type="percentage" office:value="0.799501362809758" calcext:value-type="percentage">
            <text:p>79.95%</text:p>
          </table:table-cell>
          <table:table-cell table:style-name="ce12" office:value-type="float" office:value="7.42248476730437" calcext:value-type="float">
            <text:p>7.42</text:p>
          </table:table-cell>
          <table:table-cell table:style-name="ce12" office:value-type="float" office:value="44.4557159478181" calcext:value-type="float">
            <text:p>44.46</text:p>
          </table:table-cell>
          <table:table-cell table:style-name="ce4" office:value-type="float" office:value="3.9065709301602" calcext:value-type="float">
            <text:p>3.9</text:p>
          </table:table-cell>
          <table:table-cell table:style-name="ce4" office:value-type="float" office:value="23.3977452356938" calcext:value-type="float">
            <text:p>23.4</text:p>
          </table:table-cell>
          <table:table-cell office:value-type="float" office:value="101" calcext:value-type="float">
            <text:p>101</text:p>
          </table:table-cell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11863807441" calcext:value-type="float">
            <text:p>4.64</text:p>
          </table:table-cell>
          <table:table-cell table:style-name="ce12" office:value-type="float" office:value="10.1850130148464" calcext:value-type="float">
            <text:p>10.19</text:p>
          </table:table-cell>
          <table:table-cell table:style-name="ce12" office:value-type="float" office:value="-14.8464024345357" calcext:value-type="float">
            <text:p>-14.85</text:p>
          </table:table-cell>
          <table:table-cell table:style-name="ce12" office:value-type="float" office:value="198.234109923211" calcext:value-type="float">
            <text:p>198.23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0.225468770662944" calcext:value-type="float">
            <text:p>0.225</text:p>
          </table:table-cell>
          <table:table-cell office:value-type="float" office:value="7.68974546194077" calcext:value-type="float">
            <text:p>7.7</text:p>
          </table:table-cell>
          <table:table-cell table:style-name="ce8" office:value-type="time" office:time-value="PT00H07M41.384727716S" calcext:value-type="time">
            <text:p>7:41</text:p>
          </table:table-cell>
          <table:table-cell table:style-name="ce10" office:value-type="percentage" office:value="0.399497806853588" calcext:value-type="percentage">
            <text:p>39.95%</text:p>
          </table:table-cell>
          <table:table-cell table:style-name="ce12" office:value-type="float" office:value="-63.894807552" calcext:value-type="float">
            <text:p>-63.89</text:p>
          </table:table-cell>
          <table:table-cell table:style-name="ce12" office:value-type="float" office:value="-22.601957376" calcext:value-type="float">
            <text:p>-22.60</text:p>
          </table:table-cell>
          <table:table-cell table:style-name="ce12" office:value-type="float" office:value="179.75144968" calcext:value-type="float">
            <text:p>179.75</text:p>
          </table:table-cell>
          <table:table-cell table:style-name="ce12" office:value-type="float" office:value="1434.69380608" calcext:value-type="float">
            <text:p>1434.69</text:p>
          </table:table-cell>
          <table:table-cell table:style-name="ce12" office:value-type="float" office:value="920.38530131315" calcext:value-type="float">
            <text:p>920.39</text:p>
          </table:table-cell>
          <table:table-cell office:value-type="float" office:value="106" calcext:value-type="float">
            <text:p>106</text:p>
          </table:table-cell>
          <table:table-cell office:value-type="float" office:value="848" calcext:value-type="float">
            <text:p>84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6522747119268" calcext:value-type="float">
            <text:p>12.7</text:p>
          </table:table-cell>
          <table:table-cell table:style-name="ce8" office:value-type="time" office:time-value="PT00H12M39.136482716S" calcext:value-type="time">
            <text:p>12:39</text:p>
          </table:table-cell>
          <table:table-cell table:style-name="ce16" office:value-type="percentage" office:value="0.799518519248711" calcext:value-type="percentage">
            <text:p>79.95%</text:p>
          </table:table-cell>
          <table:table-cell table:style-name="ce12" office:value-type="float" office:value="7.42024477936772" calcext:value-type="float">
            <text:p>7.42</text:p>
          </table:table-cell>
          <table:table-cell table:style-name="ce12" office:value-type="float" office:value="44.4539790075957" calcext:value-type="float">
            <text:p>44.45</text:p>
          </table:table-cell>
          <table:table-cell table:style-name="ce4" office:value-type="float" office:value="3.90539198914091" calcext:value-type="float">
            <text:p>3.9</text:p>
          </table:table-cell>
          <table:table-cell table:style-name="ce4" office:value-type="float" office:value="23.3968310566293" calcext:value-type="float">
            <text:p>23.4</text:p>
          </table:table-cell>
          <table:table-cell office:value-type="float" office:value="75" calcext:value-type="float">
            <text:p>75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45353984036" calcext:value-type="float">
            <text:p>4.64</text:p>
          </table:table-cell>
          <table:table-cell table:style-name="ce12" office:value-type="float" office:value="10.1827661435316" calcext:value-type="float">
            <text:p>10.18</text:p>
          </table:table-cell>
          <table:table-cell table:style-name="ce12" office:value-type="float" office:value="-14.8576688003901" calcext:value-type="float">
            <text:p>-14.86</text:p>
          </table:table-cell>
          <table:table-cell table:style-name="ce12" office:value-type="float" office:value="198.219439555343" calcext:value-type="float">
            <text:p>198.22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0.177603956063588" calcext:value-type="float">
            <text:p>0.178</text:p>
          </table:table-cell>
          <table:table-cell office:value-type="float" office:value="10.8789278388023" calcext:value-type="float">
            <text:p>10.9</text:p>
          </table:table-cell>
          <table:table-cell table:style-name="ce8" office:value-type="time" office:time-value="PT00H10M52.735670328S" calcext:value-type="time">
            <text:p>10:52</text:p>
          </table:table-cell>
          <table:table-cell table:style-name="ce10" office:value-type="percentage" office:value="0.399459662941973" calcext:value-type="percentage">
            <text:p>39.95%</text:p>
          </table:table-cell>
          <table:table-cell table:style-name="ce12" office:value-type="float" office:value="-63.767643136" calcext:value-type="float">
            <text:p>-63.77</text:p>
          </table:table-cell>
          <table:table-cell table:style-name="ce12" office:value-type="float" office:value="-23.247176704" calcext:value-type="float">
            <text:p>-23.25</text:p>
          </table:table-cell>
          <table:table-cell table:style-name="ce12" office:value-type="float" office:value="180.25152054" calcext:value-type="float">
            <text:p>180.25</text:p>
          </table:table-cell>
          <table:table-cell table:style-name="ce12" office:value-type="float" office:value="1434.528449536" calcext:value-type="float">
            <text:p>1434.53</text:p>
          </table:table-cell>
          <table:table-cell table:style-name="ce12" office:value-type="float" office:value="920.417409847405" calcext:value-type="float">
            <text:p>920.42</text:p>
          </table:table-cell>
          <table:table-cell office:value-type="float" office:value="170" calcext:value-type="float">
            <text:p>170</text:p>
          </table:table-cell>
          <table:table-cell office:value-type="float" office:value="1360" calcext:value-type="float">
            <text:p>136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7851848085721" calcext:value-type="float">
            <text:p>14.8</text:p>
          </table:table-cell>
          <table:table-cell table:style-name="ce8" office:value-type="time" office:time-value="PT00H14M47.111088514S" calcext:value-type="time">
            <text:p>14:47</text:p>
          </table:table-cell>
          <table:table-cell table:style-name="ce16" office:value-type="percentage" office:value="0.799534678758714" calcext:value-type="percentage">
            <text:p>79.95%</text:p>
          </table:table-cell>
          <table:table-cell table:style-name="ce12" office:value-type="float" office:value="7.42312292944965" calcext:value-type="float">
            <text:p>7.42</text:p>
          </table:table-cell>
          <table:table-cell table:style-name="ce12" office:value-type="float" office:value="44.4573705051369" calcext:value-type="float">
            <text:p>44.46</text:p>
          </table:table-cell>
          <table:table-cell table:style-name="ce4" office:value-type="float" office:value="3.9069068049735" calcext:value-type="float">
            <text:p>3.9</text:p>
          </table:table-cell>
          <table:table-cell table:style-name="ce4" office:value-type="float" office:value="23.3986160553352" calcext:value-type="float">
            <text:p>23.4</text:p>
          </table:table-cell>
          <table:table-cell office:value-type="float" office:value="94" calcext:value-type="float">
            <text:p>94</text:p>
          </table:table-cell>
          <table:table-cell office:value-type="float" office:value="564" calcext:value-type="float">
            <text:p>56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47954033725" calcext:value-type="float">
            <text:p>4.64</text:p>
          </table:table-cell>
          <table:table-cell table:style-name="ce12" office:value-type="float" office:value="10.1857963952595" calcext:value-type="float">
            <text:p>10.19</text:p>
          </table:table-cell>
          <table:table-cell table:style-name="ce12" office:value-type="float" office:value="-14.8598012455933" calcext:value-type="float">
            <text:p>-14.86</text:p>
          </table:table-cell>
          <table:table-cell table:style-name="ce12" office:value-type="float" office:value="198.235634114592" calcext:value-type="float">
            <text:p>198.24</text:p>
          </table:table-cell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216024168332418" calcext:value-type="float">
            <text:p>0.216</text:p>
          </table:table-cell>
          <table:table-cell office:value-type="float" office:value="5.72168925603231" calcext:value-type="float">
            <text:p>5.7</text:p>
          </table:table-cell>
          <table:table-cell table:style-name="ce8" office:value-type="time" office:time-value="PT00H05M43.301355362S" calcext:value-type="time">
            <text:p>5:43</text:p>
          </table:table-cell>
          <table:table-cell table:style-name="ce10" office:value-type="percentage" office:value="0.399426557980385" calcext:value-type="percentage">
            <text:p>39.94%</text:p>
          </table:table-cell>
          <table:table-cell table:style-name="ce12" office:value-type="float" office:value="-63.347101696" calcext:value-type="float">
            <text:p>-63.35</text:p>
          </table:table-cell>
          <table:table-cell table:style-name="ce12" office:value-type="float" office:value="-23.023335424" calcext:value-type="float">
            <text:p>-23.02</text:p>
          </table:table-cell>
          <table:table-cell table:style-name="ce12" office:value-type="float" office:value="180.2516299" calcext:value-type="float">
            <text:p>180.25</text:p>
          </table:table-cell>
          <table:table-cell table:style-name="ce12" office:value-type="float" office:value="1433.525706752" calcext:value-type="float">
            <text:p>1433.53</text:p>
          </table:table-cell>
          <table:table-cell table:style-name="ce12" office:value-type="float" office:value="921.003754688409" calcext:value-type="float">
            <text:p>921.00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3.7899021108945" calcext:value-type="float">
            <text:p>23.8</text:p>
          </table:table-cell>
          <table:table-cell table:style-name="ce8" office:value-type="time" office:time-value="PT00H23M47.394126654S" calcext:value-type="time">
            <text:p>23:47</text:p>
          </table:table-cell>
          <table:table-cell table:style-name="ce16" office:value-type="percentage" office:value="0.799539269218379" calcext:value-type="percentage">
            <text:p>79.95%</text:p>
          </table:table-cell>
          <table:table-cell table:style-name="ce12" office:value-type="float" office:value="7.42312935095946" calcext:value-type="float">
            <text:p>7.42</text:p>
          </table:table-cell>
          <table:table-cell table:style-name="ce12" office:value-type="float" office:value="44.4822675233056" calcext:value-type="float">
            <text:p>44.48</text:p>
          </table:table-cell>
          <table:table-cell table:style-name="ce4" office:value-type="float" office:value="3.9069101847155" calcext:value-type="float">
            <text:p>3.9</text:p>
          </table:table-cell>
          <table:table-cell table:style-name="ce4" office:value-type="float" office:value="23.4117197491082" calcext:value-type="float">
            <text:p>23.4</text:p>
          </table:table-cell>
          <table:table-cell office:value-type="float" office:value="138" calcext:value-type="float">
            <text:p>138</text:p>
          </table:table-cell>
          <table:table-cell office:value-type="float" office:value="828" calcext:value-type="float">
            <text:p>828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084329182406" calcext:value-type="float">
            <text:p>4.64</text:p>
          </table:table-cell>
          <table:table-cell table:style-name="ce12" office:value-type="float" office:value="10.185716709115" calcext:value-type="float">
            <text:p>10.19</text:p>
          </table:table-cell>
          <table:table-cell table:style-name="ce12" office:value-type="float" office:value="-14.8295649636953" calcext:value-type="float">
            <text:p>-14.83</text:p>
          </table:table-cell>
          <table:table-cell table:style-name="ce12" office:value-type="float" office:value="198.255600779543" calcext:value-type="float">
            <text:p>198.26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187307548522949" calcext:value-type="float">
            <text:p>0.187</text:p>
          </table:table-cell>
          <table:table-cell office:value-type="float" office:value="5.25457191069921" calcext:value-type="float">
            <text:p>5.3</text:p>
          </table:table-cell>
          <table:table-cell table:style-name="ce8" office:value-type="time" office:time-value="PT00H05M15.274314642S" calcext:value-type="time">
            <text:p>5:15</text:p>
          </table:table-cell>
          <table:table-cell table:style-name="ce10" office:value-type="percentage" office:value="0.399445488463743" calcext:value-type="percentage">
            <text:p>39.94%</text:p>
          </table:table-cell>
          <table:table-cell table:style-name="ce12" office:value-type="float" office:value="-63.56644864" calcext:value-type="float">
            <text:p>-63.57</text:p>
          </table:table-cell>
          <table:table-cell table:style-name="ce12" office:value-type="float" office:value="-22.99971584" calcext:value-type="float">
            <text:p>-23.00</text:p>
          </table:table-cell>
          <table:table-cell table:style-name="ce12" office:value-type="float" office:value="180.25158568" calcext:value-type="float">
            <text:p>180.25</text:p>
          </table:table-cell>
          <table:table-cell table:style-name="ce12" office:value-type="float" office:value="1433.763147776" calcext:value-type="float">
            <text:p>1433.76</text:p>
          </table:table-cell>
          <table:table-cell table:style-name="ce12" office:value-type="float" office:value="920.83257511757" calcext:value-type="float">
            <text:p>920.83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7.7450543959936" calcext:value-type="float">
            <text:p>17.7</text:p>
          </table:table-cell>
          <table:table-cell table:style-name="ce8" office:value-type="time" office:time-value="PT00H17M44.70326376S" calcext:value-type="time">
            <text:p>17:44</text:p>
          </table:table-cell>
          <table:table-cell table:style-name="ce16" office:value-type="percentage" office:value="0.799547558330306" calcext:value-type="percentage">
            <text:p>79.95%</text:p>
          </table:table-cell>
          <table:table-cell table:style-name="ce12" office:value-type="float" office:value="7.42312317726326" calcext:value-type="float">
            <text:p>7.42</text:p>
          </table:table-cell>
          <table:table-cell table:style-name="ce12" office:value-type="float" office:value="44.4779162173593" calcext:value-type="float">
            <text:p>44.48</text:p>
          </table:table-cell>
          <table:table-cell table:style-name="ce4" office:value-type="float" office:value="3.90690693540172" calcext:value-type="float">
            <text:p>3.9</text:p>
          </table:table-cell>
          <table:table-cell table:style-name="ce4" office:value-type="float" office:value="23.4094295880838" calcext:value-type="float">
            <text:p>23.4</text:p>
          </table:table-cell>
          <table:table-cell office:value-type="float" office:value="105" calcext:value-type="float">
            <text:p>105</text:p>
          </table:table-cell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102463473845" calcext:value-type="float">
            <text:p>4.64</text:p>
          </table:table-cell>
          <table:table-cell table:style-name="ce12" office:value-type="float" office:value="10.1858104266841" calcext:value-type="float">
            <text:p>10.19</text:p>
          </table:table-cell>
          <table:table-cell table:style-name="ce12" office:value-type="float" office:value="-14.8512006402506" calcext:value-type="float">
            <text:p>-14.85</text:p>
          </table:table-cell>
          <table:table-cell table:style-name="ce12" office:value-type="float" office:value="198.252144905003" calcext:value-type="float">
            <text:p>198.25</text:p>
          </table:table-cell>
          <table:table-cell table:number-columns-repeated="3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0.176314202944438" calcext:value-type="float">
            <text:p>0.176</text:p>
          </table:table-cell>
          <table:table-cell office:value-type="float" office:value="7.3574738184611" calcext:value-type="float">
            <text:p>7.4</text:p>
          </table:table-cell>
          <table:table-cell table:style-name="ce8" office:value-type="time" office:time-value="PT00H07M21.448429108S" calcext:value-type="time">
            <text:p>7:21</text:p>
          </table:table-cell>
          <table:table-cell table:style-name="ce10" office:value-type="percentage" office:value="0.399582751272599" calcext:value-type="percentage">
            <text:p>39.96%</text:p>
          </table:table-cell>
          <table:table-cell table:style-name="ce12" office:value-type="float" office:value="-63.81645824" calcext:value-type="float">
            <text:p>-63.82</text:p>
          </table:table-cell>
          <table:table-cell table:style-name="ce12" office:value-type="float" office:value="-23.076878336" calcext:value-type="float">
            <text:p>-23.08</text:p>
          </table:table-cell>
          <table:table-cell table:style-name="ce12" office:value-type="float" office:value="179.75174332" calcext:value-type="float">
            <text:p>179.75</text:p>
          </table:table-cell>
          <table:table-cell table:style-name="ce12" office:value-type="float" office:value="1433.5219712" calcext:value-type="float">
            <text:p>1433.52</text:p>
          </table:table-cell>
          <table:table-cell table:style-name="ce12" office:value-type="float" office:value="921.269523646546" calcext:value-type="float">
            <text:p>921.27</text:p>
          </table:table-cell>
          <table:table-cell office:value-type="float" office:value="116" calcext:value-type="float">
            <text:p>116</text:p>
          </table:table-cell>
          <table:table-cell office:value-type="float" office:value="928" calcext:value-type="float">
            <text:p>92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5701453447342" calcext:value-type="float">
            <text:p>12.6</text:p>
          </table:table-cell>
          <table:table-cell table:style-name="ce8" office:value-type="time" office:time-value="PT00H12M34.208720684S" calcext:value-type="time">
            <text:p>12:34</text:p>
          </table:table-cell>
          <table:table-cell table:style-name="ce16" office:value-type="percentage" office:value="0.799603896641665" calcext:value-type="percentage">
            <text:p>79.96%</text:p>
          </table:table-cell>
          <table:table-cell table:style-name="ce12" office:value-type="float" office:value="7.42011515602619" calcext:value-type="float">
            <text:p>7.42</text:p>
          </table:table-cell>
          <table:table-cell table:style-name="ce12" office:value-type="float" office:value="44.4853087559192" calcext:value-type="float">
            <text:p>44.49</text:p>
          </table:table-cell>
          <table:table-cell table:style-name="ce4" office:value-type="float" office:value="3.90532376632957" calcext:value-type="float">
            <text:p>3.9</text:p>
          </table:table-cell>
          <table:table-cell table:style-name="ce4" office:value-type="float" office:value="23.4133203978522" calcext:value-type="float">
            <text:p>23.4</text:p>
          </table:table-cell>
          <table:table-cell office:value-type="float" office:value="81" calcext:value-type="float">
            <text:p>81</text:p>
          </table:table-cell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163227390319" calcext:value-type="float">
            <text:p>4.64</text:p>
          </table:table-cell>
          <table:table-cell table:style-name="ce12" office:value-type="float" office:value="10.1822574429881" calcext:value-type="float">
            <text:p>10.18</text:p>
          </table:table-cell>
          <table:table-cell table:style-name="ce12" office:value-type="float" office:value="-14.8537119953534" calcext:value-type="float">
            <text:p>-14.85</text:p>
          </table:table-cell>
          <table:table-cell table:style-name="ce12" office:value-type="float" office:value="198.220664363764" calcext:value-type="float">
            <text:p>198.22</text:p>
          </table:table-cell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0.195309865474701" calcext:value-type="float">
            <text:p>0.195</text:p>
          </table:table-cell>
          <table:table-cell office:value-type="float" office:value="4.96490395069122" calcext:value-type="float">
            <text:p>5.0</text:p>
          </table:table-cell>
          <table:table-cell table:style-name="ce8" office:value-type="time" office:time-value="PT00H04M57.894237041S" calcext:value-type="time">
            <text:p>4:57</text:p>
          </table:table-cell>
          <table:table-cell table:style-name="ce10" office:value-type="percentage" office:value="0.399565756267352" calcext:value-type="percentage">
            <text:p>39.96%</text:p>
          </table:table-cell>
          <table:table-cell table:style-name="ce12" office:value-type="float" office:value="-64.016971776" calcext:value-type="float">
            <text:p>-64.02</text:p>
          </table:table-cell>
          <table:table-cell table:style-name="ce12" office:value-type="float" office:value="-23.088221184" calcext:value-type="float">
            <text:p>-23.09</text:p>
          </table:table-cell>
          <table:table-cell table:style-name="ce12" office:value-type="float" office:value="179.75141795" calcext:value-type="float">
            <text:p>179.75</text:p>
          </table:table-cell>
          <table:table-cell table:style-name="ce12" office:value-type="float" office:value="1434.092888064" calcext:value-type="float">
            <text:p>1434.09</text:p>
          </table:table-cell>
          <table:table-cell table:style-name="ce12" office:value-type="float" office:value="920.801300339396" calcext:value-type="float">
            <text:p>920.80</text:p>
          </table:table-cell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7.0063798507055" calcext:value-type="float">
            <text:p>17.0</text:p>
          </table:table-cell>
          <table:table-cell table:style-name="ce8" office:value-type="time" office:time-value="PT00H17M00.382791042S" calcext:value-type="time">
            <text:p>17:00</text:p>
          </table:table-cell>
          <table:table-cell table:style-name="ce16" office:value-type="percentage" office:value="0.799625019818182" calcext:value-type="percentage">
            <text:p>79.96%</text:p>
          </table:table-cell>
          <table:table-cell table:style-name="ce12" office:value-type="float" office:value="7.42246607981589" calcext:value-type="float">
            <text:p>7.42</text:p>
          </table:table-cell>
          <table:table-cell table:style-name="ce12" office:value-type="float" office:value="44.4835377239292" calcext:value-type="float">
            <text:p>44.48</text:p>
          </table:table-cell>
          <table:table-cell table:style-name="ce4" office:value-type="float" office:value="3.90656109463994" calcext:value-type="float">
            <text:p>3.9</text:p>
          </table:table-cell>
          <table:table-cell table:style-name="ce4" office:value-type="float" office:value="23.4123882757522" calcext:value-type="float">
            <text:p>23.4</text:p>
          </table:table-cell>
          <table:table-cell office:value-type="float" office:value="102" calcext:value-type="float">
            <text:p>102</text:p>
          </table:table-cell>
          <table:table-cell office:value-type="float" office:value="612" calcext:value-type="float">
            <text:p>61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170306708372" calcext:value-type="float">
            <text:p>4.64</text:p>
          </table:table-cell>
          <table:table-cell table:style-name="ce12" office:value-type="float" office:value="10.1851628338838" calcext:value-type="float">
            <text:p>10.19</text:p>
          </table:table-cell>
          <table:table-cell table:style-name="ce12" office:value-type="float" office:value="-14.8533425139375" calcext:value-type="float">
            <text:p>-14.85</text:p>
          </table:table-cell>
          <table:table-cell table:style-name="ce12" office:value-type="float" office:value="198.237473246717" calcext:value-type="float">
            <text:p>198.24</text:p>
          </table:table-cell>
          <table:table-cell table:number-columns-repeated="3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0.19044547478358" calcext:value-type="float">
            <text:p>0.190</text:p>
          </table:table-cell>
          <table:table-cell office:value-type="float" office:value="6.63310194015503" calcext:value-type="float">
            <text:p>6.6</text:p>
          </table:table-cell>
          <table:table-cell table:style-name="ce8" office:value-type="time" office:time-value="PT00H06M37.986116409S" calcext:value-type="time">
            <text:p>6:37</text:p>
          </table:table-cell>
          <table:table-cell table:style-name="ce10" office:value-type="percentage" office:value="0.399620282491891" calcext:value-type="percentage">
            <text:p>39.96%</text:p>
          </table:table-cell>
          <table:table-cell table:style-name="ce12" office:value-type="float" office:value="-63.944439808" calcext:value-type="float">
            <text:p>-63.94</text:p>
          </table:table-cell>
          <table:table-cell table:style-name="ce12" office:value-type="float" office:value="-22.887123968" calcext:value-type="float">
            <text:p>-22.89</text:p>
          </table:table-cell>
          <table:table-cell table:style-name="ce12" office:value-type="float" office:value="180.25151782" calcext:value-type="float">
            <text:p>180.25</text:p>
          </table:table-cell>
          <table:table-cell table:style-name="ce12" office:value-type="float" office:value="1433.92772608" calcext:value-type="float">
            <text:p>1433.93</text:p>
          </table:table-cell>
          <table:table-cell table:style-name="ce12" office:value-type="float" office:value="921.095763608101" calcext:value-type="float">
            <text:p>921.10</text:p>
          </table:table-cell>
          <table:table-cell office:value-type="float" office:value="97" calcext:value-type="float">
            <text:p>97</text:p>
          </table:table-cell>
          <table:table-cell office:value-type="float" office:value="776" calcext:value-type="float">
            <text:p>77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1525164723396" calcext:value-type="float">
            <text:p>14.2</text:p>
          </table:table-cell>
          <table:table-cell table:style-name="ce8" office:value-type="time" office:time-value="PT00H14M09.15098834S" calcext:value-type="time">
            <text:p>14:09</text:p>
          </table:table-cell>
          <table:table-cell table:style-name="ce16" office:value-type="percentage" office:value="0.799630542427141" calcext:value-type="percentage">
            <text:p>79.96%</text:p>
          </table:table-cell>
          <table:table-cell table:style-name="ce12" office:value-type="float" office:value="7.42003567459006" calcext:value-type="float">
            <text:p>7.42</text:p>
          </table:table-cell>
          <table:table-cell table:style-name="ce12" office:value-type="float" office:value="44.4852518326416" calcext:value-type="float">
            <text:p>44.49</text:p>
          </table:table-cell>
          <table:table-cell table:style-name="ce4" office:value-type="float" office:value="3.90528193399477" calcext:value-type="float">
            <text:p>3.9</text:p>
          </table:table-cell>
          <table:table-cell table:style-name="ce4" office:value-type="float" office:value="23.4132904382324" calcext:value-type="float">
            <text:p>23.4</text:p>
          </table:table-cell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08384306007" calcext:value-type="float">
            <text:p>4.64</text:p>
          </table:table-cell>
          <table:table-cell table:style-name="ce12" office:value-type="float" office:value="10.1823099657009" calcext:value-type="float">
            <text:p>10.18</text:p>
          </table:table-cell>
          <table:table-cell table:style-name="ce12" office:value-type="float" office:value="-14.8834123862097" calcext:value-type="float">
            <text:p>-14.88</text:p>
          </table:table-cell>
          <table:table-cell table:style-name="ce12" office:value-type="float" office:value="198.216799442437" calcext:value-type="float">
            <text:p>198.22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186296617984772" calcext:value-type="float">
            <text:p>0.186</text:p>
          </table:table-cell>
          <table:table-cell office:value-type="float" office:value="3.69042923847834" calcext:value-type="float">
            <text:p>3.7</text:p>
          </table:table-cell>
          <table:table-cell table:style-name="ce8" office:value-type="time" office:time-value="PT00H03M41.425754309S" calcext:value-type="time">
            <text:p>3:41</text:p>
          </table:table-cell>
          <table:table-cell table:style-name="ce10" office:value-type="percentage" office:value="0.399517987343125" calcext:value-type="percentage">
            <text:p>39.95%</text:p>
          </table:table-cell>
          <table:table-cell table:style-name="ce12" office:value-type="float" office:value="-63.27704064" calcext:value-type="float">
            <text:p>-63.28</text:p>
          </table:table-cell>
          <table:table-cell table:style-name="ce12" office:value-type="float" office:value="-23.0305536" calcext:value-type="float">
            <text:p>-23.03</text:p>
          </table:table-cell>
          <table:table-cell table:style-name="ce12" office:value-type="float" office:value="180.25146761" calcext:value-type="float">
            <text:p>180.25</text:p>
          </table:table-cell>
          <table:table-cell table:style-name="ce12" office:value-type="float" office:value="1433.29316864" calcext:value-type="float">
            <text:p>1433.29</text:p>
          </table:table-cell>
          <table:table-cell table:style-name="ce12" office:value-type="float" office:value="921.456424002614" calcext:value-type="float">
            <text:p>921.46</text:p>
          </table:table-cell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.627099943161" calcext:value-type="float">
            <text:p>11.6</text:p>
          </table:table-cell>
          <table:table-cell table:style-name="ce8" office:value-type="time" office:time-value="PT00H11M37.62599659S" calcext:value-type="time">
            <text:p>11:37</text:p>
          </table:table-cell>
          <table:table-cell table:style-name="ce16" office:value-type="percentage" office:value="0.799639459477339" calcext:value-type="percentage">
            <text:p>79.96%</text:p>
          </table:table-cell>
          <table:table-cell table:style-name="ce12" office:value-type="float" office:value="7.42309797052813" calcext:value-type="float">
            <text:p>7.42</text:p>
          </table:table-cell>
          <table:table-cell table:style-name="ce12" office:value-type="float" office:value="44.5168805344051" calcext:value-type="float">
            <text:p>44.52</text:p>
          </table:table-cell>
          <table:table-cell table:style-name="ce4" office:value-type="float" office:value="3.90689366869901" calcext:value-type="float">
            <text:p>3.9</text:p>
          </table:table-cell>
          <table:table-cell table:style-name="ce4" office:value-type="float" office:value="23.4299371233711" calcext:value-type="float">
            <text:p>23.4</text:p>
          </table:table-cell>
          <table:table-cell office:value-type="float" office:value="76" calcext:value-type="float">
            <text:p>76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070026701357" calcext:value-type="float">
            <text:p>4.64</text:p>
          </table:table-cell>
          <table:table-cell table:style-name="ce12" office:value-type="float" office:value="10.1855572044153" calcext:value-type="float">
            <text:p>10.19</text:p>
          </table:table-cell>
          <table:table-cell table:style-name="ce12" office:value-type="float" office:value="-14.8321590234166" calcext:value-type="float">
            <text:p>-14.83</text:p>
          </table:table-cell>
          <table:table-cell table:style-name="ce12" office:value-type="float" office:value="198.266614198602" calcext:value-type="float">
            <text:p>198.27</text:p>
          </table:table-cell>
          <table:table-cell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0.26209549109141" calcext:value-type="float">
            <text:p>0.262</text:p>
          </table:table-cell>
          <table:table-cell office:value-type="float" office:value="6.68943969806035" calcext:value-type="float">
            <text:p>6.7</text:p>
          </table:table-cell>
          <table:table-cell table:style-name="ce8" office:value-type="time" office:time-value="PT00H06M41.366381884S" calcext:value-type="time">
            <text:p>6:41</text:p>
          </table:table-cell>
          <table:table-cell table:style-name="ce10" office:value-type="percentage" office:value="0.399660542089475" calcext:value-type="percentage">
            <text:p>39.97%</text:p>
          </table:table-cell>
          <table:table-cell table:style-name="ce12" office:value-type="float" office:value="-64.267020288" calcext:value-type="float">
            <text:p>-64.27</text:p>
          </table:table-cell>
          <table:table-cell table:style-name="ce12" office:value-type="float" office:value="-23.000182784" calcext:value-type="float">
            <text:p>-23.00</text:p>
          </table:table-cell>
          <table:table-cell table:style-name="ce12" office:value-type="float" office:value="180.25152331" calcext:value-type="float">
            <text:p>180.25</text:p>
          </table:table-cell>
          <table:table-cell table:style-name="ce12" office:value-type="float" office:value="1433.84309248" calcext:value-type="float">
            <text:p>1433.84</text:p>
          </table:table-cell>
          <table:table-cell table:style-name="ce12" office:value-type="float" office:value="921.07287134571" calcext:value-type="float">
            <text:p>921.07</text:p>
          </table:table-cell>
          <table:table-cell office:value-type="float" office:value="87" calcext:value-type="float">
            <text:p>87</text:p>
          </table:table-cell>
          <table:table-cell office:value-type="float" office:value="696" calcext:value-type="float">
            <text:p>69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5.6804190516472" calcext:value-type="float">
            <text:p>35.7</text:p>
          </table:table-cell>
          <table:table-cell table:style-name="ce8" office:value-type="time" office:time-value="PT00H35M40.825143099S" calcext:value-type="time">
            <text:p>35:40</text:p>
          </table:table-cell>
          <table:table-cell table:style-name="ce16" office:value-type="percentage" office:value="0.799657854597943" calcext:value-type="percentage">
            <text:p>79.97%</text:p>
          </table:table-cell>
          <table:table-cell table:style-name="ce12" office:value-type="float" office:value="7.42027442294908" calcext:value-type="float">
            <text:p>7.42</text:p>
          </table:table-cell>
          <table:table-cell table:style-name="ce12" office:value-type="float" office:value="44.4850146530181" calcext:value-type="float">
            <text:p>44.49</text:p>
          </table:table-cell>
          <table:table-cell table:style-name="ce4" office:value-type="float" office:value="3.90540759102583" calcext:value-type="float">
            <text:p>3.9</text:p>
          </table:table-cell>
          <table:table-cell table:style-name="ce4" office:value-type="float" office:value="23.4131656068516" calcext:value-type="float">
            <text:p>23.4</text:p>
          </table:table-cell>
          <table:table-cell office:value-type="float" office:value="162" calcext:value-type="float">
            <text:p>162</text:p>
          </table:table-cell>
          <table:table-cell office:value-type="float" office:value="972" calcext:value-type="float">
            <text:p>97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185829215652" calcext:value-type="float">
            <text:p>4.64</text:p>
          </table:table-cell>
          <table:table-cell table:style-name="ce12" office:value-type="float" office:value="10.1826765116825" calcext:value-type="float">
            <text:p>10.18</text:p>
          </table:table-cell>
          <table:table-cell table:style-name="ce12" office:value-type="float" office:value="-14.8654643619854" calcext:value-type="float">
            <text:p>-14.87</text:p>
          </table:table-cell>
          <table:table-cell table:style-name="ce12" office:value-type="float" office:value="198.219516725791" calcext:value-type="float">
            <text:p>198.22</text:p>
          </table:table-cell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210969575246175" calcext:value-type="float">
            <text:p>0.211</text:p>
          </table:table-cell>
          <table:table-cell office:value-type="float" office:value="6.94325903654099" calcext:value-type="float">
            <text:p>6.9</text:p>
          </table:table-cell>
          <table:table-cell table:style-name="ce8" office:value-type="time" office:time-value="PT00H06M56.595542192S" calcext:value-type="time">
            <text:p>6:56</text:p>
          </table:table-cell>
          <table:table-cell table:style-name="ce10" office:value-type="percentage" office:value="0.399677945801945" calcext:value-type="percentage">
            <text:p>39.97%</text:p>
          </table:table-cell>
          <table:table-cell table:style-name="ce12" office:value-type="float" office:value="-63.92696832" calcext:value-type="float">
            <text:p>-63.93</text:p>
          </table:table-cell>
          <table:table-cell table:style-name="ce12" office:value-type="float" office:value="-23.119817728" calcext:value-type="float">
            <text:p>-23.12</text:p>
          </table:table-cell>
          <table:table-cell table:style-name="ce12" office:value-type="float" office:value="179.75160211" calcext:value-type="float">
            <text:p>179.75</text:p>
          </table:table-cell>
          <table:table-cell table:style-name="ce12" office:value-type="float" office:value="1433.555163136" calcext:value-type="float">
            <text:p>1433.56</text:p>
          </table:table-cell>
          <table:table-cell table:style-name="ce12" office:value-type="float" office:value="921.47949635316" calcext:value-type="float">
            <text:p>921.48</text:p>
          </table:table-cell>
          <table:table-cell office:value-type="float" office:value="98" calcext:value-type="float">
            <text:p>98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6.0035595536232" calcext:value-type="float">
            <text:p>16.0</text:p>
          </table:table-cell>
          <table:table-cell table:style-name="ce8" office:value-type="time" office:time-value="PT00H16M00.213573217S" calcext:value-type="time">
            <text:p>16:00</text:p>
          </table:table-cell>
          <table:table-cell table:style-name="ce16" office:value-type="percentage" office:value="0.799703793591886" calcext:value-type="percentage">
            <text:p>79.97%</text:p>
          </table:table-cell>
          <table:table-cell table:style-name="ce12" office:value-type="float" office:value="7.42027579436159" calcext:value-type="float">
            <text:p>7.42</text:p>
          </table:table-cell>
          <table:table-cell table:style-name="ce12" office:value-type="float" office:value="44.5193626513041" calcext:value-type="float">
            <text:p>44.52</text:p>
          </table:table-cell>
          <table:table-cell table:style-name="ce4" office:value-type="float" office:value="3.90540831282189" calcext:value-type="float">
            <text:p>3.9</text:p>
          </table:table-cell>
          <table:table-cell table:style-name="ce4" office:value-type="float" office:value="23.4312435006864" calcext:value-type="float">
            <text:p>23.4</text:p>
          </table:table-cell>
          <table:table-cell office:value-type="float" office:value="93" calcext:value-type="float">
            <text:p>93</text:p>
          </table:table-cell>
          <table:table-cell office:value-type="float" office:value="558" calcext:value-type="float">
            <text:p>558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126090241678" calcext:value-type="float">
            <text:p>4.64</text:p>
          </table:table-cell>
          <table:table-cell table:style-name="ce12" office:value-type="float" office:value="10.182424773002" calcext:value-type="float">
            <text:p>10.18</text:p>
          </table:table-cell>
          <table:table-cell table:style-name="ce12" office:value-type="float" office:value="-14.8670544684957" calcext:value-type="float">
            <text:p>-14.87</text:p>
          </table:table-cell>
          <table:table-cell table:style-name="ce12" office:value-type="float" office:value="198.234186214261" calcext:value-type="float">
            <text:p>198.23</text:p>
          </table:table-cell>
          <table:table-cell table:number-columns-repeated="3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0.221846830844879" calcext:value-type="float">
            <text:p>0.222</text:p>
          </table:table-cell>
          <table:table-cell office:value-type="float" office:value="9.42456867694855" calcext:value-type="float">
            <text:p>9.4</text:p>
          </table:table-cell>
          <table:table-cell table:style-name="ce8" office:value-type="time" office:time-value="PT00H09M25.474120617S" calcext:value-type="time">
            <text:p>9:25</text:p>
          </table:table-cell>
          <table:table-cell table:style-name="ce10" office:value-type="percentage" office:value="0.399637355426106" calcext:value-type="percentage">
            <text:p>39.96%</text:p>
          </table:table-cell>
          <table:table-cell table:style-name="ce12" office:value-type="float" office:value="-63.841439744" calcext:value-type="float">
            <text:p>-63.84</text:p>
          </table:table-cell>
          <table:table-cell table:style-name="ce12" office:value-type="float" office:value="-22.94864384" calcext:value-type="float">
            <text:p>-22.95</text:p>
          </table:table-cell>
          <table:table-cell table:style-name="ce12" office:value-type="float" office:value="179.75140611" calcext:value-type="float">
            <text:p>179.75</text:p>
          </table:table-cell>
          <table:table-cell table:style-name="ce12" office:value-type="float" office:value="1432.946598912" calcext:value-type="float">
            <text:p>1432.95</text:p>
          </table:table-cell>
          <table:table-cell table:style-name="ce12" office:value-type="float" office:value="921.64823929782" calcext:value-type="float">
            <text:p>921.65</text:p>
          </table:table-cell>
          <table:table-cell office:value-type="float" office:value="133" calcext:value-type="float">
            <text:p>133</text:p>
          </table:table-cell>
          <table:table-cell office:value-type="float" office:value="1064" calcext:value-type="float">
            <text:p>106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7.779756851991" calcext:value-type="float">
            <text:p>17.8</text:p>
          </table:table-cell>
          <table:table-cell table:style-name="ce8" office:value-type="time" office:time-value="PT00H17M46.785411119S" calcext:value-type="time">
            <text:p>17:46</text:p>
          </table:table-cell>
          <table:table-cell table:style-name="ce16" office:value-type="percentage" office:value="0.799713576715336" calcext:value-type="percentage">
            <text:p>79.97%</text:p>
          </table:table-cell>
          <table:table-cell table:style-name="ce12" office:value-type="float" office:value="7.42265916117723" calcext:value-type="float">
            <text:p>7.42</text:p>
          </table:table-cell>
          <table:table-cell table:style-name="ce12" office:value-type="float" office:value="44.5165981569246" calcext:value-type="float">
            <text:p>44.52</text:p>
          </table:table-cell>
          <table:table-cell table:style-name="ce4" office:value-type="float" office:value="3.90666271640907" calcext:value-type="float">
            <text:p>3.9</text:p>
          </table:table-cell>
          <table:table-cell table:style-name="ce4" office:value-type="float" office:value="23.4297885036445" calcext:value-type="float">
            <text:p>23.4</text:p>
          </table:table-cell>
          <table:table-cell office:value-type="float" office:value="101" calcext:value-type="float">
            <text:p>101</text:p>
          </table:table-cell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063723868725" calcext:value-type="float">
            <text:p>4.64</text:p>
          </table:table-cell>
          <table:table-cell table:style-name="ce12" office:value-type="float" office:value="10.1852302277529" calcext:value-type="float">
            <text:p>10.19</text:p>
          </table:table-cell>
          <table:table-cell table:style-name="ce12" office:value-type="float" office:value="-14.8561884079865" calcext:value-type="float">
            <text:p>-14.86</text:p>
          </table:table-cell>
          <table:table-cell table:style-name="ce12" office:value-type="float" office:value="198.264726365375" calcext:value-type="float">
            <text:p>198.26</text:p>
          </table:table-cell>
          <table:table-cell table:number-columns-repeated="3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177975006898244" calcext:value-type="float">
            <text:p>0.178</text:p>
          </table:table-cell>
          <table:table-cell office:value-type="float" office:value="4.82616132895152" calcext:value-type="float">
            <text:p>4.8</text:p>
          </table:table-cell>
          <table:table-cell table:style-name="ce8" office:value-type="time" office:time-value="PT00H04M49.569679737S" calcext:value-type="time">
            <text:p>4:49</text:p>
          </table:table-cell>
          <table:table-cell table:style-name="ce10" office:value-type="percentage" office:value="0.399719042140382" calcext:value-type="percentage">
            <text:p>39.97%</text:p>
          </table:table-cell>
          <table:table-cell table:style-name="ce12" office:value-type="float" office:value="-63.8268672" calcext:value-type="float">
            <text:p>-63.83</text:p>
          </table:table-cell>
          <table:table-cell table:style-name="ce12" office:value-type="float" office:value="-22.867201024" calcext:value-type="float">
            <text:p>-22.87</text:p>
          </table:table-cell>
          <table:table-cell table:style-name="ce12" office:value-type="float" office:value="180.25137969" calcext:value-type="float">
            <text:p>180.25</text:p>
          </table:table-cell>
          <table:table-cell table:style-name="ce12" office:value-type="float" office:value="1434.893288448" calcext:value-type="float">
            <text:p>1434.89</text:p>
          </table:table-cell>
          <table:table-cell table:style-name="ce12" office:value-type="float" office:value="921.049794265161" calcext:value-type="float">
            <text:p>921.05</text:p>
          </table:table-cell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5368852456411" calcext:value-type="float">
            <text:p>12.5</text:p>
          </table:table-cell>
          <table:table-cell table:style-name="ce8" office:value-type="time" office:time-value="PT00H12M32.213114738S" calcext:value-type="time">
            <text:p>12:32</text:p>
          </table:table-cell>
          <table:table-cell table:style-name="ce16" office:value-type="percentage" office:value="0.799717953704159" calcext:value-type="percentage">
            <text:p>79.97%</text:p>
          </table:table-cell>
          <table:table-cell table:style-name="ce12" office:value-type="float" office:value="7.42007335677399" calcext:value-type="float">
            <text:p>7.42</text:p>
          </table:table-cell>
          <table:table-cell table:style-name="ce12" office:value-type="float" office:value="44.5194140327046" calcext:value-type="float">
            <text:p>44.52</text:p>
          </table:table-cell>
          <table:table-cell table:style-name="ce4" office:value-type="float" office:value="3.90530176672315" calcext:value-type="float">
            <text:p>3.9</text:p>
          </table:table-cell>
          <table:table-cell table:style-name="ce4" office:value-type="float" office:value="23.4312705435287" calcext:value-type="float">
            <text:p>23.4</text:p>
          </table:table-cell>
          <table:table-cell office:value-type="float" office:value="82" calcext:value-type="float">
            <text:p>82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33570333172" calcext:value-type="float">
            <text:p>4.64</text:p>
          </table:table-cell>
          <table:table-cell table:style-name="ce12" office:value-type="float" office:value="10.1822247844286" calcext:value-type="float">
            <text:p>10.18</text:p>
          </table:table-cell>
          <table:table-cell table:style-name="ce12" office:value-type="float" office:value="-14.8758940971235" calcext:value-type="float">
            <text:p>-14.88</text:p>
          </table:table-cell>
          <table:table-cell table:style-name="ce12" office:value-type="float" office:value="198.216409608034" calcext:value-type="float">
            <text:p>198.22</text:p>
          </table:table-cell>
          <table:table-cell table:number-columns-repeated="3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0.227839279174805" calcext:value-type="float">
            <text:p>0.228</text:p>
          </table:table-cell>
          <table:table-cell office:value-type="float" office:value="5.6358012398084" calcext:value-type="float">
            <text:p>5.6</text:p>
          </table:table-cell>
          <table:table-cell table:style-name="ce8" office:value-type="time" office:time-value="PT00H05M38.148074389S" calcext:value-type="time">
            <text:p>5:38</text:p>
          </table:table-cell>
          <table:table-cell table:style-name="ce10" office:value-type="percentage" office:value="0.399666062729917" calcext:value-type="percentage">
            <text:p>39.97%</text:p>
          </table:table-cell>
          <table:table-cell table:style-name="ce12" office:value-type="float" office:value="-63.035902976" calcext:value-type="float">
            <text:p>-63.04</text:p>
          </table:table-cell>
          <table:table-cell table:style-name="ce12" office:value-type="float" office:value="-22.835156992" calcext:value-type="float">
            <text:p>-22.84</text:p>
          </table:table-cell>
          <table:table-cell table:style-name="ce12" office:value-type="float" office:value="180.25147202" calcext:value-type="float">
            <text:p>180.25</text:p>
          </table:table-cell>
          <table:table-cell table:style-name="ce12" office:value-type="float" office:value="1433.74240768" calcext:value-type="float">
            <text:p>1433.74</text:p>
          </table:table-cell>
          <table:table-cell table:style-name="ce12" office:value-type="float" office:value="921.879865763128" calcext:value-type="float">
            <text:p>921.88</text:p>
          </table:table-cell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3.5585508783658" calcext:value-type="float">
            <text:p>23.6</text:p>
          </table:table-cell>
          <table:table-cell table:style-name="ce8" office:value-type="time" office:time-value="PT00H23M33.513052702S" calcext:value-type="time">
            <text:p>23:33</text:p>
          </table:table-cell>
          <table:table-cell table:style-name="ce16" office:value-type="percentage" office:value="0.799723510721075" calcext:value-type="percentage">
            <text:p>79.97%</text:p>
          </table:table-cell>
          <table:table-cell table:style-name="ce12" office:value-type="float" office:value="7.42009213997948" calcext:value-type="float">
            <text:p>7.42</text:p>
          </table:table-cell>
          <table:table-cell table:style-name="ce12" office:value-type="float" office:value="44.5515510200553" calcext:value-type="float">
            <text:p>44.55</text:p>
          </table:table-cell>
          <table:table-cell table:style-name="ce4" office:value-type="float" office:value="3.90531165262078" calcext:value-type="float">
            <text:p>3.9</text:p>
          </table:table-cell>
          <table:table-cell table:style-name="ce4" office:value-type="float" office:value="23.4481847473975" calcext:value-type="float">
            <text:p>23.4</text:p>
          </table:table-cell>
          <table:table-cell office:value-type="float" office:value="129" calcext:value-type="float">
            <text:p>129</text:p>
          </table:table-cell>
          <table:table-cell office:value-type="float" office:value="774" calcext:value-type="float">
            <text:p>77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01893162523" calcext:value-type="float">
            <text:p>4.64</text:p>
          </table:table-cell>
          <table:table-cell table:style-name="ce12" office:value-type="float" office:value="10.1819137608291" calcext:value-type="float">
            <text:p>10.18</text:p>
          </table:table-cell>
          <table:table-cell table:style-name="ce12" office:value-type="float" office:value="-14.8274743220556" calcext:value-type="float">
            <text:p>-14.83</text:p>
          </table:table-cell>
          <table:table-cell table:style-name="ce12" office:value-type="float" office:value="198.238393933274" calcext:value-type="float">
            <text:p>198.24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207387105623881" calcext:value-type="float">
            <text:p>0.207</text:p>
          </table:table-cell>
          <table:table-cell office:value-type="float" office:value="9.09792254765829" calcext:value-type="float">
            <text:p>9.1</text:p>
          </table:table-cell>
          <table:table-cell table:style-name="ce8" office:value-type="time" office:time-value="PT00H09M05.875352859S" calcext:value-type="time">
            <text:p>9:05</text:p>
          </table:table-cell>
          <table:table-cell table:style-name="ce10" office:value-type="percentage" office:value="0.399710046781138" calcext:value-type="percentage">
            <text:p>39.97%</text:p>
          </table:table-cell>
          <table:table-cell table:style-name="ce12" office:value-type="float" office:value="-63.58726656" calcext:value-type="float">
            <text:p>-63.59</text:p>
          </table:table-cell>
          <table:table-cell table:style-name="ce12" office:value-type="float" office:value="-22.73569792" calcext:value-type="float">
            <text:p>-22.74</text:p>
          </table:table-cell>
          <table:table-cell table:style-name="ce12" office:value-type="float" office:value="180.25175673" calcext:value-type="float">
            <text:p>180.25</text:p>
          </table:table-cell>
          <table:table-cell table:style-name="ce12" office:value-type="float" office:value="1434.104328192" calcext:value-type="float">
            <text:p>1434.10</text:p>
          </table:table-cell>
          <table:table-cell table:style-name="ce12" office:value-type="float" office:value="921.519717757364" calcext:value-type="float">
            <text:p>921.52</text:p>
          </table:table-cell>
          <table:table-cell office:value-type="float" office:value="130" calcext:value-type="float">
            <text:p>130</text:p>
          </table:table-cell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6629069209099" calcext:value-type="float">
            <text:p>14.7</text:p>
          </table:table-cell>
          <table:table-cell table:style-name="ce8" office:value-type="time" office:time-value="PT00H14M39.774415255S" calcext:value-type="time">
            <text:p>14:39</text:p>
          </table:table-cell>
          <table:table-cell table:style-name="ce16" office:value-type="percentage" office:value="0.799739670517159" calcext:value-type="percentage">
            <text:p>79.97%</text:p>
          </table:table-cell>
          <table:table-cell table:style-name="ce12" office:value-type="float" office:value="7.42309589244964" calcext:value-type="float">
            <text:p>7.42</text:p>
          </table:table-cell>
          <table:table-cell table:style-name="ce12" office:value-type="float" office:value="44.5379681269641" calcext:value-type="float">
            <text:p>44.54</text:p>
          </table:table-cell>
          <table:table-cell table:style-name="ce4" office:value-type="float" office:value="3.90689257497349" calcext:value-type="float">
            <text:p>3.9</text:p>
          </table:table-cell>
          <table:table-cell table:style-name="ce4" office:value-type="float" office:value="23.4410358562969" calcext:value-type="float">
            <text:p>23.4</text:p>
          </table:table-cell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7698041463" calcext:value-type="float">
            <text:p>4.64</text:p>
          </table:table-cell>
          <table:table-cell table:style-name="ce12" office:value-type="float" office:value="10.1856484276437" calcext:value-type="float">
            <text:p>10.19</text:p>
          </table:table-cell>
          <table:table-cell table:style-name="ce12" office:value-type="float" office:value="-14.8303820599524" calcext:value-type="float">
            <text:p>-14.83</text:p>
          </table:table-cell>
          <table:table-cell table:style-name="ce12" office:value-type="float" office:value="198.262773769763" calcext:value-type="float">
            <text:p>198.26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195927476882935" calcext:value-type="float">
            <text:p>0.196</text:p>
          </table:table-cell>
          <table:table-cell office:value-type="float" office:value="4.52544239362081" calcext:value-type="float">
            <text:p>4.5</text:p>
          </table:table-cell>
          <table:table-cell table:style-name="ce8" office:value-type="time" office:time-value="PT00H04M31.526543617S" calcext:value-type="time">
            <text:p>4:31</text:p>
          </table:table-cell>
          <table:table-cell table:style-name="ce10" office:value-type="percentage" office:value="0.399772965388665" calcext:value-type="percentage">
            <text:p>39.98%</text:p>
          </table:table-cell>
          <table:table-cell table:style-name="ce12" office:value-type="float" office:value="-63.484577792" calcext:value-type="float">
            <text:p>-63.48</text:p>
          </table:table-cell>
          <table:table-cell table:style-name="ce12" office:value-type="float" office:value="-23.299416064" calcext:value-type="float">
            <text:p>-23.30</text:p>
          </table:table-cell>
          <table:table-cell table:style-name="ce12" office:value-type="float" office:value="180.2517425" calcext:value-type="float">
            <text:p>180.25</text:p>
          </table:table-cell>
          <table:table-cell table:style-name="ce12" office:value-type="float" office:value="1434.808265728" calcext:value-type="float">
            <text:p>1434.81</text:p>
          </table:table-cell>
          <table:table-cell table:style-name="ce12" office:value-type="float" office:value="921.472378504374" calcext:value-type="float">
            <text:p>921.47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3952947338422" calcext:value-type="float">
            <text:p>14.4</text:p>
          </table:table-cell>
          <table:table-cell table:style-name="ce8" office:value-type="time" office:time-value="PT00H14M23.717684031S" calcext:value-type="time">
            <text:p>14:23</text:p>
          </table:table-cell>
          <table:table-cell table:style-name="ce16" office:value-type="percentage" office:value="0.799750727158606" calcext:value-type="percentage">
            <text:p>79.98%</text:p>
          </table:table-cell>
          <table:table-cell table:style-name="ce12" office:value-type="float" office:value="7.42009573014002" calcext:value-type="float">
            <text:p>7.42</text:p>
          </table:table-cell>
          <table:table-cell table:style-name="ce12" office:value-type="float" office:value="44.5391742489165" calcext:value-type="float">
            <text:p>44.54</text:p>
          </table:table-cell>
          <table:table-cell table:style-name="ce4" office:value-type="float" office:value="3.90531354217896" calcext:value-type="float">
            <text:p>3.9</text:p>
          </table:table-cell>
          <table:table-cell table:style-name="ce4" office:value-type="float" office:value="23.4416706573244" calcext:value-type="float">
            <text:p>23.4</text:p>
          </table:table-cell>
          <table:table-cell office:value-type="float" office:value="87" calcext:value-type="float">
            <text:p>87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423859382507" calcext:value-type="float">
            <text:p>4.64</text:p>
          </table:table-cell>
          <table:table-cell table:style-name="ce12" office:value-type="float" office:value="10.1818521622706" calcext:value-type="float">
            <text:p>10.18</text:p>
          </table:table-cell>
          <table:table-cell table:style-name="ce12" office:value-type="float" office:value="-14.8391880007689" calcext:value-type="float">
            <text:p>-14.84</text:p>
          </table:table-cell>
          <table:table-cell table:style-name="ce12" office:value-type="float" office:value="198.216738650921" calcext:value-type="float">
            <text:p>198.22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220676875114441" calcext:value-type="float">
            <text:p>0.221</text:p>
          </table:table-cell>
          <table:table-cell office:value-type="float" office:value="6.79663784901301" calcext:value-type="float">
            <text:p>6.8</text:p>
          </table:table-cell>
          <table:table-cell table:style-name="ce8" office:value-type="time" office:time-value="PT00H06M47.798270941S" calcext:value-type="time">
            <text:p>6:47</text:p>
          </table:table-cell>
          <table:table-cell table:style-name="ce10" office:value-type="percentage" office:value="0.399706675512465" calcext:value-type="percentage">
            <text:p>39.97%</text:p>
          </table:table-cell>
          <table:table-cell table:style-name="ce12" office:value-type="float" office:value="-63.429925888" calcext:value-type="float">
            <text:p>-63.43</text:p>
          </table:table-cell>
          <table:table-cell table:style-name="ce12" office:value-type="float" office:value="-23.016214528" calcext:value-type="float">
            <text:p>-23.02</text:p>
          </table:table-cell>
          <table:table-cell table:style-name="ce12" office:value-type="float" office:value="180.25148429" calcext:value-type="float">
            <text:p>180.25</text:p>
          </table:table-cell>
          <table:table-cell table:style-name="ce12" office:value-type="float" office:value="1433.415274496" calcext:value-type="float">
            <text:p>1433.42</text:p>
          </table:table-cell>
          <table:table-cell table:style-name="ce12" office:value-type="float" office:value="921.916227994012" calcext:value-type="float">
            <text:p>921.92</text:p>
          </table:table-cell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0708533763886" calcext:value-type="float">
            <text:p>12.1</text:p>
          </table:table-cell>
          <table:table-cell table:style-name="ce8" office:value-type="time" office:time-value="PT00H12M04.251202583S" calcext:value-type="time">
            <text:p>12:04</text:p>
          </table:table-cell>
          <table:table-cell table:style-name="ce16" office:value-type="percentage" office:value="0.799754940712607" calcext:value-type="percentage">
            <text:p>79.98%</text:p>
          </table:table-cell>
          <table:table-cell table:style-name="ce12" office:value-type="float" office:value="7.42024282734442" calcext:value-type="float">
            <text:p>7.42</text:p>
          </table:table-cell>
          <table:table-cell table:style-name="ce12" office:value-type="float" office:value="44.5514921799576" calcext:value-type="float">
            <text:p>44.55</text:p>
          </table:table-cell>
          <table:table-cell table:style-name="ce4" office:value-type="float" office:value="3.90539096176022" calcext:value-type="float">
            <text:p>3.9</text:p>
          </table:table-cell>
          <table:table-cell table:style-name="ce4" office:value-type="float" office:value="23.4481537789251" calcext:value-type="float">
            <text:p>23.4</text:p>
          </table:table-cell>
          <table:table-cell office:value-type="float" office:value="66" calcext:value-type="float">
            <text:p>66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13103753481" calcext:value-type="float">
            <text:p>4.64</text:p>
          </table:table-cell>
          <table:table-cell table:style-name="ce12" office:value-type="float" office:value="10.1821919617862" calcext:value-type="float">
            <text:p>10.18</text:p>
          </table:table-cell>
          <table:table-cell table:style-name="ce12" office:value-type="float" office:value="-14.8450872542813" calcext:value-type="float">
            <text:p>-14.85</text:p>
          </table:table-cell>
          <table:table-cell table:style-name="ce12" office:value-type="float" office:value="198.242169259667" calcext:value-type="float">
            <text:p>198.24</text:p>
          </table:table-cell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231096549828847" calcext:value-type="float">
            <text:p>0.231</text:p>
          </table:table-cell>
          <table:table-cell office:value-type="float" office:value="7.16698111693064" calcext:value-type="float">
            <text:p>7.2</text:p>
          </table:table-cell>
          <table:table-cell table:style-name="ce8" office:value-type="time" office:time-value="PT00H07M10.018867016S" calcext:value-type="time">
            <text:p>7:10</text:p>
          </table:table-cell>
          <table:table-cell table:style-name="ce10" office:value-type="percentage" office:value="0.399741498526023" calcext:value-type="percentage">
            <text:p>39.97%</text:p>
          </table:table-cell>
          <table:table-cell table:style-name="ce12" office:value-type="float" office:value="-63.452183552" calcext:value-type="float">
            <text:p>-63.45</text:p>
          </table:table-cell>
          <table:table-cell table:style-name="ce12" office:value-type="float" office:value="-23.540436992" calcext:value-type="float">
            <text:p>-23.54</text:p>
          </table:table-cell>
          <table:table-cell table:style-name="ce12" office:value-type="float" office:value="179.7517808" calcext:value-type="float">
            <text:p>179.75</text:p>
          </table:table-cell>
          <table:table-cell table:style-name="ce12" office:value-type="float" office:value="1433.81128192" calcext:value-type="float">
            <text:p>1433.81</text:p>
          </table:table-cell>
          <table:table-cell table:style-name="ce12" office:value-type="float" office:value="921.886341503201" calcext:value-type="float">
            <text:p>921.89</text:p>
          </table:table-cell>
          <table:table-cell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5.421023829778" calcext:value-type="float">
            <text:p>15.4</text:p>
          </table:table-cell>
          <table:table-cell table:style-name="ce8" office:value-type="time" office:time-value="PT00H15M25.261429787S" calcext:value-type="time">
            <text:p>15:25</text:p>
          </table:table-cell>
          <table:table-cell table:style-name="ce16" office:value-type="percentage" office:value="0.799760006538987" calcext:value-type="percentage">
            <text:p>79.98%</text:p>
          </table:table-cell>
          <table:table-cell table:style-name="ce12" office:value-type="float" office:value="7.42024486805273" calcext:value-type="float">
            <text:p>7.42</text:p>
          </table:table-cell>
          <table:table-cell table:style-name="ce12" office:value-type="float" office:value="44.5509022448856" calcext:value-type="float">
            <text:p>44.55</text:p>
          </table:table-cell>
          <table:table-cell table:style-name="ce4" office:value-type="float" office:value="3.90539203581723" calcext:value-type="float">
            <text:p>3.9</text:p>
          </table:table-cell>
          <table:table-cell table:style-name="ce4" office:value-type="float" office:value="23.4478432867819" calcext:value-type="float">
            <text:p>23.4</text:p>
          </table:table-cell>
          <table:table-cell office:value-type="float" office:value="78" calcext:value-type="float">
            <text:p>78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55337106161" calcext:value-type="float">
            <text:p>4.64</text:p>
          </table:table-cell>
          <table:table-cell table:style-name="ce12" office:value-type="float" office:value="10.1818929409477" calcext:value-type="float">
            <text:p>10.18</text:p>
          </table:table-cell>
          <table:table-cell table:style-name="ce12" office:value-type="float" office:value="-14.8301119625706" calcext:value-type="float">
            <text:p>-14.83</text:p>
          </table:table-cell>
          <table:table-cell table:style-name="ce12" office:value-type="float" office:value="198.228574009216" calcext:value-type="float">
            <text:p>198.23</text:p>
          </table:table-cell>
          <table:table-cell table:number-columns-repeated="3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0.176685607433319" calcext:value-type="float">
            <text:p>0.177</text:p>
          </table:table-cell>
          <table:table-cell office:value-type="float" office:value="5.18868226607641" calcext:value-type="float">
            <text:p>5.2</text:p>
          </table:table-cell>
          <table:table-cell table:style-name="ce8" office:value-type="time" office:time-value="PT00H05M11.320935965S" calcext:value-type="time">
            <text:p>5:11</text:p>
          </table:table-cell>
          <table:table-cell table:style-name="ce10" office:value-type="percentage" office:value="0.399735932170682" calcext:value-type="percentage">
            <text:p>39.97%</text:p>
          </table:table-cell>
          <table:table-cell table:style-name="ce12" office:value-type="float" office:value="-63.366693888" calcext:value-type="float">
            <text:p>-63.37</text:p>
          </table:table-cell>
          <table:table-cell table:style-name="ce12" office:value-type="float" office:value="-22.962691072" calcext:value-type="float">
            <text:p>-22.96</text:p>
          </table:table-cell>
          <table:table-cell table:style-name="ce12" office:value-type="float" office:value="179.751772" calcext:value-type="float">
            <text:p>179.75</text:p>
          </table:table-cell>
          <table:table-cell table:style-name="ce12" office:value-type="float" office:value="1433.301417984" calcext:value-type="float">
            <text:p>1433.30</text:p>
          </table:table-cell>
          <table:table-cell table:style-name="ce12" office:value-type="float" office:value="922.132283196632" calcext:value-type="float">
            <text:p>922.13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3.5923000892003" calcext:value-type="float">
            <text:p>13.6</text:p>
          </table:table-cell>
          <table:table-cell table:style-name="ce8" office:value-type="time" office:time-value="PT00H13M35.538005352S" calcext:value-type="time">
            <text:p>13:35</text:p>
          </table:table-cell>
          <table:table-cell table:style-name="ce16" office:value-type="percentage" office:value="0.799760009339853" calcext:value-type="percentage">
            <text:p>79.98%</text:p>
          </table:table-cell>
          <table:table-cell table:style-name="ce12" office:value-type="float" office:value="7.42024584086495" calcext:value-type="float">
            <text:p>7.42</text:p>
          </table:table-cell>
          <table:table-cell table:style-name="ce12" office:value-type="float" office:value="44.5565867219301" calcext:value-type="float">
            <text:p>44.56</text:p>
          </table:table-cell>
          <table:table-cell table:style-name="ce4" office:value-type="float" office:value="3.90539254782366" calcext:value-type="float">
            <text:p>3.9</text:p>
          </table:table-cell>
          <table:table-cell table:style-name="ce4" office:value-type="float" office:value="23.4508351168053" calcext:value-type="float">
            <text:p>23.5</text:p>
          </table:table-cell>
          <table:table-cell office:value-type="float" office:value="86" calcext:value-type="float">
            <text:p>86</text:p>
          </table:table-cell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177603930993" calcext:value-type="float">
            <text:p>4.64</text:p>
          </table:table-cell>
          <table:table-cell table:style-name="ce12" office:value-type="float" office:value="10.1821025269278" calcext:value-type="float">
            <text:p>10.18</text:p>
          </table:table-cell>
          <table:table-cell table:style-name="ce12" office:value-type="float" office:value="-14.8187337618375" calcext:value-type="float">
            <text:p>-14.82</text:p>
          </table:table-cell>
          <table:table-cell table:style-name="ce12" office:value-type="float" office:value="198.24255740227" calcext:value-type="float">
            <text:p>198.24</text:p>
          </table:table-cell>
          <table:table-cell table:number-columns-repeated="3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0.217751057942708" calcext:value-type="float">
            <text:p>0.218</text:p>
          </table:table-cell>
          <table:table-cell office:value-type="float" office:value="14.5118830084801" calcext:value-type="float">
            <text:p>14.5</text:p>
          </table:table-cell>
          <table:table-cell table:style-name="ce8" office:value-type="time" office:time-value="PT00H14M30.712980509S" calcext:value-type="time">
            <text:p>14:30</text:p>
          </table:table-cell>
          <table:table-cell table:style-name="ce10" office:value-type="percentage" office:value="0.399778074543141" calcext:value-type="percentage">
            <text:p>39.98%</text:p>
          </table:table-cell>
          <table:table-cell table:style-name="ce12" office:value-type="float" office:value="-63.738887168" calcext:value-type="float">
            <text:p>-63.74</text:p>
          </table:table-cell>
          <table:table-cell table:style-name="ce12" office:value-type="float" office:value="-23.274765312" calcext:value-type="float">
            <text:p>-23.27</text:p>
          </table:table-cell>
          <table:table-cell table:style-name="ce12" office:value-type="float" office:value="179.7516131" calcext:value-type="float">
            <text:p>179.75</text:p>
          </table:table-cell>
          <table:table-cell table:style-name="ce12" office:value-type="float" office:value="1433.721278464" calcext:value-type="float">
            <text:p>1433.72</text:p>
          </table:table-cell>
          <table:table-cell table:style-name="ce12" office:value-type="float" office:value="921.838437053209" calcext:value-type="float">
            <text:p>921.84</text:p>
          </table:table-cell>
          <table:table-cell office:value-type="float" office:value="207" calcext:value-type="float">
            <text:p>207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3269396106402" calcext:value-type="float">
            <text:p>12.3</text:p>
          </table:table-cell>
          <table:table-cell table:style-name="ce8" office:value-type="time" office:time-value="PT00H12M19.616376638S" calcext:value-type="time">
            <text:p>12:19</text:p>
          </table:table-cell>
          <table:table-cell table:style-name="ce16" office:value-type="percentage" office:value="0.799778092189754" calcext:value-type="percentage">
            <text:p>79.98%</text:p>
          </table:table-cell>
          <table:table-cell table:style-name="ce12" office:value-type="float" office:value="7.42025122492481" calcext:value-type="float">
            <text:p>7.42</text:p>
          </table:table-cell>
          <table:table-cell table:style-name="ce12" office:value-type="float" office:value="44.5394028792888" calcext:value-type="float">
            <text:p>44.54</text:p>
          </table:table-cell>
          <table:table-cell table:style-name="ce4" office:value-type="float" office:value="3.90539538153937" calcext:value-type="float">
            <text:p>3.9</text:p>
          </table:table-cell>
          <table:table-cell table:style-name="ce4" office:value-type="float" office:value="23.4417909890994" calcext:value-type="float">
            <text:p>23.4</text:p>
          </table:table-cell>
          <table:table-cell office:value-type="float" office:value="71" calcext:value-type="float">
            <text:p>71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62276134799" calcext:value-type="float">
            <text:p>4.64</text:p>
          </table:table-cell>
          <table:table-cell table:style-name="ce12" office:value-type="float" office:value="10.1821572117871" calcext:value-type="float">
            <text:p>10.18</text:p>
          </table:table-cell>
          <table:table-cell table:style-name="ce12" office:value-type="float" office:value="-14.8476034459379" calcext:value-type="float">
            <text:p>-14.85</text:p>
          </table:table-cell>
          <table:table-cell table:style-name="ce12" office:value-type="float" office:value="198.230170871078" calcext:value-type="float">
            <text:p>198.23</text:p>
          </table:table-cell>
          <table:table-cell table:number-columns-repeated="3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0.180904777844747" calcext:value-type="float">
            <text:p>0.181</text:p>
          </table:table-cell>
          <table:table-cell office:value-type="float" office:value="8.72117990255356" calcext:value-type="float">
            <text:p>8.7</text:p>
          </table:table-cell>
          <table:table-cell table:style-name="ce8" office:value-type="time" office:time-value="PT00H08M43.270794153S" calcext:value-type="time">
            <text:p>8:43</text:p>
          </table:table-cell>
          <table:table-cell table:style-name="ce10" office:value-type="percentage" office:value="0.399839019446853" calcext:value-type="percentage">
            <text:p>39.98%</text:p>
          </table:table-cell>
          <table:table-cell table:style-name="ce12" office:value-type="float" office:value="-63.559600128" calcext:value-type="float">
            <text:p>-63.56</text:p>
          </table:table-cell>
          <table:table-cell table:style-name="ce12" office:value-type="float" office:value="-23.395295232" calcext:value-type="float">
            <text:p>-23.40</text:p>
          </table:table-cell>
          <table:table-cell table:style-name="ce12" office:value-type="float" office:value="180.25141926" calcext:value-type="float">
            <text:p>180.25</text:p>
          </table:table-cell>
          <table:table-cell table:style-name="ce12" office:value-type="float" office:value="1434.055007232" calcext:value-type="float">
            <text:p>1434.06</text:p>
          </table:table-cell>
          <table:table-cell table:style-name="ce12" office:value-type="float" office:value="921.986732306368" calcext:value-type="float">
            <text:p>921.99</text:p>
          </table:table-cell>
          <table:table-cell office:value-type="float" office:value="124" calcext:value-type="float">
            <text:p>124</text:p>
          </table:table-cell>
          <table:table-cell office:value-type="float" office:value="992" calcext:value-type="float">
            <text:p>99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7609386881193" calcext:value-type="float">
            <text:p>14.8</text:p>
          </table:table-cell>
          <table:table-cell table:style-name="ce8" office:value-type="time" office:time-value="PT00H14M45.656321287S" calcext:value-type="time">
            <text:p>14:45</text:p>
          </table:table-cell>
          <table:table-cell table:style-name="ce16" office:value-type="percentage" office:value="0.799870887088256" calcext:value-type="percentage">
            <text:p>79.99%</text:p>
          </table:table-cell>
          <table:table-cell table:style-name="ce12" office:value-type="float" office:value="7.42028056267391" calcext:value-type="float">
            <text:p>7.42</text:p>
          </table:table-cell>
          <table:table-cell table:style-name="ce12" office:value-type="float" office:value="44.5853149077081" calcext:value-type="float">
            <text:p>44.59</text:p>
          </table:table-cell>
          <table:table-cell table:style-name="ce4" office:value-type="float" office:value="3.90541082245995" calcext:value-type="float">
            <text:p>3.9</text:p>
          </table:table-cell>
          <table:table-cell table:style-name="ce4" office:value-type="float" office:value="23.4659552145832" calcext:value-type="float">
            <text:p>23.5</text:p>
          </table:table-cell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249858783" calcext:value-type="float">
            <text:p>4.64</text:p>
          </table:table-cell>
          <table:table-cell table:style-name="ce12" office:value-type="float" office:value="10.1820464075826" calcext:value-type="float">
            <text:p>10.18</text:p>
          </table:table-cell>
          <table:table-cell table:style-name="ce12" office:value-type="float" office:value="-14.8623678019159" calcext:value-type="float">
            <text:p>-14.86</text:p>
          </table:table-cell>
          <table:table-cell table:style-name="ce12" office:value-type="float" office:value="198.232349030646" calcext:value-type="float">
            <text:p>198.2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190329658985138" calcext:value-type="float">
            <text:p>0.190</text:p>
          </table:table-cell>
          <table:table-cell office:value-type="float" office:value="5.00855788787206" calcext:value-type="float">
            <text:p>5.0</text:p>
          </table:table-cell>
          <table:table-cell table:style-name="ce8" office:value-type="time" office:time-value="PT00H05M00.513473272S" calcext:value-type="time">
            <text:p>5:00</text:p>
          </table:table-cell>
          <table:table-cell table:style-name="ce10" office:value-type="percentage" office:value="0.399834518970968" calcext:value-type="percentage">
            <text:p>39.98%</text:p>
          </table:table-cell>
          <table:table-cell table:style-name="ce12" office:value-type="float" office:value="-63.303773184" calcext:value-type="float">
            <text:p>-63.30</text:p>
          </table:table-cell>
          <table:table-cell table:style-name="ce12" office:value-type="float" office:value="-22.932903936" calcext:value-type="float">
            <text:p>-22.93</text:p>
          </table:table-cell>
          <table:table-cell table:style-name="ce12" office:value-type="float" office:value="179.75138011" calcext:value-type="float">
            <text:p>179.75</text:p>
          </table:table-cell>
          <table:table-cell table:style-name="ce12" office:value-type="float" office:value="1433.267856384" calcext:value-type="float">
            <text:p>1433.27</text:p>
          </table:table-cell>
          <table:table-cell table:style-name="ce12" office:value-type="float" office:value="922.473293359088" calcext:value-type="float">
            <text:p>922.47</text:p>
          </table:table-cell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1996469179789" calcext:value-type="float">
            <text:p>14.2</text:p>
          </table:table-cell>
          <table:table-cell table:style-name="ce8" office:value-type="time" office:time-value="PT00H14M11.978815079S" calcext:value-type="time">
            <text:p>14:11</text:p>
          </table:table-cell>
          <table:table-cell table:style-name="ce16" office:value-type="percentage" office:value="0.799885596757826" calcext:value-type="percentage">
            <text:p>79.99%</text:p>
          </table:table-cell>
          <table:table-cell table:style-name="ce12" office:value-type="float" office:value="7.42028067825587" calcext:value-type="float">
            <text:p>7.42</text:p>
          </table:table-cell>
          <table:table-cell table:style-name="ce12" office:value-type="float" office:value="44.5999200482162" calcext:value-type="float">
            <text:p>44.60</text:p>
          </table:table-cell>
          <table:table-cell table:style-name="ce4" office:value-type="float" office:value="3.90541088329256" calcext:value-type="float">
            <text:p>3.9</text:p>
          </table:table-cell>
          <table:table-cell table:style-name="ce4" office:value-type="float" office:value="23.4736421306401" calcext:value-type="float">
            <text:p>23.5</text:p>
          </table:table-cell>
          <table:table-cell office:value-type="float" office:value="86" calcext:value-type="float">
            <text:p>86</text:p>
          </table:table-cell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130631341799" calcext:value-type="float">
            <text:p>4.64</text:p>
          </table:table-cell>
          <table:table-cell table:style-name="ce12" office:value-type="float" office:value="10.1820876171486" calcext:value-type="float">
            <text:p>10.18</text:p>
          </table:table-cell>
          <table:table-cell table:style-name="ce12" office:value-type="float" office:value="-14.8369108932373" calcext:value-type="float">
            <text:p>-14.84</text:p>
          </table:table-cell>
          <table:table-cell table:style-name="ce12" office:value-type="float" office:value="198.253050962445" calcext:value-type="float">
            <text:p>198.25</text:p>
          </table:table-cell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213474623362223" calcext:value-type="float">
            <text:p>0.213</text:p>
          </table:table-cell>
          <table:table-cell office:value-type="float" office:value="5.58441715240479" calcext:value-type="float">
            <text:p>5.6</text:p>
          </table:table-cell>
          <table:table-cell table:style-name="ce8" office:value-type="time" office:time-value="PT00H05M35.065029144S" calcext:value-type="time">
            <text:p>5:35</text:p>
          </table:table-cell>
          <table:table-cell table:style-name="ce10" office:value-type="percentage" office:value="0.399894928754086" calcext:value-type="percentage">
            <text:p>39.99%</text:p>
          </table:table-cell>
          <table:table-cell table:style-name="ce12" office:value-type="float" office:value="-63.776729088" calcext:value-type="float">
            <text:p>-63.78</text:p>
          </table:table-cell>
          <table:table-cell table:style-name="ce12" office:value-type="float" office:value="-23.614077952" calcext:value-type="float">
            <text:p>-23.61</text:p>
          </table:table-cell>
          <table:table-cell table:style-name="ce12" office:value-type="float" office:value="180.25139335" calcext:value-type="float">
            <text:p>180.25</text:p>
          </table:table-cell>
          <table:table-cell table:style-name="ce12" office:value-type="float" office:value="1434.0205312" calcext:value-type="float">
            <text:p>1434.02</text:p>
          </table:table-cell>
          <table:table-cell table:style-name="ce12" office:value-type="float" office:value="922.050163563125" calcext:value-type="float">
            <text:p>922.05</text:p>
          </table:table-cell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1868080298106" calcext:value-type="float">
            <text:p>14.2</text:p>
          </table:table-cell>
          <table:table-cell table:style-name="ce8" office:value-type="time" office:time-value="PT00H14M11.208481789S" calcext:value-type="time">
            <text:p>14:11</text:p>
          </table:table-cell>
          <table:table-cell table:style-name="ce16" office:value-type="percentage" office:value="0.799901687790461" calcext:value-type="percentage">
            <text:p>79.99%</text:p>
          </table:table-cell>
          <table:table-cell table:style-name="ce12" office:value-type="float" office:value="7.42023981903423" calcext:value-type="float">
            <text:p>7.42</text:p>
          </table:table-cell>
          <table:table-cell table:style-name="ce12" office:value-type="float" office:value="44.577903750217" calcext:value-type="float">
            <text:p>44.58</text:p>
          </table:table-cell>
          <table:table-cell table:style-name="ce4" office:value-type="float" office:value="3.90538937843907" calcext:value-type="float">
            <text:p>3.9</text:p>
          </table:table-cell>
          <table:table-cell table:style-name="ce4" office:value-type="float" office:value="23.4620546053774" calcext:value-type="float">
            <text:p>23.5</text:p>
          </table:table-cell>
          <table:table-cell office:value-type="float" office:value="77" calcext:value-type="float">
            <text:p>77</text:p>
          </table:table-cell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89140033223" calcext:value-type="float">
            <text:p>4.64</text:p>
          </table:table-cell>
          <table:table-cell table:style-name="ce12" office:value-type="float" office:value="10.181940481803" calcext:value-type="float">
            <text:p>10.18</text:p>
          </table:table-cell>
          <table:table-cell table:style-name="ce12" office:value-type="float" office:value="-14.8787192108494" calcext:value-type="float">
            <text:p>-14.88</text:p>
          </table:table-cell>
          <table:table-cell table:style-name="ce12" office:value-type="float" office:value="198.228075396122" calcext:value-type="float">
            <text:p>198.23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222874156634013" calcext:value-type="float">
            <text:p>0.223</text:p>
          </table:table-cell>
          <table:table-cell office:value-type="float" office:value="7.25878130197525" calcext:value-type="float">
            <text:p>7.3</text:p>
          </table:table-cell>
          <table:table-cell table:style-name="ce8" office:value-type="time" office:time-value="PT00H07M15.526878119S" calcext:value-type="time">
            <text:p>7:15</text:p>
          </table:table-cell>
          <table:table-cell table:style-name="ce10" office:value-type="percentage" office:value="0.399920603607064" calcext:value-type="percentage">
            <text:p>39.99%</text:p>
          </table:table-cell>
          <table:table-cell table:style-name="ce12" office:value-type="float" office:value="-63.583258624" calcext:value-type="float">
            <text:p>-63.58</text:p>
          </table:table-cell>
          <table:table-cell table:style-name="ce12" office:value-type="float" office:value="-22.96839168" calcext:value-type="float">
            <text:p>-22.97</text:p>
          </table:table-cell>
          <table:table-cell table:style-name="ce12" office:value-type="float" office:value="180.25158436" calcext:value-type="float">
            <text:p>180.25</text:p>
          </table:table-cell>
          <table:table-cell table:style-name="ce12" office:value-type="float" office:value="1434.121780224" calcext:value-type="float">
            <text:p>1434.12</text:p>
          </table:table-cell>
          <table:table-cell table:style-name="ce12" office:value-type="float" office:value="922.179972492473" calcext:value-type="float">
            <text:p>922.18</text:p>
          </table:table-cell>
          <table:table-cell office:value-type="float" office:value="103" calcext:value-type="float">
            <text:p>103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7429891983668" calcext:value-type="float">
            <text:p>14.7</text:p>
          </table:table-cell>
          <table:table-cell table:style-name="ce8" office:value-type="time" office:time-value="PT00H14M44.579351902S" calcext:value-type="time">
            <text:p>14:44</text:p>
          </table:table-cell>
          <table:table-cell table:style-name="ce16" office:value-type="percentage" office:value="0.799912468107617" calcext:value-type="percentage">
            <text:p>79.99%</text:p>
          </table:table-cell>
          <table:table-cell table:style-name="ce12" office:value-type="float" office:value="7.42026677276565" calcext:value-type="float">
            <text:p>7.42</text:p>
          </table:table-cell>
          <table:table-cell table:style-name="ce12" office:value-type="float" office:value="44.6011602526752" calcext:value-type="float">
            <text:p>44.60</text:p>
          </table:table-cell>
          <table:table-cell table:style-name="ce4" office:value-type="float" office:value="3.9054035646135" calcext:value-type="float">
            <text:p>3.9</text:p>
          </table:table-cell>
          <table:table-cell table:style-name="ce4" office:value-type="float" office:value="23.4742948698291" calcext:value-type="float">
            <text:p>23.5</text:p>
          </table:table-cell>
          <table:table-cell office:value-type="float" office:value="85" calcext:value-type="float">
            <text:p>85</text:p>
          </table:table-cell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66156890078" calcext:value-type="float">
            <text:p>4.64</text:p>
          </table:table-cell>
          <table:table-cell table:style-name="ce12" office:value-type="float" office:value="10.1821213315842" calcext:value-type="float">
            <text:p>10.18</text:p>
          </table:table-cell>
          <table:table-cell table:style-name="ce12" office:value-type="float" office:value="-14.8225557196687" calcext:value-type="float">
            <text:p>-14.82</text:p>
          </table:table-cell>
          <table:table-cell table:style-name="ce12" office:value-type="float" office:value="198.241488825195" calcext:value-type="float">
            <text:p>198.24</text:p>
          </table:table-cell>
          <table:table-cell table:number-columns-repeated="3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0.176678359508514" calcext:value-type="float">
            <text:p>0.177</text:p>
          </table:table-cell>
          <table:table-cell office:value-type="float" office:value="4.77578699191411" calcext:value-type="float">
            <text:p>4.8</text:p>
          </table:table-cell>
          <table:table-cell table:style-name="ce8" office:value-type="time" office:time-value="PT00H04M46.547219515S" calcext:value-type="time">
            <text:p>4:46</text:p>
          </table:table-cell>
          <table:table-cell table:style-name="ce10" office:value-type="percentage" office:value="0.399878382044431" calcext:value-type="percentage">
            <text:p>39.99%</text:p>
          </table:table-cell>
          <table:table-cell table:style-name="ce12" office:value-type="float" office:value="-64.08446464" calcext:value-type="float">
            <text:p>-64.08</text:p>
          </table:table-cell>
          <table:table-cell table:style-name="ce12" office:value-type="float" office:value="-23.2314368" calcext:value-type="float">
            <text:p>-23.23</text:p>
          </table:table-cell>
          <table:table-cell table:style-name="ce12" office:value-type="float" office:value="180.2513937" calcext:value-type="float">
            <text:p>180.25</text:p>
          </table:table-cell>
          <table:table-cell table:style-name="ce12" office:value-type="float" office:value="1433.06991104" calcext:value-type="float">
            <text:p>1433.07</text:p>
          </table:table-cell>
          <table:table-cell table:style-name="ce12" office:value-type="float" office:value="922.234786773169" calcext:value-type="float">
            <text:p>922.2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1299976388613" calcext:value-type="float">
            <text:p>14.1</text:p>
          </table:table-cell>
          <table:table-cell table:style-name="ce8" office:value-type="time" office:time-value="PT00H14M07.799858332S" calcext:value-type="time">
            <text:p>14:07</text:p>
          </table:table-cell>
          <table:table-cell table:style-name="ce16" office:value-type="percentage" office:value="0.799923953790388" calcext:value-type="percentage">
            <text:p>79.99%</text:p>
          </table:table-cell>
          <table:table-cell table:style-name="ce12" office:value-type="float" office:value="7.4230917133932" calcext:value-type="float">
            <text:p>7.42</text:p>
          </table:table-cell>
          <table:table-cell table:style-name="ce12" office:value-type="float" office:value="44.578244783633" calcext:value-type="float">
            <text:p>44.58</text:p>
          </table:table-cell>
          <table:table-cell table:style-name="ce4" office:value-type="float" office:value="3.90689037547011" calcext:value-type="float">
            <text:p>3.9</text:p>
          </table:table-cell>
          <table:table-cell table:style-name="ce4" office:value-type="float" office:value="23.462234096649" calcext:value-type="float">
            <text:p>23.5</text:p>
          </table:table-cell>
          <table:table-cell office:value-type="float" office:value="90" calcext:value-type="float">
            <text:p>90</text:p>
          </table:table-cell>
          <table:table-cell office:value-type="float" office:value="540" calcext:value-type="float">
            <text:p>54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128419467049" calcext:value-type="float">
            <text:p>4.64</text:p>
          </table:table-cell>
          <table:table-cell table:style-name="ce12" office:value-type="float" office:value="10.1855112104351" calcext:value-type="float">
            <text:p>10.19</text:p>
          </table:table-cell>
          <table:table-cell table:style-name="ce12" office:value-type="float" office:value="-14.8820101444408" calcext:value-type="float">
            <text:p>-14.88</text:p>
          </table:table-cell>
          <table:table-cell table:style-name="ce12" office:value-type="float" office:value="198.272798481474" calcext:value-type="float">
            <text:p>198.27</text:p>
          </table:table-cell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190279420216878" calcext:value-type="float">
            <text:p>0.190</text:p>
          </table:table-cell>
          <table:table-cell office:value-type="float" office:value="5.01928592920303" calcext:value-type="float">
            <text:p>5.0</text:p>
          </table:table-cell>
          <table:table-cell table:style-name="ce8" office:value-type="time" office:time-value="PT00H05M01.157155752S" calcext:value-type="time">
            <text:p>5:01</text:p>
          </table:table-cell>
          <table:table-cell table:style-name="ce10" office:value-type="percentage" office:value="0.399958565857879" calcext:value-type="percentage">
            <text:p>40.00%</text:p>
          </table:table-cell>
          <table:table-cell table:style-name="ce12" office:value-type="float" office:value="-63.820310528" calcext:value-type="float">
            <text:p>-63.82</text:p>
          </table:table-cell>
          <table:table-cell table:style-name="ce12" office:value-type="float" office:value="-22.626685952" calcext:value-type="float">
            <text:p>-22.63</text:p>
          </table:table-cell>
          <table:table-cell table:style-name="ce12" office:value-type="float" office:value="180.2515825" calcext:value-type="float">
            <text:p>180.25</text:p>
          </table:table-cell>
          <table:table-cell table:style-name="ce12" office:value-type="float" office:value="1433.7355008" calcext:value-type="float">
            <text:p>1433.74</text:p>
          </table:table-cell>
          <table:table-cell table:style-name="ce12" office:value-type="float" office:value="922.342650443787" calcext:value-type="float">
            <text:p>922.34</text:p>
          </table:table-cell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6.2207259734472" calcext:value-type="float">
            <text:p>16.2</text:p>
          </table:table-cell>
          <table:table-cell table:style-name="ce8" office:value-type="time" office:time-value="PT00H16M13.243558407S" calcext:value-type="time">
            <text:p>16:13</text:p>
          </table:table-cell>
          <table:table-cell table:style-name="ce16" office:value-type="percentage" office:value="0.799932793351628" calcext:value-type="percentage">
            <text:p>79.99%</text:p>
          </table:table-cell>
          <table:table-cell table:style-name="ce12" office:value-type="float" office:value="7.4200725148612" calcext:value-type="float">
            <text:p>7.42</text:p>
          </table:table-cell>
          <table:table-cell table:style-name="ce12" office:value-type="float" office:value="44.6006839564445" calcext:value-type="float">
            <text:p>44.60</text:p>
          </table:table-cell>
          <table:table-cell table:style-name="ce4" office:value-type="float" office:value="3.90530132361116" calcext:value-type="float">
            <text:p>3.9</text:p>
          </table:table-cell>
          <table:table-cell table:style-name="ce4" office:value-type="float" office:value="23.4740441876023" calcext:value-type="float">
            <text:p>23.5</text:p>
          </table:table-cell>
          <table:table-cell office:value-type="float" office:value="97" calcext:value-type="float">
            <text:p>97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24975072827" calcext:value-type="float">
            <text:p>4.64</text:p>
          </table:table-cell>
          <table:table-cell table:style-name="ce12" office:value-type="float" office:value="10.1820981621452" calcext:value-type="float">
            <text:p>10.18</text:p>
          </table:table-cell>
          <table:table-cell table:style-name="ce12" office:value-type="float" office:value="-14.8518885027747" calcext:value-type="float">
            <text:p>-14.85</text:p>
          </table:table-cell>
          <table:table-cell table:style-name="ce12" office:value-type="float" office:value="198.25040811937" calcext:value-type="float">
            <text:p>198.25</text:p>
          </table:table-cell>
          <table:table-cell table:number-columns-repeated="3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0.181902817885081" calcext:value-type="float">
            <text:p>0.182</text:p>
          </table:table-cell>
          <table:table-cell office:value-type="float" office:value="5.19366209506989" calcext:value-type="float">
            <text:p>5.2</text:p>
          </table:table-cell>
          <table:table-cell table:style-name="ce8" office:value-type="time" office:time-value="PT00H05M11.619725704S" calcext:value-type="time">
            <text:p>5:11</text:p>
          </table:table-cell>
          <table:table-cell table:style-name="ce10" office:value-type="percentage" office:value="0.399948288663059" calcext:value-type="percentage">
            <text:p>39.99%</text:p>
          </table:table-cell>
          <table:table-cell table:style-name="ce12" office:value-type="float" office:value="-63.73561856" calcext:value-type="float">
            <text:p>-63.74</text:p>
          </table:table-cell>
          <table:table-cell table:style-name="ce12" office:value-type="float" office:value="-23.33328896" calcext:value-type="float">
            <text:p>-23.33</text:p>
          </table:table-cell>
          <table:table-cell table:style-name="ce12" office:value-type="float" office:value="179.75141816" calcext:value-type="float">
            <text:p>179.75</text:p>
          </table:table-cell>
          <table:table-cell table:style-name="ce12" office:value-type="float" office:value="1434.151528448" calcext:value-type="float">
            <text:p>1434.15</text:p>
          </table:table-cell>
          <table:table-cell table:style-name="ce12" office:value-type="float" office:value="922.181791214393" calcext:value-type="float">
            <text:p>922.18</text:p>
          </table:table-cell>
          <table:table-cell office:value-type="float" office:value="79" calcext:value-type="float">
            <text:p>79</text:p>
          </table:table-cell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9770892659823" calcext:value-type="float">
            <text:p>15.0</text:p>
          </table:table-cell>
          <table:table-cell table:style-name="ce8" office:value-type="time" office:time-value="PT00H14M58.625355959S" calcext:value-type="time">
            <text:p>14:58</text:p>
          </table:table-cell>
          <table:table-cell table:style-name="ce16" office:value-type="percentage" office:value="0.799947361196621" calcext:value-type="percentage">
            <text:p>79.99%</text:p>
          </table:table-cell>
          <table:table-cell table:style-name="ce12" office:value-type="float" office:value="7.42009743861296" calcext:value-type="float">
            <text:p>7.42</text:p>
          </table:table-cell>
          <table:table-cell table:style-name="ce12" office:value-type="float" office:value="44.600855270534" calcext:value-type="float">
            <text:p>44.60</text:p>
          </table:table-cell>
          <table:table-cell table:style-name="ce4" office:value-type="float" office:value="3.90531444137524" calcext:value-type="float">
            <text:p>3.9</text:p>
          </table:table-cell>
          <table:table-cell table:style-name="ce4" office:value-type="float" office:value="23.4741343529126" calcext:value-type="float">
            <text:p>23.5</text:p>
          </table:table-cell>
          <table:table-cell office:value-type="float" office:value="95" calcext:value-type="float">
            <text:p>95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283597895727" calcext:value-type="float">
            <text:p>4.64</text:p>
          </table:table-cell>
          <table:table-cell table:style-name="ce12" office:value-type="float" office:value="10.1818185126607" calcext:value-type="float">
            <text:p>10.18</text:p>
          </table:table-cell>
          <table:table-cell table:style-name="ce12" office:value-type="float" office:value="-14.8755038945832" calcext:value-type="float">
            <text:p>-14.88</text:p>
          </table:table-cell>
          <table:table-cell table:style-name="ce12" office:value-type="float" office:value="198.230160056906" calcext:value-type="float">
            <text:p>198.23</text:p>
          </table:table-cell>
          <table:table-cell table:number-columns-repeated="3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0.205810046195984" calcext:value-type="float">
            <text:p>0.206</text:p>
          </table:table-cell>
          <table:table-cell office:value-type="float" office:value="10.8754727681478" calcext:value-type="float">
            <text:p>10.9</text:p>
          </table:table-cell>
          <table:table-cell table:style-name="ce8" office:value-type="time" office:time-value="PT00H10M52.528366089S" calcext:value-type="time">
            <text:p>10:52</text:p>
          </table:table-cell>
          <table:table-cell table:style-name="ce10" office:value-type="percentage" office:value="0.400294493461068" calcext:value-type="percentage">
            <text:p>40.03%</text:p>
          </table:table-cell>
          <table:table-cell table:style-name="ce12" office:value-type="float" office:value="-64.859144192" calcext:value-type="float">
            <text:p>-64.86</text:p>
          </table:table-cell>
          <table:table-cell table:style-name="ce12" office:value-type="float" office:value="-23.344242688" calcext:value-type="float">
            <text:p>-23.34</text:p>
          </table:table-cell>
          <table:table-cell table:style-name="ce12" office:value-type="float" office:value="179.75175394" calcext:value-type="float">
            <text:p>179.75</text:p>
          </table:table-cell>
          <table:table-cell table:style-name="ce12" office:value-type="float" office:value="1434.579190784" calcext:value-type="float">
            <text:p>1434.58</text:p>
          </table:table-cell>
          <table:table-cell table:style-name="ce12" office:value-type="float" office:value="922.431292291476" calcext:value-type="float">
            <text:p>922.43</text:p>
          </table:table-cell>
          <table:table-cell office:value-type="float" office:value="152" calcext:value-type="float">
            <text:p>152</text:p>
          </table:table-cell>
          <table:table-cell office:value-type="float" office:value="1216" calcext:value-type="float">
            <text:p>12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6.9830254038175" calcext:value-type="float">
            <text:p>17.0</text:p>
          </table:table-cell>
          <table:table-cell table:style-name="ce8" office:value-type="time" office:time-value="PT00H16M58.981524229S" calcext:value-type="time">
            <text:p>16:58</text:p>
          </table:table-cell>
          <table:table-cell table:style-name="ce16" office:value-type="percentage" office:value="0.800152322913762" calcext:value-type="percentage">
            <text:p>80.02%</text:p>
          </table:table-cell>
          <table:table-cell table:style-name="ce12" office:value-type="float" office:value="7.42009004174961" calcext:value-type="float">
            <text:p>7.42</text:p>
          </table:table-cell>
          <table:table-cell table:style-name="ce12" office:value-type="float" office:value="44.6283251401407" calcext:value-type="float">
            <text:p>44.63</text:p>
          </table:table-cell>
          <table:table-cell table:style-name="ce4" office:value-type="float" office:value="3.90531054828927" calcext:value-type="float">
            <text:p>3.9</text:p>
          </table:table-cell>
          <table:table-cell table:style-name="ce4" office:value-type="float" office:value="23.4885921790214" calcext:value-type="float">
            <text:p>23.5</text:p>
          </table:table-cell>
          <table:table-cell office:value-type="float" office:value="98" calcext:value-type="float">
            <text:p>98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64458412459891" calcext:value-type="float">
            <text:p>4.64</text:p>
          </table:table-cell>
          <table:table-cell table:style-name="ce12" office:value-type="float" office:value="10.1820013305149" calcext:value-type="float">
            <text:p>10.18</text:p>
          </table:table-cell>
          <table:table-cell table:style-name="ce12" office:value-type="float" office:value="-14.8939479525744" calcext:value-type="float">
            <text:p>-14.89</text:p>
          </table:table-cell>
          <table:table-cell table:style-name="ce12" office:value-type="float" office:value="198.229030862189" calcext:value-type="float">
            <text:p>198.23</text:p>
          </table:table-cell>
          <table:table-cell table:number-columns-repeated="37"/>
        </table:table-row>
        <table:table-row table:style-name="ro1">
          <table:table-cell/>
          <table:table-cell table:style-name="ce2"/>
          <table:table-cell/>
          <table:table-cell table:style-name="ce8"/>
          <table:table-cell table:style-name="ce11"/>
          <table:table-cell table:style-name="ce12" table:number-columns-repeated="5"/>
          <table:table-cell table:number-columns-repeated="3"/>
          <table:table-cell table:style-name="ce4" table:number-columns-repeated="2"/>
          <table:table-cell table:style-name="ce11"/>
          <table:table-cell table:number-columns-repeated="2"/>
          <table:table-cell table:style-name="ce4" table:number-columns-repeated="2"/>
          <table:table-cell table:number-columns-repeated="3"/>
          <table:table-cell table:style-name="ce12" table:number-columns-repeated="4"/>
          <table:table-cell table:number-columns-repeated="37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2:.B26])" office:value-type="float" office:value="0.176314202944438" calcext:value-type="float">
            <text:p>0.176</text:p>
          </table:table-cell>
          <table:table-cell table:formula="of:=MIN([.C2:.C30])" office:value-type="float" office:value="3.69042923847834" calcext:value-type="float">
            <text:p>3.7</text:p>
          </table:table-cell>
          <table:table-cell table:style-name="ce8" table:formula="of:=[.C32]/60/24" office:value-type="time" office:time-value="PT00H03M41.425754309S" calcext:value-type="time">
            <text:p>3:41</text:p>
          </table:table-cell>
          <table:table-cell table:style-name="ce11" table:formula="of:=MIN([.E2:.E30])" office:value-type="percentage" office:value="0.356681533425654" calcext:value-type="percentage">
            <text:p>35.67%</text:p>
          </table:table-cell>
          <table:table-cell table:style-name="ce12" table:formula="of:=MIN([.F2:.F30])" office:value-type="float" office:value="-64.859144192" calcext:value-type="float">
            <text:p>-64.86</text:p>
          </table:table-cell>
          <table:table-cell table:style-name="ce12" table:formula="of:=MIN([.G2:.G30])" office:value-type="float" office:value="-23.614077952" calcext:value-type="float">
            <text:p>-23.61</text:p>
          </table:table-cell>
          <table:table-cell table:style-name="ce12" table:formula="of:=MIN([.H2:.H30])" office:value-type="float" office:value="179.75138011" calcext:value-type="float">
            <text:p>179.75</text:p>
          </table:table-cell>
          <table:table-cell table:style-name="ce12" table:formula="of:=MIN([.I2:.I30])" office:value-type="float" office:value="1122.323990528" calcext:value-type="float">
            <text:p>1122.32</text:p>
          </table:table-cell>
          <table:table-cell table:style-name="ce12" table:formula="of:=MIN([.J2:.J30])" office:value-type="float" office:value="920.38530131315" calcext:value-type="float">
            <text:p>920.39</text:p>
          </table:table-cell>
          <table:table-cell table:style-name="ce14" table:formula="of:=MIN([.K2:.K30])" office:value-type="float" office:value="58" calcext:value-type="float">
            <text:p>58</text:p>
          </table:table-cell>
          <table:table-cell table:style-name="ce14" table:formula="of:=MIN([.L2:.L30])" office:value-type="float" office:value="464" calcext:value-type="float">
            <text:p>464</text:p>
          </table:table-cell>
          <table:table-cell table:style-name="ce14" table:formula="of:=MIN([.M2:.M30])" office:value-type="float" office:value="8" calcext:value-type="float">
            <text:p>8</text:p>
          </table:table-cell>
          <table:table-cell table:style-name="ce4" table:formula="of:=MIN([.N2:.N30])" office:value-type="float" office:value="11.627099943161" calcext:value-type="float">
            <text:p>11.6</text:p>
          </table:table-cell>
          <table:table-cell table:style-name="ce8" table:formula="of:=MIN([.O2:.O30])" office:value-type="time" office:time-value="PT00H11M37.62599659S" calcext:value-type="time">
            <text:p>11:37</text:p>
          </table:table-cell>
          <table:table-cell table:style-name="ce11" table:formula="of:=MIN([.P2:.P30])" office:value-type="percentage" office:value="0.775325901451139" calcext:value-type="percentage">
            <text:p>77.53%</text:p>
          </table:table-cell>
          <table:table-cell table:style-name="ce4" table:formula="of:=MIN([.Q2:.Q30])" office:value-type="float" office:value="7.42003567459006" calcext:value-type="float">
            <text:p>7.4</text:p>
          </table:table-cell>
          <table:table-cell table:style-name="ce4" table:formula="of:=MIN([.R2:.R30])" office:value-type="float" office:value="43.0513688365017" calcext:value-type="float">
            <text:p>43.1</text:p>
          </table:table-cell>
          <table:table-cell table:style-name="ce4" table:formula="of:=MIN([.S2:.S30])" office:value-type="float" office:value="3.90528193399477" calcext:value-type="float">
            <text:p>3.9</text:p>
          </table:table-cell>
          <table:table-cell table:style-name="ce4" table:formula="of:=MIN([.T2:.T30])" office:value-type="float" office:value="22.6586151771062" calcext:value-type="float">
            <text:p>22.7</text:p>
          </table:table-cell>
          <table:table-cell table:style-name="ce14" table:formula="of:=MIN([.U2:.U30])" office:value-type="float" office:value="66" calcext:value-type="float">
            <text:p>66</text:p>
          </table:table-cell>
          <table:table-cell table:style-name="ce14" table:formula="of:=MIN([.V2:.V30])" office:value-type="float" office:value="396" calcext:value-type="float">
            <text:p>396</text:p>
          </table:table-cell>
          <table:table-cell table:style-name="ce14" table:formula="of:=MIN([.W2:.W30])" office:value-type="float" office:value="6" calcext:value-type="float">
            <text:p>6</text:p>
          </table:table-cell>
          <table:table-cell table:style-name="ce12" table:formula="of:=MIN([.X2:.X30])" office:value-type="float" office:value="4.55366952958576" calcext:value-type="float">
            <text:p>4.55</text:p>
          </table:table-cell>
          <table:table-cell table:style-name="ce12" table:formula="of:=MIN([.Y2:.Y30])" office:value-type="float" office:value="10.1818185126607" calcext:value-type="float">
            <text:p>10.18</text:p>
          </table:table-cell>
          <table:table-cell table:style-name="ce12" table:formula="of:=MIN([.Z2:.Z30])" office:value-type="float" office:value="-14.8939479525744" calcext:value-type="float">
            <text:p>-14.89</text:p>
          </table:table-cell>
          <table:table-cell table:style-name="ce12" table:formula="of:=MIN([.AA2:.AA30])" office:value-type="float" office:value="198.216409608034" calcext:value-type="float">
            <text:p>198.22</text:p>
          </table:table-cell>
          <table:table-cell table:number-columns-repeated="37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3" table:formula="of:=MEDIAN([.B2:.B26])" office:value-type="float" office:value="0.195927476882935" calcext:value-type="float">
            <text:p>0.196</text:p>
          </table:table-cell>
          <table:table-cell table:style-name="ce5" table:formula="of:=MEDIAN([.C2:.C30])" office:value-type="float" office:value="5.72168925603231" calcext:value-type="float">
            <text:p>5.7</text:p>
          </table:table-cell>
          <table:table-cell table:style-name="ce9" table:formula="of:=[.C33]/60/24" office:value-type="time" office:time-value="PT00H05M43.301355362S" calcext:value-type="time">
            <text:p>5:43</text:p>
          </table:table-cell>
          <table:table-cell table:style-name="ce11" table:formula="of:=MEDIAN([.E2:.E30])" office:value-type="percentage" office:value="0.399706675512465" calcext:value-type="percentage">
            <text:p>39.97%</text:p>
          </table:table-cell>
          <table:table-cell table:style-name="ce13" table:formula="of:=MEDIAN([.F2:.F30])" office:value-type="float" office:value="-63.73561856" calcext:value-type="float">
            <text:p>-63.74</text:p>
          </table:table-cell>
          <table:table-cell table:style-name="ce13" table:formula="of:=MEDIAN([.G2:.G30])" office:value-type="float" office:value="-23.0305536" calcext:value-type="float">
            <text:p>-23.03</text:p>
          </table:table-cell>
          <table:table-cell table:style-name="ce13" table:formula="of:=MEDIAN([.H2:.H30])" office:value-type="float" office:value="180.25141926" calcext:value-type="float">
            <text:p>180.25</text:p>
          </table:table-cell>
          <table:table-cell table:style-name="ce13" table:formula="of:=MEDIAN([.I2:.I30])" office:value-type="float" office:value="1433.81128192" calcext:value-type="float">
            <text:p>1433.81</text:p>
          </table:table-cell>
          <table:table-cell table:style-name="ce13" table:formula="of:=MEDIAN([.J2:.J30])" office:value-type="float" office:value="921.64823929782" calcext:value-type="float">
            <text:p>921.65</text:p>
          </table:table-cell>
          <table:table-cell table:style-name="ce15" table:formula="of:=MEDIAN([.K2:.K30])" office:value-type="float" office:value="87" calcext:value-type="float">
            <text:p>87</text:p>
          </table:table-cell>
          <table:table-cell table:style-name="ce15" table:formula="of:=MEDIAN([.L2:.L30])" office:value-type="float" office:value="696" calcext:value-type="float">
            <text:p>696</text:p>
          </table:table-cell>
          <table:table-cell table:style-name="ce15" table:formula="of:=MEDIAN([.M2:.M30])" office:value-type="float" office:value="8" calcext:value-type="float">
            <text:p>8</text:p>
          </table:table-cell>
          <table:table-cell table:style-name="ce5" table:formula="of:=MEDIAN([.N2:.N30])" office:value-type="float" office:value="14.7609386881193" calcext:value-type="float">
            <text:p>14.8</text:p>
          </table:table-cell>
          <table:table-cell table:style-name="ce9" table:formula="of:=MEDIAN([.O2:.O30])" office:value-type="time" office:time-value="PT00H14M45.656321287S" calcext:value-type="time">
            <text:p>14:45</text:p>
          </table:table-cell>
          <table:table-cell table:style-name="ce11" table:formula="of:=MEDIAN([.P2:.P30])" office:value-type="percentage" office:value="0.799723510721075" calcext:value-type="percentage">
            <text:p>79.97%</text:p>
          </table:table-cell>
          <table:table-cell table:style-name="ce5" table:formula="of:=MEDIAN([.Q2:.Q30])" office:value-type="float" office:value="7.42026677276565" calcext:value-type="float">
            <text:p>7.4</text:p>
          </table:table-cell>
          <table:table-cell table:style-name="ce5" table:formula="of:=MEDIAN([.R2:.R30])" office:value-type="float" office:value="44.5379681269641" calcext:value-type="float">
            <text:p>44.5</text:p>
          </table:table-cell>
          <table:table-cell table:style-name="ce5" table:formula="of:=MEDIAN([.S2:.S30])" office:value-type="float" office:value="3.9054035646135" calcext:value-type="float">
            <text:p>3.9</text:p>
          </table:table-cell>
          <table:table-cell table:style-name="ce5" table:formula="of:=MEDIAN([.T2:.T30])" office:value-type="float" office:value="23.4410358562969" calcext:value-type="float">
            <text:p>23.4</text:p>
          </table:table-cell>
          <table:table-cell table:style-name="ce15" table:formula="of:=MEDIAN([.U2:.U30])" office:value-type="float" office:value="87" calcext:value-type="float">
            <text:p>87</text:p>
          </table:table-cell>
          <table:table-cell table:style-name="ce15" table:formula="of:=MEDIAN([.V2:.V30])" office:value-type="float" office:value="522" calcext:value-type="float">
            <text:p>522</text:p>
          </table:table-cell>
          <table:table-cell table:style-name="ce15" table:formula="of:=MEDIAN([.W2:.W30])" office:value-type="float" office:value="6" calcext:value-type="float">
            <text:p>6</text:p>
          </table:table-cell>
          <table:table-cell table:style-name="ce13" table:formula="of:=MEDIAN([.X2:.X30])" office:value-type="float" office:value="4.64208384306007" calcext:value-type="float">
            <text:p>4.64</text:p>
          </table:table-cell>
          <table:table-cell table:style-name="ce13" table:formula="of:=MEDIAN([.Y2:.Y30])" office:value-type="float" office:value="10.1822574429881" calcext:value-type="float">
            <text:p>10.18</text:p>
          </table:table-cell>
          <table:table-cell table:style-name="ce13" table:formula="of:=MEDIAN([.Z2:.Z30])" office:value-type="float" office:value="-14.8518885027747" calcext:value-type="float">
            <text:p>-14.85</text:p>
          </table:table-cell>
          <table:table-cell table:style-name="ce13" table:formula="of:=MEDIAN([.AA2:.AA30])" office:value-type="float" office:value="198.235634114592" calcext:value-type="float">
            <text:p>198.24</text:p>
          </table:table-cell>
          <table:table-cell table:style-name="ce1" table:number-columns-repeated="37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2:.B26])" office:value-type="float" office:value="0.26209549109141" calcext:value-type="float">
            <text:p>0.262</text:p>
          </table:table-cell>
          <table:table-cell table:formula="of:=MAX([.C2:.C30])" office:value-type="float" office:value="14.5118830084801" calcext:value-type="float">
            <text:p>14.5</text:p>
          </table:table-cell>
          <table:table-cell table:style-name="ce8" table:formula="of:=[.C34]/60/24" office:value-type="time" office:time-value="PT00H14M30.712980509S" calcext:value-type="time">
            <text:p>14:30</text:p>
          </table:table-cell>
          <table:table-cell table:style-name="ce11" table:formula="of:=MAX([.E2:.E30])" office:value-type="percentage" office:value="0.400294493461068" calcext:value-type="percentage">
            <text:p>40.03%</text:p>
          </table:table-cell>
          <table:table-cell table:style-name="ce12" table:formula="of:=MAX([.F2:.F30])" office:value-type="float" office:value="-60.847064064" calcext:value-type="float">
            <text:p>-60.85</text:p>
          </table:table-cell>
          <table:table-cell table:style-name="ce12" table:formula="of:=MAX([.G2:.G30])" office:value-type="float" office:value="-22.601957376" calcext:value-type="float">
            <text:p>-22.60</text:p>
          </table:table-cell>
          <table:table-cell table:style-name="ce12" table:formula="of:=MAX([.H2:.H30])" office:value-type="float" office:value="180.49999598" calcext:value-type="float">
            <text:p>180.50</text:p>
          </table:table-cell>
          <table:table-cell table:style-name="ce12" table:formula="of:=MAX([.I2:.I30])" office:value-type="float" office:value="1434.893288448" calcext:value-type="float">
            <text:p>1434.89</text:p>
          </table:table-cell>
          <table:table-cell table:style-name="ce12" table:formula="of:=MAX([.J2:.J30])" office:value-type="float" office:value="1122.323990528" calcext:value-type="float">
            <text:p>1122.32</text:p>
          </table:table-cell>
          <table:table-cell table:style-name="ce14" table:formula="of:=MAX([.K2:.K30])" office:value-type="float" office:value="207" calcext:value-type="float">
            <text:p>207</text:p>
          </table:table-cell>
          <table:table-cell table:style-name="ce14" table:formula="of:=MAX([.L2:.L30])" office:value-type="float" office:value="1656" calcext:value-type="float">
            <text:p>1656</text:p>
          </table:table-cell>
          <table:table-cell table:style-name="ce14" table:formula="of:=MAX([.M2:.M30])" office:value-type="float" office:value="8" calcext:value-type="float">
            <text:p>8</text:p>
          </table:table-cell>
          <table:table-cell table:style-name="ce4" table:formula="of:=MAX([.N2:.N30])" office:value-type="float" office:value="35.6804190516472" calcext:value-type="float">
            <text:p>35.7</text:p>
          </table:table-cell>
          <table:table-cell table:style-name="ce8" table:formula="of:=MAX([.O2:.O30])" office:value-type="time" office:time-value="PT00H35M40.825143099S" calcext:value-type="time">
            <text:p>35:40</text:p>
          </table:table-cell>
          <table:table-cell table:style-name="ce11" table:formula="of:=MAX([.P2:.P30])" office:value-type="percentage" office:value="0.800152322913762" calcext:value-type="percentage">
            <text:p>80.02%</text:p>
          </table:table-cell>
          <table:table-cell table:style-name="ce4" table:formula="of:=MAX([.Q2:.Q30])" office:value-type="float" office:value="7.63362926059934" calcext:value-type="float">
            <text:p>7.6</text:p>
          </table:table-cell>
          <table:table-cell table:style-name="ce4" table:formula="of:=MAX([.R2:.R30])" office:value-type="float" office:value="44.6283251401407" calcext:value-type="float">
            <text:p>44.6</text:p>
          </table:table-cell>
          <table:table-cell table:style-name="ce4" table:formula="of:=MAX([.S2:.S30])" office:value-type="float" office:value="4.01769961084176" calcext:value-type="float">
            <text:p>4.0</text:p>
          </table:table-cell>
          <table:table-cell table:style-name="ce4" table:formula="of:=MAX([.T2:.T30])" office:value-type="float" office:value="23.4885921790214" calcext:value-type="float">
            <text:p>23.5</text:p>
          </table:table-cell>
          <table:table-cell table:style-name="ce14" table:formula="of:=MAX([.U2:.U30])" office:value-type="float" office:value="162" calcext:value-type="float">
            <text:p>162</text:p>
          </table:table-cell>
          <table:table-cell table:style-name="ce14" table:formula="of:=MAX([.V2:.V30])" office:value-type="float" office:value="972" calcext:value-type="float">
            <text:p>972</text:p>
          </table:table-cell>
          <table:table-cell table:style-name="ce14" table:formula="of:=MAX([.W2:.W30])" office:value-type="float" office:value="6" calcext:value-type="float">
            <text:p>6</text:p>
          </table:table-cell>
          <table:table-cell table:style-name="ce12" table:formula="of:=MAX([.X2:.X30])" office:value-type="float" office:value="4.64458412459891" calcext:value-type="float">
            <text:p>4.64</text:p>
          </table:table-cell>
          <table:table-cell table:style-name="ce12" table:formula="of:=MAX([.Y2:.Y30])" office:value-type="float" office:value="10.4558427670899" calcext:value-type="float">
            <text:p>10.46</text:p>
          </table:table-cell>
          <table:table-cell table:style-name="ce12" table:formula="of:=MAX([.Z2:.Z30])" office:value-type="float" office:value="-11.9519113710026" calcext:value-type="float">
            <text:p>-11.95</text:p>
          </table:table-cell>
          <table:table-cell table:style-name="ce12" table:formula="of:=MAX([.AA2:.AA30])" office:value-type="float" office:value="198.850975702346" calcext:value-type="float">
            <text:p>198.8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2:.B26])" office:value-type="float" office:value="0.202688071409861" calcext:value-type="float">
            <text:p>0.203</text:p>
          </table:table-cell>
          <table:table-cell table:formula="of:=AVERAGE([.C2:.C30])" office:value-type="float" office:value="6.73816471305387" calcext:value-type="float">
            <text:p>6.7</text:p>
          </table:table-cell>
          <table:table-cell table:style-name="ce8" table:formula="of:=[.C35]/60/24" office:value-type="time" office:time-value="PT00H06M44.289882783S" calcext:value-type="time">
            <text:p>6:44</text:p>
          </table:table-cell>
          <table:table-cell table:style-name="ce11" table:formula="of:=AVERAGE([.E2:.E30])" office:value-type="percentage" office:value="0.398227691234194" calcext:value-type="percentage">
            <text:p>39.82%</text:p>
          </table:table-cell>
          <table:table-cell table:style-name="ce12" table:formula="of:=AVERAGE([.F2:.F30])" office:value-type="float" office:value="-63.611495318069" calcext:value-type="float">
            <text:p>-63.61</text:p>
          </table:table-cell>
          <table:table-cell table:style-name="ce12" table:formula="of:=AVERAGE([.G2:.G30])" office:value-type="float" office:value="-23.0795773528276" calcext:value-type="float">
            <text:p>-23.08</text:p>
          </table:table-cell>
          <table:table-cell table:style-name="ce12" table:formula="of:=AVERAGE([.H2:.H30])" office:value-type="float" office:value="180.070464305172" calcext:value-type="float">
            <text:p>180.07</text:p>
          </table:table-cell>
          <table:table-cell table:style-name="ce12" table:formula="of:=AVERAGE([.I2:.I30])" office:value-type="float" office:value="1423.13904198621" calcext:value-type="float">
            <text:p>1423.14</text:p>
          </table:table-cell>
          <table:table-cell table:style-name="ce12" table:formula="of:=AVERAGE([.J2:.J30])" office:value-type="float" office:value="928.480308707917" calcext:value-type="float">
            <text:p>928.48</text:p>
          </table:table-cell>
          <table:table-cell table:style-name="ce14" table:formula="of:=AVERAGE([.K2:.K30])" office:value-type="float" office:value="98" calcext:value-type="float">
            <text:p>98</text:p>
          </table:table-cell>
          <table:table-cell table:style-name="ce14" table:formula="of:=AVERAGE([.L2:.L30])" office:value-type="float" office:value="784" calcext:value-type="float">
            <text:p>784</text:p>
          </table:table-cell>
          <table:table-cell table:style-name="ce14" table:formula="of:=AVERAGE([.M2:.M30])" office:value-type="float" office:value="8" calcext:value-type="float">
            <text:p>8</text:p>
          </table:table-cell>
          <table:table-cell table:style-name="ce4" table:formula="of:=AVERAGE([.N2:.N30])" office:value-type="float" office:value="15.9885004613591" calcext:value-type="float">
            <text:p>16.0</text:p>
          </table:table-cell>
          <table:table-cell table:style-name="ce8" table:formula="of:=AVERAGE([.O2:.O30])" office:value-type="time" office:time-value="PT00H15M59.310027682S" calcext:value-type="time">
            <text:p>15:59</text:p>
          </table:table-cell>
          <table:table-cell table:style-name="ce11" table:formula="of:=AVERAGE([.P2:.P30])" office:value-type="percentage" office:value="0.798898393619492" calcext:value-type="percentage">
            <text:p>79.89%</text:p>
          </table:table-cell>
          <table:table-cell table:style-name="ce4" table:formula="of:=AVERAGE([.Q2:.Q30])" office:value-type="float" office:value="7.42839379125064" calcext:value-type="float">
            <text:p>7.4</text:p>
          </table:table-cell>
          <table:table-cell table:style-name="ce4" table:formula="of:=AVERAGE([.R2:.R30])" office:value-type="float" office:value="44.482395583108" calcext:value-type="float">
            <text:p>44.5</text:p>
          </table:table-cell>
          <table:table-cell table:style-name="ce4" table:formula="of:=AVERAGE([.S2:.S30])" office:value-type="float" office:value="3.9096809427635" calcext:value-type="float">
            <text:p>3.9</text:p>
          </table:table-cell>
          <table:table-cell table:style-name="ce4" table:formula="of:=AVERAGE([.T2:.T30])" office:value-type="float" office:value="23.4117871490042" calcext:value-type="float">
            <text:p>23.4</text:p>
          </table:table-cell>
          <table:table-cell table:style-name="ce14" table:formula="of:=AVERAGE([.U2:.U30])" office:value-type="float" office:value="93.2413793103448" calcext:value-type="float">
            <text:p>93</text:p>
          </table:table-cell>
          <table:table-cell table:style-name="ce14" table:formula="of:=AVERAGE([.V2:.V30])" office:value-type="float" office:value="559.448275862069" calcext:value-type="float">
            <text:p>559</text:p>
          </table:table-cell>
          <table:table-cell table:style-name="ce14" table:formula="of:=AVERAGE([.W2:.W30])" office:value-type="float" office:value="6" calcext:value-type="float">
            <text:p>6</text:p>
          </table:table-cell>
          <table:table-cell table:style-name="ce12" table:formula="of:=AVERAGE([.X2:.X30])" office:value-type="float" office:value="4.63907500548592" calcext:value-type="float">
            <text:p>4.64</text:p>
          </table:table-cell>
          <table:table-cell table:style-name="ce12" table:formula="of:=AVERAGE([.Y2:.Y30])" office:value-type="float" office:value="10.1926266636706" calcext:value-type="float">
            <text:p>10.19</text:p>
          </table:table-cell>
          <table:table-cell table:style-name="ce12" table:formula="of:=AVERAGE([.Z2:.Z30])" office:value-type="float" office:value="-14.7526297116353" calcext:value-type="float">
            <text:p>-14.75</text:p>
          </table:table-cell>
          <table:table-cell table:style-name="ce12" table:formula="of:=AVERAGE([.AA2:.AA30])" office:value-type="float" office:value="198.25941499226" calcext:value-type="float">
            <text:p>198.2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DDEV</text:p>
          </table:table-cell>
          <table:table-cell table:style-name="ce2" table:formula="of:=STDEV(([.B2:.B26]))" office:value-type="float" office:value="0.0228045572951246" calcext:value-type="float">
            <text:p>0.023</text:p>
          </table:table-cell>
          <table:table-cell table:formula="of:=STDEV(([.C2:.C30]))" office:value-type="float" office:value="2.40183402348867" calcext:value-type="float">
            <text:p>2.4</text:p>
          </table:table-cell>
          <table:table-cell table:style-name="ce8" table:formula="of:=[.C36]/60/24" office:value-type="time" office:time-value="PT00H02M24.110041409S" calcext:value-type="time">
            <text:p>2:24</text:p>
          </table:table-cell>
          <table:table-cell table:style-name="ce11" table:formula="of:=STDEV(([.E2:.E30]))" office:value-type="percentage" office:value="0.00799278123249276" calcext:value-type="percentage">
            <text:p>0.80%</text:p>
          </table:table-cell>
          <table:table-cell table:style-name="ce12" table:formula="of:=STDEV(([.F2:.F30]))" office:value-type="float" office:value="0.635974197162385" calcext:value-type="float">
            <text:p>0.64</text:p>
          </table:table-cell>
          <table:table-cell table:style-name="ce12" table:formula="of:=STDEV(([.G2:.G30]))" office:value-type="float" office:value="0.243701256058694" calcext:value-type="float">
            <text:p>0.24</text:p>
          </table:table-cell>
          <table:table-cell table:style-name="ce12" table:formula="of:=STDEV(([.H2:.H30]))" office:value-type="float" office:value="0.257769954985031" calcext:value-type="float">
            <text:p>0.26</text:p>
          </table:table-cell>
          <table:table-cell table:style-name="ce12" table:formula="of:=STDEV(([.I2:.I30]))" office:value-type="float" office:value="57.8571410825868" calcext:value-type="float">
            <text:p>57.86</text:p>
          </table:table-cell>
          <table:table-cell table:style-name="ce12" table:formula="of:=STDEV(([.J2:.J30]))" office:value-type="float" office:value="37.286470121431" calcext:value-type="float">
            <text:p>37.29</text:p>
          </table:table-cell>
          <table:table-cell table:style-name="ce14" table:formula="of:=STDEV(([.K2:.K30]))" office:value-type="float" office:value="33.8536767363817" calcext:value-type="float">
            <text:p>34</text:p>
          </table:table-cell>
          <table:table-cell table:style-name="ce14" table:formula="of:=STDEV(([.L2:.L30]))" office:value-type="float" office:value="270.829413891053" calcext:value-type="float">
            <text:p>271</text:p>
          </table:table-cell>
          <table:table-cell table:style-name="ce14" table:formula="of:=STDEV(([.M2:.M30]))" office:value-type="float" office:value="0" calcext:value-type="float">
            <text:p>0</text:p>
          </table:table-cell>
          <table:table-cell table:style-name="ce4" table:formula="of:=STDEV(([.N2:.N30]))" office:value-type="float" office:value="4.73034696771736" calcext:value-type="float">
            <text:p>4.7</text:p>
          </table:table-cell>
          <table:table-cell table:style-name="ce8" table:formula="of:=STDEV(([.O2:.O30]))" office:value-type="time" office:time-value="PT00H04M43.820818063S" calcext:value-type="time">
            <text:p>4:43</text:p>
          </table:table-cell>
          <table:table-cell table:style-name="ce11" table:formula="of:=STDEV(([.P2:.P30]))" office:value-type="percentage" office:value="0.00453627100311665" calcext:value-type="percentage">
            <text:p>0.45%</text:p>
          </table:table-cell>
          <table:table-cell table:style-name="ce4" table:formula="of:=STDEV(([.Q2:.Q30]))" office:value-type="float" office:value="0.0394934046576811" calcext:value-type="float">
            <text:p>0.0</text:p>
          </table:table-cell>
          <table:table-cell table:style-name="ce4" table:formula="of:=STDEV(([.R2:.R30]))" office:value-type="float" office:value="0.279705125355993" calcext:value-type="float">
            <text:p>0.3</text:p>
          </table:table-cell>
          <table:table-cell table:style-name="ce4" table:formula="of:=STDEV(([.S2:.S30]))" office:value-type="float" office:value="0.0207860024514112" calcext:value-type="float">
            <text:p>0.0</text:p>
          </table:table-cell>
          <table:table-cell table:style-name="ce4" table:formula="of:=STDEV(([.T2:.T30]))" office:value-type="float" office:value="0.147213223871576" calcext:value-type="float">
            <text:p>0.1</text:p>
          </table:table-cell>
          <table:table-cell table:style-name="ce14" table:formula="of:=STDEV(([.U2:.U30]))" office:value-type="float" office:value="20.2813340861806" calcext:value-type="float">
            <text:p>20</text:p>
          </table:table-cell>
          <table:table-cell table:style-name="ce14" table:formula="of:=STDEV(([.V2:.V30]))" office:value-type="float" office:value="121.688004517084" calcext:value-type="float">
            <text:p>122</text:p>
          </table:table-cell>
          <table:table-cell table:style-name="ce14" table:formula="of:=STDEV(([.W2:.W30]))" office:value-type="float" office:value="0" calcext:value-type="float">
            <text:p>0</text:p>
          </table:table-cell>
          <table:table-cell table:style-name="ce12" table:formula="of:=STDEV(([.X2:.X30]))" office:value-type="float" office:value="0.01645300107984" calcext:value-type="float">
            <text:p>0.02</text:p>
          </table:table-cell>
          <table:table-cell table:style-name="ce12" table:formula="of:=STDEV(([.Y2:.Y30]))" office:value-type="float" office:value="0.0506483621492168" calcext:value-type="float">
            <text:p>0.05</text:p>
          </table:table-cell>
          <table:table-cell table:style-name="ce12" table:formula="of:=STDEV(([.Z2:.Z30]))" office:value-type="float" office:value="0.539019589127628" calcext:value-type="float">
            <text:p>0.54</text:p>
          </table:table-cell>
          <table:table-cell table:style-name="ce12" table:formula="of:=STDEV(([.AA2:.AA30]))" office:value-type="float" office:value="0.114883586732177" calcext:value-type="float">
            <text:p>0.11</text:p>
          </table:table-cell>
          <table:table-cell table:number-columns-repeated="3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56"/>
        </table:table-row>
        <table:table-row table:style-name="ro1">
          <table:table-cell table:number-columns-repeated="2"/>
          <table:table-cell table:style-name="ce7" table:number-columns-repeated="5"/>
          <table:table-cell table:number-columns-repeated="6"/>
          <table:table-cell table:style-name="ce8" table:number-columns-repeated="4"/>
          <table:table-cell table:style-name="ce8" office:value-type="time" office:time-value="PT00H02M31.350205666S" calcext:value-type="time">
            <text:p>2:31</text:p>
          </table:table-cell>
          <table:table-cell table:number-columns-repeated="46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2.P2:Sheet2.P30">
            <calcext:condition calcext:apply-style-name="Bad" calcext:value="&lt;0.75" calcext:base-cell-address="Sheet2.P2"/>
          </calcext:conditional-format>
          <calcext:conditional-format calcext:target-range-address="Sheet2.E2:Sheet2.E30">
            <calcext:condition calcext:apply-style-name="Bad" calcext:value="&lt;0.39" calcext:base-cell-address="Sheet2.E2"/>
          </calcext:conditional-format>
        </calcext:conditional-formats>
      </table:table>
      <table:named-expressions/>
      <table:database-ranges>
        <table:database-range table:name="__Anonymous_Sheet_DB__1" table:target-range-address="Sheet2.A1:Sheet2.AA30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4" loext:min-decimal-places="14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>
      <number:minutes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0:17:05.648781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1T10:18:13.612690741</dc:date>
    <meta:editing-duration>PT31M56S</meta:editing-duration>
    <meta:editing-cycles>2</meta:editing-cycles>
    <meta:generator>LibreOffice/6.4.4.2$Linux_X86_64 LibreOffice_project/40$Build-2</meta:generator>
    <meta:document-statistic meta:table-count="2" meta:cell-count="1513" meta:object-count="0"/>
  </office:meta>
</office:document-meta>
</file>